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5535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5953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972in"/>
    </style:style>
    <style:style style:name="co8" style:family="table-column">
      <style:table-column-properties fo:break-before="auto" style:column-width="1.4465in"/>
    </style:style>
    <style:style style:name="co9" style:family="table-column">
      <style:table-column-properties fo:break-before="auto" style:column-width="1.4807in"/>
    </style:style>
    <style:style style:name="co10" style:family="table-column">
      <style:table-column-properties fo:break-before="auto" style:column-width="1.6571in"/>
    </style:style>
    <style:style style:name="co11" style:family="table-column">
      <style:table-column-properties fo:break-before="auto" style:column-width="1.6402in"/>
    </style:style>
    <style:style style:name="co12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3283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5983b0" fo:border-right="0.06pt solid #5983b0" fo:border-top="none"/>
    </style:style>
    <style:style style:name="ce2" style:family="table-cell" style:parent-style-name="Default">
      <style:table-cell-properties fo:border-bottom="none" fo:border-left="0.06pt solid #5983b0" fo:border-right="0.06pt solid #5983b0" fo:border-top="none"/>
      <style:text-properties fo:font-size="10pt" style:font-size-asian="10pt" style:font-size-complex="10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order-bottom="none" fo:border-left="0.06pt solid #729fcf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Недела 1" table:style-name="ta1">
        <table:shapes>
          <draw:frame draw:z-index="0" draw:style-name="gr1" draw:text-style-name="P1" svg:width="5.0791in" svg:height="2.8854in" svg:x="15.9811in" svg:y="4.1248in">
            <draw:object draw:notify-on-update-of-ranges="'Недела 1'.A57:'Недела 1'.A62 'Недела 1'.I56:'Недела 1'.I56 'Недела 1'.I57:'Недела 1'.I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7236in" svg:height="2.7492in" svg:x="8.8717in" svg:y="4.3039in">
            <draw:object draw:notify-on-update-of-ranges="'Недела 1'.K48:'Недела 1'.K52 'Недела 1'.O48:'Недела 1'.O52 'Недела 1'.K48:'Недела 1'.K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4323in" svg:height="2.55in" svg:x="8.7193in" svg:y="0.2524in">
            <draw:object draw:notify-on-update-of-ranges="'Недела 1'.I8:'Недела 1'.I12 'Недела 1'.J8:'Недела 1'.J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4386in" svg:height="3.8303in" svg:x="13.6343in" svg:y="0.215in">
            <draw:object draw:notify-on-update-of-ranges="'Недела 1'.B31:'Недела 1'.H31 'Недела 1'.A34:'Недела 1'.A34 'Недела 1'.B34:'Недела 1'.H34 'Недела 1'.A35:'Недела 1'.A35 'Недела 1'.B35:'Недела 1'.H35 'Недела 1'.A36:'Недела 1'.A36 'Недела 1'.B36:'Недела 1'.H36 'Недела 1'.A37:'Недела 1'.A37 'Недела 1'.B37:'Недела 1'.H37 'Недела 1'.A38:'Недела 1'.A38 'Недела 1'.B38:'Недела 1'.H38 'Недела 1'.A39:'Недела 1'.A39 'Недела 1'.B39:'Недела 1'.H39 'Недела 1'.A40:'Недела 1'.A40 'Недела 1'.B40:'Недела 1'.H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Досие за вежбање</text:p>
          </table:table-cell>
          <table:table-cell table:style-name="ce4" office:value-type="string" calcext:value-type="string">
            <text:p>ОД</text:p>
          </table:table-cell>
          <table:table-cell/>
          <table:table-cell table:style-name="ce4" office:value-type="string" calcext:value-type="string">
            <text:p>ДО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Се пополнува на крај од 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секоа недела. 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Калистеника</text:p>
          </table:table-cell>
          <table:table-cell table:style-name="ce5" office:value-type="string" calcext:value-type="string">
            <text:p>Пон</text:p>
          </table:table-cell>
          <table:table-cell table:style-name="ce5" office:value-type="string" calcext:value-type="string">
            <text:p>Вто</text:p>
          </table:table-cell>
          <table:table-cell table:style-name="ce5" office:value-type="string" calcext:value-type="string">
            <text:p>Сре</text:p>
          </table:table-cell>
          <table:table-cell table:style-name="ce5" office:value-type="string" calcext:value-type="string">
            <text:p>Чет</text:p>
          </table:table-cell>
          <table:table-cell table:style-name="ce9" office:value-type="string" calcext:value-type="string">
            <text:p>Пет</text:p>
          </table:table-cell>
          <table:table-cell table:style-name="ce5" office:value-type="string" calcext:value-type="string">
            <text:p>Саб</text:p>
          </table:table-cell>
          <table:table-cell table:style-name="ce5" office:value-type="string" calcext:value-type="string">
            <text:p>Нед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Број на серии</text:p>
          </table:table-cell>
          <table:table-cell table:style-name="ce5" table:number-columns-repeated="4"/>
          <table:table-cell table:formula="of:=SUM([.B4:.E4])" office:value-type="float" office:value="0" calcext:value-type="float">
            <text:p>0</text:p>
          </table:table-cell>
          <table:table-cell table:style-name="ce5" table:number-columns-repeated="2"/>
          <table:table-cell office:value-type="string" calcext:value-type="string">
            <text:p>Вкупно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/>
          <table:table-cell table:style-name="ce5" table:number-columns-repeated="3"/>
          <table:table-cell table:formula="of:=SUM([.B5:.E5])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Серии</text:p>
          </table:table-cell>
          <table:table-cell table:formula="of:=SUM([.B4:.H4]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Повторувања</text:p>
          </table:table-cell>
          <table:table-cell table:style-name="ce3" table:number-columns-repeated="7"/>
          <table:table-cell office:value-type="string" calcext:value-type="string">
            <text:p>Повторувања</text:p>
          </table:table-cell>
          <table:table-cell table:formula="of:=SUM([.I20:.I29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Склекови</text:p>
          </table:table-cell>
          <table:table-cell table:style-name="ce5" table:formula="of:=[$'Недела 1'.I20]" office:value-type="float" office:value="0" calcext:value-type="float">
            <text:p>0</text:p>
          </table:table-cell>
          <table:table-cell table:style-name="ce5" table:formula="of:=[$'Недела 2'.I20]" office:value-type="float" office:value="0" calcext:value-type="float">
            <text:p>0</text:p>
          </table:table-cell>
          <table:table-cell table:style-name="ce5" table:formula="of:=[$'Недела 3'.I20]" office:value-type="float" office:value="0" calcext:value-type="float">
            <text:p>0</text:p>
          </table:table-cell>
          <table:table-cell table:style-name="ce5" table:formula="of:=[$'Недела 4'.I20]"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Поткревања на нозе</text:p>
          </table:table-cell>
          <table:table-cell table:style-name="ce5" table:number-columns-repeated="4"/>
          <table:table-cell/>
          <table:table-cell table:style-name="ce5" table:number-columns-repeated="2"/>
          <table:table-cell office:value-type="string" calcext:value-type="string">
            <text:p>Грб</text:p>
          </table:table-cell>
          <table:table-cell table:formula="of:=SUM([.I22];[.I23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Згибови (предни)</text:p>
          </table:table-cell>
          <table:table-cell table:style-name="ce5" table:number-columns-repeated="4"/>
          <table:table-cell/>
          <table:table-cell table:style-name="ce5" table:number-columns-repeated="2"/>
          <table:table-cell office:value-type="string" calcext:value-type="string">
            <text:p>Гради</text:p>
          </table:table-cell>
          <table:table-cell table:formula="of:=SUM([.I27];[.I20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Згибови (задни)</text:p>
          </table:table-cell>
          <table:table-cell table:style-name="ce5" table:number-columns-repeated="4"/>
          <table:table-cell/>
          <table:table-cell table:style-name="ce5" table:number-columns-repeated="2"/>
          <table:table-cell office:value-type="string" calcext:value-type="string">
            <text:p>Рамо</text:p>
          </table:table-cell>
          <table:table-cell table:formula="of:=SUM([.I25];[.I26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Даски</text:p>
          </table:table-cell>
          <table:table-cell table:style-name="ce5" table:number-columns-repeated="4"/>
          <table:table-cell/>
          <table:table-cell table:style-name="ce5" table:number-columns-repeated="2"/>
          <table:table-cell office:value-type="string" calcext:value-type="string">
            <text:p>Нозе и Половина</text:p>
          </table:table-cell>
          <table:table-cell table:formula="of:=SUM([.I29];[.I28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Ридести склекови</text:p>
          </table:table-cell>
          <table:table-cell table:style-name="ce5" table:number-columns-repeated="4"/>
          <table:table-cell/>
          <table:table-cell table:style-name="ce5" table:number-columns-repeated="2"/>
          <table:table-cell office:value-type="string" calcext:value-type="string">
            <text:p>Стомачни</text:p>
          </table:table-cell>
          <table:table-cell table:formula="of:=SUM([.I21];[.I24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Кревања</text:p>
          </table:table-cell>
          <table:table-cell table:style-name="ce5" table:number-columns-repeated="4"/>
          <table:table-cell/>
          <table:table-cell table:style-name="ce5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Спуштања</text:p>
          </table:table-cell>
          <table:table-cell table:style-name="ce5" table:number-columns-repeated="4"/>
          <table:table-cell/>
          <table:table-cell table:style-name="ce5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Грбни</text:p>
          </table:table-cell>
          <table:table-cell table:style-name="ce5" table:number-columns-repeated="4"/>
          <table:table-cell/>
          <table:table-cell table:style-name="ce5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Чучневи</text:p>
          </table:table-cell>
          <table:table-cell table:style-name="ce5" table:number-columns-repeated="4"/>
          <table:table-cell/>
          <table:table-cell table:style-name="ce5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Шпринт (просек)</text:p>
          </table:table-cell>
          <table:table-cell table:style-name="ce5" table:number-columns-repeated="4"/>
          <table:table-cell/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formula="of:=[$'Недела 1'.J8]" office:value-type="float" office:value="0" calcext:value-type="float">
            <text:p>0</text:p>
          </table:table-cell>
          <table:table-cell table:formula="of:=[$'Недела 2'.J8]" office:value-type="float" office:value="0" calcext:value-type="float">
            <text:p>0</text:p>
          </table:table-cell>
          <table:table-cell table:formula="of:=[$'Недела 3'.J8]" office:value-type="float" office:value="0" calcext:value-type="float">
            <text:p>0</text:p>
          </table:table-cell>
          <table:table-cell table:formula="of:=[$'Недела 4'.J8]" office:value-type="float" office:value="0" calcext:value-type="float">
            <text:p>0</text:p>
          </table:table-cell>
          <table:table-cell table:style-name="ce10" table:formula="of:=SUM([.B18:.E18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Вкупно за деновите</text:p>
          </table:table-cell>
          <table:table-cell table:formula="of:=[$'Недела 1'.J9]" office:value-type="float" office:value="0" calcext:value-type="float">
            <text:p>0</text:p>
          </table:table-cell>
          <table:table-cell table:formula="of:=[$'Недела 2'.J9]" office:value-type="float" office:value="0" calcext:value-type="float">
            <text:p>0</text:p>
          </table:table-cell>
          <table:table-cell table:formula="of:=[$'Недела 3'.J9]" office:value-type="float" office:value="0" calcext:value-type="float">
            <text:p>0</text:p>
          </table:table-cell>
          <table:table-cell table:formula="of:=[$'Недела 4'.J9]" office:value-type="float" office:value="0" calcext:value-type="float">
            <text:p>0</text:p>
          </table:table-cell>
          <table:table-cell table:style-name="ce10" table:formula="of:=SUM([.B19:.E19])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Вкупно за цела недела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клекови</text:p>
          </table:table-cell>
          <table:table-cell table:formula="of:=[$'Недела 1'.J10]" office:value-type="float" office:value="0" calcext:value-type="float">
            <text:p>0</text:p>
          </table:table-cell>
          <table:table-cell table:formula="of:=[$'Недела 2'.J10]" office:value-type="float" office:value="0" calcext:value-type="float">
            <text:p>0</text:p>
          </table:table-cell>
          <table:table-cell table:formula="of:=[$'Недела 3'.J10]" office:value-type="float" office:value="0" calcext:value-type="float">
            <text:p>0</text:p>
          </table:table-cell>
          <table:table-cell table:formula="of:=[$'Недела 4'.J10]" office:value-type="float" office:value="0" calcext:value-type="float">
            <text:p>0</text:p>
          </table:table-cell>
          <table:table-cell table:style-name="ce10" table:formula="of:=SUM([.B20:.E20])" office:value-type="float" office:value="0" calcext:value-type="float">
            <text:p>0</text:p>
          </table:table-cell>
          <table:table-cell table:formula="of:=SUM([.G7]*[.G4])" office:value-type="float" office:value="0" calcext:value-type="float">
            <text:p>0</text:p>
          </table:table-cell>
          <table:table-cell table:formula="of:=SUM([.H7]*[.H4])" office:value-type="float" office:value="0" calcext:value-type="float">
            <text:p>0</text:p>
          </table:table-cell>
          <table:table-cell table:style-name="ce11" table:formula="of:=SUM([.B20:.H2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Поткревања на нозе</text:p>
          </table:table-cell>
          <table:table-cell table:formula="of:=[$'Недела 1'.J11]" office:value-type="float" office:value="0" calcext:value-type="float">
            <text:p>0</text:p>
          </table:table-cell>
          <table:table-cell table:formula="of:=[$'Недела 2'.J11]" office:value-type="float" office:value="0" calcext:value-type="float">
            <text:p>0</text:p>
          </table:table-cell>
          <table:table-cell table:formula="of:=[$'Недела 3'.J11]" office:value-type="float" office:value="0" calcext:value-type="float">
            <text:p>0</text:p>
          </table:table-cell>
          <table:table-cell table:formula="of:=[$'Недела 4'.J11]" office:value-type="float" office:value="0" calcext:value-type="float">
            <text:p>0</text:p>
          </table:table-cell>
          <table:table-cell table:style-name="ce10" table:formula="of:=SUM([.B21:.E21])" office:value-type="float" office:value="0" calcext:value-type="float">
            <text:p>0</text:p>
          </table:table-cell>
          <table:table-cell table:formula="of:=SUM([.G8]*[.G4])" office:value-type="float" office:value="0" calcext:value-type="float">
            <text:p>0</text:p>
          </table:table-cell>
          <table:table-cell table:formula="of:=SUM([.H8]*[.H4])" office:value-type="float" office:value="0" calcext:value-type="float">
            <text:p>0</text:p>
          </table:table-cell>
          <table:table-cell table:style-name="ce11" table:formula="of:=SUM([.B21:.H2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Згибови (предни)</text:p>
          </table:table-cell>
          <table:table-cell table:formula="of:=[$'Недела 1'.J12]" office:value-type="float" office:value="0" calcext:value-type="float">
            <text:p>0</text:p>
          </table:table-cell>
          <table:table-cell table:formula="of:=[$'Недела 2'.J12]" office:value-type="float" office:value="0" calcext:value-type="float">
            <text:p>0</text:p>
          </table:table-cell>
          <table:table-cell table:formula="of:=[$'Недела 3'.J12]" office:value-type="float" office:value="0" calcext:value-type="float">
            <text:p>0</text:p>
          </table:table-cell>
          <table:table-cell table:formula="of:=[$'Недела 4'.J12]" office:value-type="float" office:value="0" calcext:value-type="float">
            <text:p>0</text:p>
          </table:table-cell>
          <table:table-cell table:style-name="ce3" table:formula="of:=SUM([.B22:.E22])" office:value-type="float" office:value="0" calcext:value-type="float">
            <text:p>0</text:p>
          </table:table-cell>
          <table:table-cell table:formula="of:=SUM([.G9]*[.G4])" office:value-type="float" office:value="0" calcext:value-type="float">
            <text:p>0</text:p>
          </table:table-cell>
          <table:table-cell table:formula="of:=SUM([.H9]*[.H4])" office:value-type="float" office:value="0" calcext:value-type="float">
            <text:p>0</text:p>
          </table:table-cell>
          <table:table-cell table:style-name="ce11" table:formula="of:=SUM([.B22:.H2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Згибови (задни)</text:p>
          </table:table-cell>
          <table:table-cell/>
          <table:table-cell table:formula="of:=SUM([.C10]*[.C4])" office:value-type="float" office:value="0" calcext:value-type="float">
            <text:p>0</text:p>
          </table:table-cell>
          <table:table-cell table:formula="of:=SUM([.D10]*[.D4])" office:value-type="float" office:value="0" calcext:value-type="float">
            <text:p>0</text:p>
          </table:table-cell>
          <table:table-cell table:formula="of:=SUM([.E10]*[.E4])" office:value-type="float" office:value="0" calcext:value-type="float">
            <text:p>0</text:p>
          </table:table-cell>
          <table:table-cell table:style-name="Default" table:formula="of:=SUM([.F10]*[.F4])" office:value-type="float" office:value="0" calcext:value-type="float">
            <text:p>0</text:p>
          </table:table-cell>
          <table:table-cell table:formula="of:=SUM([.G10]*[.G4])" office:value-type="float" office:value="0" calcext:value-type="float">
            <text:p>0</text:p>
          </table:table-cell>
          <table:table-cell table:formula="of:=SUM([.H10]*[.H4])" office:value-type="float" office:value="0" calcext:value-type="float">
            <text:p>0</text:p>
          </table:table-cell>
          <table:table-cell table:style-name="ce11" table:formula="of:=SUM([.B23:.H2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Даски</text:p>
          </table:table-cell>
          <table:table-cell table:formula="of:=SUM([.B11]*[.B4])" office:value-type="float" office:value="0" calcext:value-type="float">
            <text:p>0</text:p>
          </table:table-cell>
          <table:table-cell table:formula="of:=SUM([.C11]*[.C4])" office:value-type="float" office:value="0" calcext:value-type="float">
            <text:p>0</text:p>
          </table:table-cell>
          <table:table-cell table:formula="of:=SUM([.D11]*[.D4])" office:value-type="float" office:value="0" calcext:value-type="float">
            <text:p>0</text:p>
          </table:table-cell>
          <table:table-cell table:formula="of:=SUM([.E11]*[.E4])" office:value-type="float" office:value="0" calcext:value-type="float">
            <text:p>0</text:p>
          </table:table-cell>
          <table:table-cell table:style-name="Default" table:formula="of:=SUM([.F11]*[.F4])" office:value-type="float" office:value="0" calcext:value-type="float">
            <text:p>0</text:p>
          </table:table-cell>
          <table:table-cell table:formula="of:=SUM([.G11]*[.G4])" office:value-type="float" office:value="0" calcext:value-type="float">
            <text:p>0</text:p>
          </table:table-cell>
          <table:table-cell table:formula="of:=SUM([.H11]*[.H4])" office:value-type="float" office:value="0" calcext:value-type="float">
            <text:p>0</text:p>
          </table:table-cell>
          <table:table-cell table:style-name="ce11" table:formula="of:=SUM([.B24:.H2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Ридести склекови</text:p>
          </table:table-cell>
          <table:table-cell table:formula="of:=SUM([.B12]*[.B4])" office:value-type="float" office:value="0" calcext:value-type="float">
            <text:p>0</text:p>
          </table:table-cell>
          <table:table-cell table:formula="of:=SUM([.C12]*[.C4])" office:value-type="float" office:value="0" calcext:value-type="float">
            <text:p>0</text:p>
          </table:table-cell>
          <table:table-cell table:formula="of:=SUM([.D12]*[.D4])" office:value-type="float" office:value="0" calcext:value-type="float">
            <text:p>0</text:p>
          </table:table-cell>
          <table:table-cell table:formula="of:=SUM([.E12]*[.E4])" office:value-type="float" office:value="0" calcext:value-type="float">
            <text:p>0</text:p>
          </table:table-cell>
          <table:table-cell table:style-name="Default" table:formula="of:=SUM([.F12]*[.F4])" office:value-type="float" office:value="0" calcext:value-type="float">
            <text:p>0</text:p>
          </table:table-cell>
          <table:table-cell table:formula="of:=SUM([.G12]*[.G4])" office:value-type="float" office:value="0" calcext:value-type="float">
            <text:p>0</text:p>
          </table:table-cell>
          <table:table-cell table:formula="of:=SUM([.H12]*[.H4])" office:value-type="float" office:value="0" calcext:value-type="float">
            <text:p>0</text:p>
          </table:table-cell>
          <table:table-cell table:style-name="ce11" table:formula="of:=SUM([.B25:.H2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Кревања</text:p>
          </table:table-cell>
          <table:table-cell table:formula="of:=SUM([.B13]*[.B4])" office:value-type="float" office:value="0" calcext:value-type="float">
            <text:p>0</text:p>
          </table:table-cell>
          <table:table-cell table:formula="of:=SUM([.C13]*[.C4])" office:value-type="float" office:value="0" calcext:value-type="float">
            <text:p>0</text:p>
          </table:table-cell>
          <table:table-cell table:formula="of:=SUM([.D13]*[.D4])" office:value-type="float" office:value="0" calcext:value-type="float">
            <text:p>0</text:p>
          </table:table-cell>
          <table:table-cell table:formula="of:=SUM([.E13]*[.E4])" office:value-type="float" office:value="0" calcext:value-type="float">
            <text:p>0</text:p>
          </table:table-cell>
          <table:table-cell table:style-name="Default" table:formula="of:=SUM([.F13]*[.F4])" office:value-type="float" office:value="0" calcext:value-type="float">
            <text:p>0</text:p>
          </table:table-cell>
          <table:table-cell table:formula="of:=SUM([.G13]*[.G4])" office:value-type="float" office:value="0" calcext:value-type="float">
            <text:p>0</text:p>
          </table:table-cell>
          <table:table-cell table:formula="of:=SUM([.H13]*[.H4])" office:value-type="float" office:value="0" calcext:value-type="float">
            <text:p>0</text:p>
          </table:table-cell>
          <table:table-cell table:style-name="ce11" table:formula="of:=SUM([.B26:.H2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пуштања</text:p>
          </table:table-cell>
          <table:table-cell table:formula="of:=SUM([.B14]*[.B4])" office:value-type="float" office:value="0" calcext:value-type="float">
            <text:p>0</text:p>
          </table:table-cell>
          <table:table-cell table:formula="of:=SUM([.C14]*[.C4])" office:value-type="float" office:value="0" calcext:value-type="float">
            <text:p>0</text:p>
          </table:table-cell>
          <table:table-cell table:formula="of:=SUM([.D14]*[.D4])" office:value-type="float" office:value="0" calcext:value-type="float">
            <text:p>0</text:p>
          </table:table-cell>
          <table:table-cell table:formula="of:=SUM([.E14]*[.E4])" office:value-type="float" office:value="0" calcext:value-type="float">
            <text:p>0</text:p>
          </table:table-cell>
          <table:table-cell table:style-name="Default" table:formula="of:=SUM([.F14]*[.F4])" office:value-type="float" office:value="0" calcext:value-type="float">
            <text:p>0</text:p>
          </table:table-cell>
          <table:table-cell table:formula="of:=SUM([.G14]*[.G4])" office:value-type="float" office:value="0" calcext:value-type="float">
            <text:p>0</text:p>
          </table:table-cell>
          <table:table-cell table:formula="of:=SUM([.H14]*[.H4])" office:value-type="float" office:value="0" calcext:value-type="float">
            <text:p>0</text:p>
          </table:table-cell>
          <table:table-cell table:style-name="ce11" table:formula="of:=SUM([.B27:.H2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Грбни</text:p>
          </table:table-cell>
          <table:table-cell table:formula="of:=SUM([.B15]*[.B4])" office:value-type="float" office:value="0" calcext:value-type="float">
            <text:p>0</text:p>
          </table:table-cell>
          <table:table-cell table:formula="of:=SUM([.C15]*[.C4])" office:value-type="float" office:value="0" calcext:value-type="float">
            <text:p>0</text:p>
          </table:table-cell>
          <table:table-cell table:formula="of:=SUM([.D15]*[.D4])" office:value-type="float" office:value="0" calcext:value-type="float">
            <text:p>0</text:p>
          </table:table-cell>
          <table:table-cell table:formula="of:=SUM([.E15]*[.E4])" office:value-type="float" office:value="0" calcext:value-type="float">
            <text:p>0</text:p>
          </table:table-cell>
          <table:table-cell table:style-name="Default" table:formula="of:=SUM([.F15]*[.F4])" office:value-type="float" office:value="0" calcext:value-type="float">
            <text:p>0</text:p>
          </table:table-cell>
          <table:table-cell table:formula="of:=SUM([.G15]*[.G4])" office:value-type="float" office:value="0" calcext:value-type="float">
            <text:p>0</text:p>
          </table:table-cell>
          <table:table-cell table:formula="of:=SUM([.H15]*[.H4])" office:value-type="float" office:value="0" calcext:value-type="float">
            <text:p>0</text:p>
          </table:table-cell>
          <table:table-cell table:style-name="ce11" table:formula="of:=SUM([.B28:.H2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Чучневи</text:p>
          </table:table-cell>
          <table:table-cell table:formula="of:=SUM([.B16]*[.B4])" office:value-type="float" office:value="0" calcext:value-type="float">
            <text:p>0</text:p>
          </table:table-cell>
          <table:table-cell table:formula="of:=SUM([.C16]*[.C4])" office:value-type="float" office:value="0" calcext:value-type="float">
            <text:p>0</text:p>
          </table:table-cell>
          <table:table-cell table:formula="of:=SUM([.D16]*[.D4])" office:value-type="float" office:value="0" calcext:value-type="float">
            <text:p>0</text:p>
          </table:table-cell>
          <table:table-cell table:formula="of:=SUM([.E16]*[.E4])" office:value-type="float" office:value="0" calcext:value-type="float">
            <text:p>0</text:p>
          </table:table-cell>
          <table:table-cell table:style-name="Default" table:formula="of:=SUM([.F16]*[.F4])" office:value-type="float" office:value="0" calcext:value-type="float">
            <text:p>0</text:p>
          </table:table-cell>
          <table:table-cell table:formula="of:=SUM([.G16]*[.G4])" office:value-type="float" office:value="0" calcext:value-type="float">
            <text:p>0</text:p>
          </table:table-cell>
          <table:table-cell table:formula="of:=SUM([.H16]*[.H4])" office:value-type="float" office:value="0" calcext:value-type="float">
            <text:p>0</text:p>
          </table:table-cell>
          <table:table-cell table:style-name="ce11" table:formula="of:=SUM([.B29:.H2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Трчање</text:p>
          </table:table-cell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Вкупно/просек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Почеток</text:p>
          </table:table-cell>
          <table:table-cell table:style-name="ce6" table:number-columns-repeated="7"/>
          <table:table-cell table:style-name="ce3"/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Крај</text:p>
          </table:table-cell>
          <table:table-cell table:style-name="ce7" table:number-columns-repeated="7"/>
          <table:table-cell table:style-name="ce3"/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Времетраење (мин)</text:p>
          </table:table-cell>
          <table:table-cell table:style-name="ce7" table:number-columns-repeated="7"/>
          <table:table-cell table:style-name="ce11" table:formula="of:=SUM([.B34:.H34])" office:value-type="float" office:value="0" calcext:value-type="float">
            <text:p>0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Дистанца (милји)</text:p>
          </table:table-cell>
          <table:table-cell table:style-name="ce7" table:number-columns-repeated="7"/>
          <table:table-cell table:style-name="ce11" table:formula="of:=SUM([.B35:.H35])" office:value-type="float" office:value="0" calcext:value-type="float">
            <text:p>0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Над. Разлика</text:p>
          </table:table-cell>
          <table:table-cell table:style-name="ce7" table:number-columns-repeated="7"/>
          <table:table-cell table:style-name="ce11" table:formula="of:=SUM([.B36:.H3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Брзина на милја</text:p>
          </table:table-cell>
          <table:table-cell table:style-name="ce7" table:number-columns-repeated="7"/>
          <table:table-cell table:style-name="ce11" table:formula="of:=AVERAGE([.B37:.H37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5км </text:p>
          </table:table-cell>
          <table:table-cell table:style-name="ce7" table:number-columns-repeated="7"/>
          <table:table-cell table:style-name="ce11" table:formula="of:=AVERAGE([.B38:.H38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10км</text:p>
          </table:table-cell>
          <table:table-cell table:style-name="ce7" table:number-columns-repeated="7"/>
          <table:table-cell table:style-name="ce11" table:formula="of:=AVERAGE([.B39:.H39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Полу маратон</text:p>
          </table:table-cell>
          <table:table-cell table:style-name="ce8" table:number-columns-repeated="7"/>
          <table:table-cell table:style-name="ce11" table:formula="of:=AVERAGE([.B40:.H40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 office:value-type="string" calcext:value-type="string">
            <text:p>Џиу Џитсу</text:p>
          </table:table-cell>
          <table:table-cell table:style-name="ce5" office:value-type="string" calcext:value-type="string">
            <text:p>Потег 1</text:p>
          </table:table-cell>
          <table:table-cell table:style-name="ce5" office:value-type="string" calcext:value-type="string">
            <text:p>Потег 2</text:p>
          </table:table-cell>
          <table:table-cell table:style-name="ce5" office:value-type="string" calcext:value-type="string">
            <text:p>Потег 3</text:p>
          </table:table-cell>
          <table:table-cell table:style-name="ce5" office:value-type="string" calcext:value-type="string">
            <text:p>Спаринг</text:p>
          </table:table-cell>
          <table:table-cell/>
          <table:table-cell table:style-name="ce3" office:value-type="string" calcext:value-type="string">
            <text:p>Отворен душек</text:p>
          </table:table-cell>
          <table:table-cell table:style-name="ce5" office:value-type="string" calcext:value-type="string">
            <text:p>Сенсеи</text:p>
          </table:table-cell>
          <table:table-cell table:style-name="ce5" office:value-type="string" calcext:value-type="string">
            <text:p>Појак појас</text:p>
          </table:table-cell>
          <table:table-cell table:style-name="ce5" office:value-type="string" calcext:value-type="string">
            <text:p>Ист појас</text:p>
          </table:table-cell>
          <table:table-cell table:style-name="ce5" office:value-type="string" calcext:value-type="string">
            <text:p>Послаб поја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Просек</text:p>
          </table:table-cell>
          <table:table-cell/>
          <table:table-cell table:style-name="ce5" office:value-type="string" calcext:value-type="string">
            <text:p>Прв тренинг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Понашање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Висина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44:.H44])" office:value-type="string" office:string-value="" calcext:value-type="error">
            <text:p>#DIV/0!</text:p>
          </table:table-cell>
          <table:table-cell/>
          <table:table-cell table:style-name="ce5" office:value-type="string" calcext:value-type="string">
            <text:p>Втор Тренинг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Оцена</text:p>
          </table:table-cell>
          <table:table-cell table:style-name="ce5" table:number-columns-repeated="4"/>
          <table:table-cell/>
        </table:table-row>
        <table:table-row table:style-name="ro3">
          <table:table-cell office:value-type="string" calcext:value-type="string">
            <text:p>Тежина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45:.H45])" office:value-type="string" office:string-value="" calcext:value-type="error">
            <text:p>#DIV/0!</text:p>
          </table:table-cell>
          <table:table-cell/>
          <table:table-cell table:style-name="ce3" table:number-columns-repeated="5"/>
          <table:table-cell/>
          <table:table-cell table:style-name="ce5" office:value-type="string" calcext:value-type="string">
            <text:p>Забелешка</text:p>
          </table:table-cell>
          <table:table-cell table:style-name="ce5" table:number-columns-repeated="4"/>
          <table:table-cell/>
        </table:table-row>
        <table:table-row table:style-name="ro4">
          <table:table-cell office:value-type="string" calcext:value-type="string">
            <text:p>Врат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46:.H46])" office:value-type="string" office:string-value="" calcext:value-type="error">
            <text:p>#DIV/0!</text:p>
          </table:table-cell>
          <table:table-cell/>
          <table:table-cell table:style-name="ce3" table:number-columns-repeated="5"/>
          <table:table-cell/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Рака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47:.H4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Бокс (серии – 6мин)</text:p>
          </table:table-cell>
          <table:table-cell table:style-name="ce5" office:value-type="string" calcext:value-type="string">
            <text:p>Прв тренинг</text:p>
          </table:table-cell>
          <table:table-cell table:style-name="ce5" office:value-type="string" calcext:value-type="string">
            <text:p>Втор тренинг</text:p>
          </table:table-cell>
          <table:table-cell table:style-name="ce5" office:value-type="string" calcext:value-type="string">
            <text:p>Трет тренинг</text:p>
          </table:table-cell>
          <table:table-cell office:value-type="string" calcext:value-type="string">
            <text:p>Вкупно </text:p>
          </table:table-cell>
          <table:table-cell/>
          <table:table-cell office:value-type="string" calcext:value-type="string">
            <text:p>Комбо (серии)</text:p>
          </table:table-cell>
          <table:table-cell table:style-name="ce5" office:value-type="string" calcext:value-type="string">
            <text:p><text:s/>Прв тренинг</text:p>
          </table:table-cell>
          <table:table-cell table:style-name="ce5" office:value-type="string" calcext:value-type="string">
            <text:p>Втор </text:p>
          </table:table-cell>
          <table:table-cell table:style-name="ce5" office:value-type="string" calcext:value-type="string">
            <text:p>Трет</text:p>
          </table:table-cell>
          <table:table-cell table:style-name="ce5" office:value-type="string" calcext:value-type="string">
            <text:p>Вкупно за цела недела</text:p>
          </table:table-cell>
          <table:table-cell/>
        </table:table-row>
        <table:table-row table:style-name="ro1">
          <table:table-cell office:value-type="string" calcext:value-type="string">
            <text:p>Подлактица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48:.H4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Вреќа</text:p>
          </table:table-cell>
          <table:table-cell table:style-name="ce5" table:number-columns-repeated="3"/>
          <table:table-cell table:formula="of:=SUM([.L48:.N48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48:.T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оловина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49:.H4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Крушка</text:p>
          </table:table-cell>
          <table:table-cell table:style-name="ce5" table:number-columns-repeated="3"/>
          <table:table-cell table:formula="of:=SUM([.L49:.N49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49:.T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Граден кош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50:.H5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Топка</text:p>
          </table:table-cell>
          <table:table-cell table:style-name="ce5" table:number-columns-repeated="3"/>
          <table:table-cell table:formula="of:=SUM([.L50:.N50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0:.T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Колк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51:.H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Јаже</text:p>
          </table:table-cell>
          <table:table-cell table:style-name="ce5" table:number-columns-repeated="3"/>
          <table:table-cell table:formula="of:=SUM([.L51:.N51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1:.T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Бут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52:.H5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Спаринг</text:p>
          </table:table-cell>
          <table:table-cell table:style-name="ce5" table:number-columns-repeated="3"/>
          <table:table-cell table:formula="of:=SUM([.L52:.N52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2:.T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Лист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53:.H53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Рамо – рамо</text:p>
          </table:table-cell>
          <table:table-cell table:style-name="ce5" table:number-columns-repeated="4"/>
          <table:table-cell/>
          <table:table-cell table:style-name="ce5" table:number-columns-repeated="2"/>
          <table:table-cell table:formula="of:=AVERAGE([.B54:.H54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Дисциплина</text:p>
          </table:table-cell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Број на Денови</text:p>
          </table:table-cell>
          <table:table-cell office:value-type="string" calcext:value-type="string">
            <text:p>Да (1), Не (0)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алистеника</text:p>
          </table:table-cell>
          <table:table-cell table:number-columns-repeated="4"/>
          <table:table-cell table:style-name="Default"/>
          <table:table-cell table:number-columns-repeated="2"/>
          <table:table-cell table:formula="of:=SUM([.B57:.H5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Џиу џитсу</text:p>
          </table:table-cell>
          <table:table-cell table:number-columns-repeated="4"/>
          <table:table-cell table:style-name="Default"/>
          <table:table-cell table:number-columns-repeated="2"/>
          <table:table-cell table:formula="of:=SUM([.B58:.H5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Бокс</text:p>
          </table:table-cell>
          <table:table-cell table:number-columns-repeated="4"/>
          <table:table-cell table:style-name="Default"/>
          <table:table-cell table:number-columns-repeated="2"/>
          <table:table-cell table:formula="of:=SUM([.B59:.H5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Трчање</text:p>
          </table:table-cell>
          <table:table-cell table:number-columns-repeated="4"/>
          <table:table-cell table:style-name="Default"/>
          <table:table-cell table:number-columns-repeated="2"/>
          <table:table-cell table:formula="of:=SUM([.B60:.H6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тегнување</text:p>
          </table:table-cell>
          <table:table-cell table:number-columns-repeated="4"/>
          <table:table-cell table:style-name="Default"/>
          <table:table-cell table:number-columns-repeated="2"/>
          <table:table-cell table:formula="of:=SUM([.B61:.H6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ланинарење</text:p>
          </table:table-cell>
          <table:table-cell table:number-columns-repeated="4"/>
          <table:table-cell table:style-name="Default"/>
          <table:table-cell table:number-columns-repeated="2"/>
          <table:table-cell table:formula="of:=SUM([.B62:.H6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Недела 2" table:style-name="ta1">
        <table:shapes>
          <draw:frame draw:z-index="0" draw:style-name="gr1" draw:text-style-name="P1" svg:width="5.0791in" svg:height="2.8854in" svg:x="15.9811in" svg:y="4.1248in">
            <draw:object draw:notify-on-update-of-ranges="'Недела 2'.A57:'Недела 2'.A62 'Недела 2'.I56:'Недела 2'.I56 'Недела 2'.I57:'Недела 2'.I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7236in" svg:height="2.7492in" svg:x="8.8717in" svg:y="4.3039in">
            <draw:object draw:notify-on-update-of-ranges="'Недела 2'.K48:'Недела 2'.K52 'Недела 2'.O48:'Недела 2'.O52 'Недела 2'.K48:'Недела 2'.K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.8921in" svg:height="2.5504in" svg:x="8.7193in" svg:y="0.2524in">
            <draw:object draw:notify-on-update-of-ranges="'Недела 2'.I8:'Недела 2'.I12 'Недела 2'.J8:'Недела 2'.J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7.4386in" svg:height="3.8303in" svg:x="13.7917in" svg:y="0.1941in">
            <draw:object draw:notify-on-update-of-ranges="'Недела 2'.B31:'Недела 2'.H31 'Недела 2'.A34:'Недела 2'.A34 'Недела 2'.B34:'Недела 2'.H34 'Недела 2'.A35:'Недела 2'.A35 'Недела 2'.B35:'Недела 2'.H35 'Недела 2'.A36:'Недела 2'.A36 'Недела 2'.B36:'Недела 2'.H36 'Недела 2'.A37:'Недела 2'.A37 'Недела 2'.B37:'Недела 2'.H37 'Недела 2'.A38:'Недела 2'.A38 'Недела 2'.B38:'Недела 2'.H38 'Недела 2'.A39:'Недела 2'.A39 'Недела 2'.B39:'Недела 2'.H39 'Недела 2'.A40:'Недела 2'.A40 'Недела 2'.B40:'Недела 2'.H40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Досие за вежбање</text:p>
          </table:table-cell>
          <table:table-cell table:style-name="ce4" office:value-type="string" calcext:value-type="string">
            <text:p>ОД</text:p>
          </table:table-cell>
          <table:table-cell/>
          <table:table-cell table:style-name="ce4" office:value-type="string" calcext:value-type="string">
            <text:p>ДО</text:p>
          </table:table-cell>
          <table:table-cell table:number-columns-repeated="4"/>
          <table:table-cell office:value-type="string" calcext:value-type="string">
            <text:p>Се пополнува на крај од 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секоа недела. 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Калистеника</text:p>
          </table:table-cell>
          <table:table-cell table:style-name="ce5" office:value-type="string" calcext:value-type="string">
            <text:p>Пон</text:p>
          </table:table-cell>
          <table:table-cell table:style-name="ce5" office:value-type="string" calcext:value-type="string">
            <text:p>Вто</text:p>
          </table:table-cell>
          <table:table-cell table:style-name="ce5" office:value-type="string" calcext:value-type="string">
            <text:p>Сре</text:p>
          </table:table-cell>
          <table:table-cell table:style-name="ce5" office:value-type="string" calcext:value-type="string">
            <text:p>Чет</text:p>
          </table:table-cell>
          <table:table-cell table:style-name="ce5" office:value-type="string" calcext:value-type="string">
            <text:p>Пет</text:p>
          </table:table-cell>
          <table:table-cell table:style-name="ce5" office:value-type="string" calcext:value-type="string">
            <text:p>Саб</text:p>
          </table:table-cell>
          <table:table-cell table:style-name="ce5" office:value-type="string" calcext:value-type="string">
            <text:p>Нед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Број на серии</text:p>
          </table:table-cell>
          <table:table-cell table:style-name="ce5" table:formula="of:=[$'Недела 1'.J5]" office:value-type="float" office:value="0" calcext:value-type="float">
            <text:p>0</text:p>
          </table:table-cell>
          <table:table-cell table:style-name="ce5" table:formula="of:=[$'Недела 1'.K5]" office:value-type="float" office:value="0" calcext:value-type="float">
            <text:p>0</text:p>
          </table:table-cell>
          <table:table-cell table:style-name="ce5" table:formula="of:=[$'Недела 1'.L5]" office:value-type="float" office:value="0" calcext:value-type="float">
            <text:p>0</text:p>
          </table:table-cell>
          <table:table-cell table:style-name="ce5" table:formula="of:=[$'Недела 1'.M5]" office:value-type="float" office:value="0" calcext:value-type="float">
            <text:p>0</text:p>
          </table:table-cell>
          <table:table-cell table:style-name="ce5" table:number-columns-repeated="3"/>
          <table:table-cell office:value-type="string" calcext:value-type="string">
            <text:p>Вкупно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table:number-columns-repeated="7"/>
          <table:table-cell office:value-type="string" calcext:value-type="string">
            <text:p>Серии</text:p>
          </table:table-cell>
          <table:table-cell table:formula="of:=SUM([.B4:.H4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Повторувања</text:p>
          </table:table-cell>
          <table:table-cell table:style-name="ce3" table:number-columns-repeated="7"/>
          <table:table-cell office:value-type="string" calcext:value-type="string">
            <text:p>Повторувања</text:p>
          </table:table-cell>
          <table:table-cell table:formula="of:=SUM([.I20:.I29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Склекови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Поткревања на нозе</text:p>
          </table:table-cell>
          <table:table-cell table:style-name="ce5" table:number-columns-repeated="7"/>
          <table:table-cell office:value-type="string" calcext:value-type="string">
            <text:p>Грб</text:p>
          </table:table-cell>
          <table:table-cell table:formula="of:=SUM([.I22];[.I23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Згибови (предни)</text:p>
          </table:table-cell>
          <table:table-cell table:style-name="ce5" table:number-columns-repeated="7"/>
          <table:table-cell office:value-type="string" calcext:value-type="string">
            <text:p>Гради</text:p>
          </table:table-cell>
          <table:table-cell table:formula="of:=SUM([.I27];[.I20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Згибови (задни)</text:p>
          </table:table-cell>
          <table:table-cell table:style-name="ce5" table:number-columns-repeated="7"/>
          <table:table-cell office:value-type="string" calcext:value-type="string">
            <text:p>Рамо</text:p>
          </table:table-cell>
          <table:table-cell table:formula="of:=SUM([.I25];[.I26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Даски</text:p>
          </table:table-cell>
          <table:table-cell table:style-name="ce5" table:number-columns-repeated="7"/>
          <table:table-cell office:value-type="string" calcext:value-type="string">
            <text:p>Нозе и Половина</text:p>
          </table:table-cell>
          <table:table-cell table:formula="of:=SUM([.I29];[.I28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Ридести склекови</text:p>
          </table:table-cell>
          <table:table-cell table:style-name="ce5" table:number-columns-repeated="7"/>
          <table:table-cell office:value-type="string" calcext:value-type="string">
            <text:p>Стомачни</text:p>
          </table:table-cell>
          <table:table-cell table:formula="of:=SUM([.I21];[.I24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Кревања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Спуштања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Грбни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Чучневи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Шпринт (просек)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Вкупно за деновите</text:p>
          </table:table-cell>
          <table:table-cell table:number-columns-repeated="7"/>
          <table:table-cell table:style-name="ce4" office:value-type="string" calcext:value-type="string">
            <text:p>Вкупно за цела недела</text:p>
          </table:table-cell>
          <table:table-cell table:number-columns-repeated="5"/>
          <table:table-cell table:style-name="ce12"/>
          <table:table-cell table:number-columns-repeated="7"/>
        </table:table-row>
        <table:table-row table:style-name="ro1">
          <table:table-cell table:style-name="ce1" office:value-type="string" calcext:value-type="string">
            <text:p>Склекови</text:p>
          </table:table-cell>
          <table:table-cell table:formula="of:=SUM([.B7]*[.B4])" office:value-type="float" office:value="0" calcext:value-type="float">
            <text:p>0</text:p>
          </table:table-cell>
          <table:table-cell table:formula="of:=SUM([.C7]*[.C4])" office:value-type="float" office:value="0" calcext:value-type="float">
            <text:p>0</text:p>
          </table:table-cell>
          <table:table-cell table:formula="of:=SUM([.D7]*[.D4])" office:value-type="float" office:value="0" calcext:value-type="float">
            <text:p>0</text:p>
          </table:table-cell>
          <table:table-cell table:formula="of:=SUM([.E7]*[.E4])" office:value-type="float" office:value="0" calcext:value-type="float">
            <text:p>0</text:p>
          </table:table-cell>
          <table:table-cell table:formula="of:=SUM([.F7]*[.F4])" office:value-type="float" office:value="0" calcext:value-type="float">
            <text:p>0</text:p>
          </table:table-cell>
          <table:table-cell table:formula="of:=SUM([.G7]*[.G4])" office:value-type="float" office:value="0" calcext:value-type="float">
            <text:p>0</text:p>
          </table:table-cell>
          <table:table-cell table:formula="of:=SUM([.H7]*[.H4])" office:value-type="float" office:value="0" calcext:value-type="float">
            <text:p>0</text:p>
          </table:table-cell>
          <table:table-cell table:style-name="ce11" table:formula="of:=SUM([.B20:.H2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Поткревања на нозе</text:p>
          </table:table-cell>
          <table:table-cell table:formula="of:=SUM([.B8]*[.B4])" office:value-type="float" office:value="0" calcext:value-type="float">
            <text:p>0</text:p>
          </table:table-cell>
          <table:table-cell table:formula="of:=SUM([.C8]*[.C4])" office:value-type="float" office:value="0" calcext:value-type="float">
            <text:p>0</text:p>
          </table:table-cell>
          <table:table-cell table:formula="of:=SUM([.D8]*[.D4])" office:value-type="float" office:value="0" calcext:value-type="float">
            <text:p>0</text:p>
          </table:table-cell>
          <table:table-cell table:formula="of:=SUM([.E8]*[.E4])" office:value-type="float" office:value="0" calcext:value-type="float">
            <text:p>0</text:p>
          </table:table-cell>
          <table:table-cell table:formula="of:=SUM([.F8]*[.F4])" office:value-type="float" office:value="0" calcext:value-type="float">
            <text:p>0</text:p>
          </table:table-cell>
          <table:table-cell table:formula="of:=SUM([.G8]*[.G4])" office:value-type="float" office:value="0" calcext:value-type="float">
            <text:p>0</text:p>
          </table:table-cell>
          <table:table-cell table:formula="of:=SUM([.H8]*[.H4])" office:value-type="float" office:value="0" calcext:value-type="float">
            <text:p>0</text:p>
          </table:table-cell>
          <table:table-cell table:style-name="ce11" table:formula="of:=SUM([.B21:.H2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Згибови (предни)</text:p>
          </table:table-cell>
          <table:table-cell table:formula="of:=SUM([.B9]*[.B4])" office:value-type="float" office:value="0" calcext:value-type="float">
            <text:p>0</text:p>
          </table:table-cell>
          <table:table-cell table:formula="of:=SUM([.C9]*[.C4])" office:value-type="float" office:value="0" calcext:value-type="float">
            <text:p>0</text:p>
          </table:table-cell>
          <table:table-cell table:formula="of:=SUM([.D9]*[.D4])" office:value-type="float" office:value="0" calcext:value-type="float">
            <text:p>0</text:p>
          </table:table-cell>
          <table:table-cell table:formula="of:=SUM([.E9]*[.E4])" office:value-type="float" office:value="0" calcext:value-type="float">
            <text:p>0</text:p>
          </table:table-cell>
          <table:table-cell table:formula="of:=SUM([.F9]*[.F4])" office:value-type="float" office:value="0" calcext:value-type="float">
            <text:p>0</text:p>
          </table:table-cell>
          <table:table-cell table:formula="of:=SUM([.G9]*[.G4])" office:value-type="float" office:value="0" calcext:value-type="float">
            <text:p>0</text:p>
          </table:table-cell>
          <table:table-cell table:formula="of:=SUM([.H9]*[.H4])" office:value-type="float" office:value="0" calcext:value-type="float">
            <text:p>0</text:p>
          </table:table-cell>
          <table:table-cell table:style-name="ce11" table:formula="of:=SUM([.B22:.H2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Згибови (задни)</text:p>
          </table:table-cell>
          <table:table-cell table:formula="of:=SUM([.B10]*[.B4])" office:value-type="float" office:value="0" calcext:value-type="float">
            <text:p>0</text:p>
          </table:table-cell>
          <table:table-cell table:formula="of:=SUM([.C10]*[.C4])" office:value-type="float" office:value="0" calcext:value-type="float">
            <text:p>0</text:p>
          </table:table-cell>
          <table:table-cell table:formula="of:=SUM([.D10]*[.D4])" office:value-type="float" office:value="0" calcext:value-type="float">
            <text:p>0</text:p>
          </table:table-cell>
          <table:table-cell table:formula="of:=SUM([.E10]*[.E4])" office:value-type="float" office:value="0" calcext:value-type="float">
            <text:p>0</text:p>
          </table:table-cell>
          <table:table-cell table:formula="of:=SUM([.F10]*[.F4])" office:value-type="float" office:value="0" calcext:value-type="float">
            <text:p>0</text:p>
          </table:table-cell>
          <table:table-cell table:formula="of:=SUM([.G10]*[.G4])" office:value-type="float" office:value="0" calcext:value-type="float">
            <text:p>0</text:p>
          </table:table-cell>
          <table:table-cell table:formula="of:=SUM([.H10]*[.H4])" office:value-type="float" office:value="0" calcext:value-type="float">
            <text:p>0</text:p>
          </table:table-cell>
          <table:table-cell table:style-name="ce11" table:formula="of:=SUM([.B23:.H2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Даски</text:p>
          </table:table-cell>
          <table:table-cell table:formula="of:=SUM([.B11]*[.B4])" office:value-type="float" office:value="0" calcext:value-type="float">
            <text:p>0</text:p>
          </table:table-cell>
          <table:table-cell table:formula="of:=SUM([.C11]*[.C4])" office:value-type="float" office:value="0" calcext:value-type="float">
            <text:p>0</text:p>
          </table:table-cell>
          <table:table-cell table:formula="of:=SUM([.D11]*[.D4])" office:value-type="float" office:value="0" calcext:value-type="float">
            <text:p>0</text:p>
          </table:table-cell>
          <table:table-cell table:formula="of:=SUM([.E11]*[.E4])" office:value-type="float" office:value="0" calcext:value-type="float">
            <text:p>0</text:p>
          </table:table-cell>
          <table:table-cell table:formula="of:=SUM([.F11]*[.F4])" office:value-type="float" office:value="0" calcext:value-type="float">
            <text:p>0</text:p>
          </table:table-cell>
          <table:table-cell table:formula="of:=SUM([.G11]*[.G4])" office:value-type="float" office:value="0" calcext:value-type="float">
            <text:p>0</text:p>
          </table:table-cell>
          <table:table-cell table:formula="of:=SUM([.H11]*[.H4])" office:value-type="float" office:value="0" calcext:value-type="float">
            <text:p>0</text:p>
          </table:table-cell>
          <table:table-cell table:style-name="ce11" table:formula="of:=SUM([.B24:.H2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Ридести склекови</text:p>
          </table:table-cell>
          <table:table-cell table:formula="of:=SUM([.B12]*[.B4])" office:value-type="float" office:value="0" calcext:value-type="float">
            <text:p>0</text:p>
          </table:table-cell>
          <table:table-cell table:formula="of:=SUM([.C12]*[.C4])" office:value-type="float" office:value="0" calcext:value-type="float">
            <text:p>0</text:p>
          </table:table-cell>
          <table:table-cell table:formula="of:=SUM([.D12]*[.D4])" office:value-type="float" office:value="0" calcext:value-type="float">
            <text:p>0</text:p>
          </table:table-cell>
          <table:table-cell table:formula="of:=SUM([.E12]*[.E4])" office:value-type="float" office:value="0" calcext:value-type="float">
            <text:p>0</text:p>
          </table:table-cell>
          <table:table-cell table:formula="of:=SUM([.F12]*[.F4])" office:value-type="float" office:value="0" calcext:value-type="float">
            <text:p>0</text:p>
          </table:table-cell>
          <table:table-cell table:formula="of:=SUM([.G12]*[.G4])" office:value-type="float" office:value="0" calcext:value-type="float">
            <text:p>0</text:p>
          </table:table-cell>
          <table:table-cell table:formula="of:=SUM([.H12]*[.H4])" office:value-type="float" office:value="0" calcext:value-type="float">
            <text:p>0</text:p>
          </table:table-cell>
          <table:table-cell table:style-name="ce11" table:formula="of:=SUM([.B25:.H2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Кревања</text:p>
          </table:table-cell>
          <table:table-cell table:formula="of:=SUM([.B13]*[.B4])" office:value-type="float" office:value="0" calcext:value-type="float">
            <text:p>0</text:p>
          </table:table-cell>
          <table:table-cell table:formula="of:=SUM([.C13]*[.C4])" office:value-type="float" office:value="0" calcext:value-type="float">
            <text:p>0</text:p>
          </table:table-cell>
          <table:table-cell table:formula="of:=SUM([.D13]*[.D4])" office:value-type="float" office:value="0" calcext:value-type="float">
            <text:p>0</text:p>
          </table:table-cell>
          <table:table-cell table:formula="of:=SUM([.E13]*[.E4])" office:value-type="float" office:value="0" calcext:value-type="float">
            <text:p>0</text:p>
          </table:table-cell>
          <table:table-cell table:formula="of:=SUM([.F13]*[.F4])" office:value-type="float" office:value="0" calcext:value-type="float">
            <text:p>0</text:p>
          </table:table-cell>
          <table:table-cell table:formula="of:=SUM([.G13]*[.G4])" office:value-type="float" office:value="0" calcext:value-type="float">
            <text:p>0</text:p>
          </table:table-cell>
          <table:table-cell table:formula="of:=SUM([.H13]*[.H4])" office:value-type="float" office:value="0" calcext:value-type="float">
            <text:p>0</text:p>
          </table:table-cell>
          <table:table-cell table:style-name="ce11" table:formula="of:=SUM([.B26:.H2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пуштања</text:p>
          </table:table-cell>
          <table:table-cell table:formula="of:=SUM([.B14]*[.B4])" office:value-type="float" office:value="0" calcext:value-type="float">
            <text:p>0</text:p>
          </table:table-cell>
          <table:table-cell table:formula="of:=SUM([.C14]*[.C4])" office:value-type="float" office:value="0" calcext:value-type="float">
            <text:p>0</text:p>
          </table:table-cell>
          <table:table-cell table:formula="of:=SUM([.D14]*[.D4])" office:value-type="float" office:value="0" calcext:value-type="float">
            <text:p>0</text:p>
          </table:table-cell>
          <table:table-cell table:formula="of:=SUM([.E14]*[.E4])" office:value-type="float" office:value="0" calcext:value-type="float">
            <text:p>0</text:p>
          </table:table-cell>
          <table:table-cell table:formula="of:=SUM([.F14]*[.F4])" office:value-type="float" office:value="0" calcext:value-type="float">
            <text:p>0</text:p>
          </table:table-cell>
          <table:table-cell table:formula="of:=SUM([.G14]*[.G4])" office:value-type="float" office:value="0" calcext:value-type="float">
            <text:p>0</text:p>
          </table:table-cell>
          <table:table-cell table:formula="of:=SUM([.H14]*[.H4])" office:value-type="float" office:value="0" calcext:value-type="float">
            <text:p>0</text:p>
          </table:table-cell>
          <table:table-cell table:style-name="ce11" table:formula="of:=SUM([.B27:.H2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Грбни</text:p>
          </table:table-cell>
          <table:table-cell table:formula="of:=SUM([.B15]*[.B4])" office:value-type="float" office:value="0" calcext:value-type="float">
            <text:p>0</text:p>
          </table:table-cell>
          <table:table-cell table:formula="of:=SUM([.C15]*[.C4])" office:value-type="float" office:value="0" calcext:value-type="float">
            <text:p>0</text:p>
          </table:table-cell>
          <table:table-cell table:formula="of:=SUM([.D15]*[.D4])" office:value-type="float" office:value="0" calcext:value-type="float">
            <text:p>0</text:p>
          </table:table-cell>
          <table:table-cell table:formula="of:=SUM([.E15]*[.E4])" office:value-type="float" office:value="0" calcext:value-type="float">
            <text:p>0</text:p>
          </table:table-cell>
          <table:table-cell table:formula="of:=SUM([.F15]*[.F4])" office:value-type="float" office:value="0" calcext:value-type="float">
            <text:p>0</text:p>
          </table:table-cell>
          <table:table-cell table:formula="of:=SUM([.G15]*[.G4])" office:value-type="float" office:value="0" calcext:value-type="float">
            <text:p>0</text:p>
          </table:table-cell>
          <table:table-cell table:formula="of:=SUM([.H15]*[.H4])" office:value-type="float" office:value="0" calcext:value-type="float">
            <text:p>0</text:p>
          </table:table-cell>
          <table:table-cell table:style-name="ce11" table:formula="of:=SUM([.B28:.H2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Чучневи</text:p>
          </table:table-cell>
          <table:table-cell table:formula="of:=SUM([.B16]*[.B4])" office:value-type="float" office:value="0" calcext:value-type="float">
            <text:p>0</text:p>
          </table:table-cell>
          <table:table-cell table:formula="of:=SUM([.C16]*[.C4])" office:value-type="float" office:value="0" calcext:value-type="float">
            <text:p>0</text:p>
          </table:table-cell>
          <table:table-cell table:formula="of:=SUM([.D16]*[.D4])" office:value-type="float" office:value="0" calcext:value-type="float">
            <text:p>0</text:p>
          </table:table-cell>
          <table:table-cell table:formula="of:=SUM([.E16]*[.E4])" office:value-type="float" office:value="0" calcext:value-type="float">
            <text:p>0</text:p>
          </table:table-cell>
          <table:table-cell table:formula="of:=SUM([.F16]*[.F4])" office:value-type="float" office:value="0" calcext:value-type="float">
            <text:p>0</text:p>
          </table:table-cell>
          <table:table-cell table:formula="of:=SUM([.G16]*[.G4])" office:value-type="float" office:value="0" calcext:value-type="float">
            <text:p>0</text:p>
          </table:table-cell>
          <table:table-cell table:formula="of:=SUM([.H16]*[.H4])" office:value-type="float" office:value="0" calcext:value-type="float">
            <text:p>0</text:p>
          </table:table-cell>
          <table:table-cell table:style-name="ce11" table:formula="of:=SUM([.B29:.H2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office:value-type="string" calcext:value-type="string">
            <text:p>Трчање</text:p>
          </table:table-cell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Вкупно/просек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Почеток</text:p>
          </table:table-cell>
          <table:table-cell table:style-name="ce6" table:number-columns-repeated="7"/>
          <table:table-cell table:style-name="ce3"/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Крај</text:p>
          </table:table-cell>
          <table:table-cell table:style-name="ce7" table:number-columns-repeated="7"/>
          <table:table-cell table:style-name="ce3"/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Времетраење (мин)</text:p>
          </table:table-cell>
          <table:table-cell table:style-name="ce7" table:number-columns-repeated="7"/>
          <table:table-cell table:style-name="ce11" table:formula="of:=SUM([.B34:.H34])" office:value-type="float" office:value="0" calcext:value-type="float">
            <text:p>0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Дистанца (милји)</text:p>
          </table:table-cell>
          <table:table-cell table:style-name="ce7" table:number-columns-repeated="7"/>
          <table:table-cell table:style-name="ce11" table:formula="of:=SUM([.B35:.H35])" office:value-type="float" office:value="0" calcext:value-type="float">
            <text:p>0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Над. Разлика</text:p>
          </table:table-cell>
          <table:table-cell table:style-name="ce7" table:number-columns-repeated="7"/>
          <table:table-cell table:style-name="ce11" table:formula="of:=SUM([.B36:.H3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Брзина на милја</text:p>
          </table:table-cell>
          <table:table-cell table:style-name="ce7" table:number-columns-repeated="7"/>
          <table:table-cell table:style-name="ce11" table:formula="of:=AVERAGE([.B37:.H37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5км </text:p>
          </table:table-cell>
          <table:table-cell table:style-name="ce7" table:number-columns-repeated="7"/>
          <table:table-cell table:style-name="ce11" table:formula="of:=AVERAGE([.B38:.H38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10км</text:p>
          </table:table-cell>
          <table:table-cell table:style-name="ce7" table:number-columns-repeated="7"/>
          <table:table-cell table:style-name="ce11" table:formula="of:=AVERAGE([.B39:.H39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Полу маратон</text:p>
          </table:table-cell>
          <table:table-cell table:style-name="ce8" table:number-columns-repeated="7"/>
          <table:table-cell table:style-name="ce11" table:formula="of:=AVERAGE([.B40:.H40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table:style-name="ce3" office:value-type="string" calcext:value-type="string">
            <text:p>Џиу Џитсу</text:p>
          </table:table-cell>
          <table:table-cell table:style-name="ce5" office:value-type="string" calcext:value-type="string">
            <text:p>Потег 1</text:p>
          </table:table-cell>
          <table:table-cell table:style-name="ce5" office:value-type="string" calcext:value-type="string">
            <text:p>Потег 2</text:p>
          </table:table-cell>
          <table:table-cell table:style-name="ce5" office:value-type="string" calcext:value-type="string">
            <text:p>Потег 3</text:p>
          </table:table-cell>
          <table:table-cell table:style-name="ce5" office:value-type="string" calcext:value-type="string">
            <text:p>Спаринг</text:p>
          </table:table-cell>
          <table:table-cell/>
          <table:table-cell table:style-name="ce3" office:value-type="string" calcext:value-type="string">
            <text:p>Отворен душек</text:p>
          </table:table-cell>
          <table:table-cell table:style-name="ce5" office:value-type="string" calcext:value-type="string">
            <text:p>Сенсеи</text:p>
          </table:table-cell>
          <table:table-cell table:style-name="ce5" office:value-type="string" calcext:value-type="string">
            <text:p>Појак појас</text:p>
          </table:table-cell>
          <table:table-cell table:style-name="ce5" office:value-type="string" calcext:value-type="string">
            <text:p>Ист појас</text:p>
          </table:table-cell>
          <table:table-cell table:style-name="ce5" office:value-type="string" calcext:value-type="string">
            <text:p>Послаб поја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Просек</text:p>
          </table:table-cell>
          <table:table-cell/>
          <table:table-cell table:style-name="ce5" office:value-type="string" calcext:value-type="string">
            <text:p>Прв тренинг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Понашање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Висина</text:p>
          </table:table-cell>
          <table:table-cell table:style-name="ce5" table:number-columns-repeated="7"/>
          <table:table-cell table:formula="of:=AVERAGE([.B44:.H44])" office:value-type="string" office:string-value="" calcext:value-type="error">
            <text:p>#DIV/0!</text:p>
          </table:table-cell>
          <table:table-cell/>
          <table:table-cell table:style-name="ce5" office:value-type="string" calcext:value-type="string">
            <text:p>Втор Тренинг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Оцена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Тежина</text:p>
          </table:table-cell>
          <table:table-cell table:style-name="ce5" table:number-columns-repeated="7"/>
          <table:table-cell table:formula="of:=AVERAGE([.B45:.H45])" office:value-type="string" office:string-value="" calcext:value-type="error">
            <text:p>#DIV/0!</text:p>
          </table:table-cell>
          <table:table-cell/>
          <table:table-cell table:style-name="ce3" table:number-columns-repeated="5"/>
          <table:table-cell/>
          <table:table-cell table:style-name="ce5" office:value-type="string" calcext:value-type="string">
            <text:p>Забелешка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Врат</text:p>
          </table:table-cell>
          <table:table-cell table:style-name="ce5" table:number-columns-repeated="7"/>
          <table:table-cell table:formula="of:=AVERAGE([.B46:.H46])" office:value-type="string" office:string-value="" calcext:value-type="error">
            <text:p>#DIV/0!</text:p>
          </table:table-cell>
          <table:table-cell/>
          <table:table-cell table:style-name="ce3" table:number-columns-repeated="5"/>
          <table:table-cell/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Рака</text:p>
          </table:table-cell>
          <table:table-cell table:style-name="ce5" table:number-columns-repeated="7"/>
          <table:table-cell table:formula="of:=AVERAGE([.B47:.H4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Бокс (серии – 6мин)</text:p>
          </table:table-cell>
          <table:table-cell table:style-name="ce5" office:value-type="string" calcext:value-type="string">
            <text:p>Прв тренинг</text:p>
          </table:table-cell>
          <table:table-cell table:style-name="ce5" office:value-type="string" calcext:value-type="string">
            <text:p>Втор тренинг</text:p>
          </table:table-cell>
          <table:table-cell table:style-name="ce5" office:value-type="string" calcext:value-type="string">
            <text:p>Трет тренинг</text:p>
          </table:table-cell>
          <table:table-cell office:value-type="string" calcext:value-type="string">
            <text:p>Вкупно </text:p>
          </table:table-cell>
          <table:table-cell/>
          <table:table-cell office:value-type="string" calcext:value-type="string">
            <text:p>Комбо (серии)</text:p>
          </table:table-cell>
          <table:table-cell table:style-name="ce5" office:value-type="string" calcext:value-type="string">
            <text:p><text:s/>Прв тренинг</text:p>
          </table:table-cell>
          <table:table-cell table:style-name="ce5" office:value-type="string" calcext:value-type="string">
            <text:p>Втор </text:p>
          </table:table-cell>
          <table:table-cell table:style-name="ce5" office:value-type="string" calcext:value-type="string">
            <text:p>Трет</text:p>
          </table:table-cell>
          <table:table-cell table:style-name="ce5" office:value-type="string" calcext:value-type="string">
            <text:p>Вкупно за цела недела</text:p>
          </table:table-cell>
          <table:table-cell/>
        </table:table-row>
        <table:table-row table:style-name="ro1">
          <table:table-cell office:value-type="string" calcext:value-type="string">
            <text:p>Подлактица</text:p>
          </table:table-cell>
          <table:table-cell table:style-name="ce5" table:number-columns-repeated="7"/>
          <table:table-cell table:formula="of:=AVERAGE([.B48:.H4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Вреќа</text:p>
          </table:table-cell>
          <table:table-cell table:style-name="ce5" table:number-columns-repeated="3"/>
          <table:table-cell table:formula="of:=SUM([.L48:.N48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48:.T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оловина</text:p>
          </table:table-cell>
          <table:table-cell table:style-name="ce5" table:number-columns-repeated="7"/>
          <table:table-cell table:formula="of:=AVERAGE([.B49:.H4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Крушка</text:p>
          </table:table-cell>
          <table:table-cell table:style-name="ce5" table:number-columns-repeated="3"/>
          <table:table-cell table:formula="of:=SUM([.L49:.N49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49:.T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Граден кош</text:p>
          </table:table-cell>
          <table:table-cell table:style-name="ce5" table:number-columns-repeated="7"/>
          <table:table-cell table:formula="of:=AVERAGE([.B50:.H5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Топка</text:p>
          </table:table-cell>
          <table:table-cell table:style-name="ce5" table:number-columns-repeated="3"/>
          <table:table-cell table:formula="of:=SUM([.L50:.N50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0:.T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Колк</text:p>
          </table:table-cell>
          <table:table-cell table:style-name="ce5" table:number-columns-repeated="7"/>
          <table:table-cell table:formula="of:=AVERAGE([.B51:.H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Јаже</text:p>
          </table:table-cell>
          <table:table-cell table:style-name="ce5" table:number-columns-repeated="3"/>
          <table:table-cell table:formula="of:=SUM([.L51:.N51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1:.T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Бут</text:p>
          </table:table-cell>
          <table:table-cell table:style-name="ce5" table:number-columns-repeated="7"/>
          <table:table-cell table:formula="of:=AVERAGE([.B52:.H5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Спаринг</text:p>
          </table:table-cell>
          <table:table-cell table:style-name="ce5" table:number-columns-repeated="3"/>
          <table:table-cell table:formula="of:=SUM([.L52:.N52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2:.T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Лист</text:p>
          </table:table-cell>
          <table:table-cell table:style-name="ce5" table:number-columns-repeated="7"/>
          <table:table-cell table:formula="of:=AVERAGE([.B53:.H53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Рамо – рамо</text:p>
          </table:table-cell>
          <table:table-cell table:style-name="ce5" table:number-columns-repeated="7"/>
          <table:table-cell table:formula="of:=AVERAGE([.B54:.H54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Дисциплина</text:p>
          </table:table-cell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Вкупно</text:p>
          </table:table-cell>
          <table:table-cell office:value-type="string" calcext:value-type="string">
            <text:p>Да (1), Не (0)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алистеника</text:p>
          </table:table-cell>
          <table:table-cell table:number-columns-repeated="7"/>
          <table:table-cell table:formula="of:=SUM([.B57:.H5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Џиу џитсу</text:p>
          </table:table-cell>
          <table:table-cell table:number-columns-repeated="7"/>
          <table:table-cell table:formula="of:=SUM([.B58:.H5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Бокс</text:p>
          </table:table-cell>
          <table:table-cell table:number-columns-repeated="7"/>
          <table:table-cell table:formula="of:=SUM([.B59:.H5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Трчање</text:p>
          </table:table-cell>
          <table:table-cell table:number-columns-repeated="7"/>
          <table:table-cell table:formula="of:=SUM([.B60:.H6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тегнување</text:p>
          </table:table-cell>
          <table:table-cell table:number-columns-repeated="7"/>
          <table:table-cell table:formula="of:=SUM([.B61:.H6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ланинарење</text:p>
          </table:table-cell>
          <table:table-cell table:number-columns-repeated="7"/>
          <table:table-cell table:formula="of:=SUM([.B62:.H6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Недела 3" table:style-name="ta1">
        <table:shapes>
          <draw:frame draw:z-index="0" draw:style-name="gr1" draw:text-style-name="P1" svg:width="5.0791in" svg:height="2.8854in" svg:x="15.9811in" svg:y="4.1248in">
            <draw:object draw:notify-on-update-of-ranges="'Недела 3'.A57:'Недела 3'.A62 'Недела 3'.I56:'Недела 3'.I56 'Недела 3'.I57:'Недела 3'.I6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.7236in" svg:height="2.7492in" svg:x="8.8717in" svg:y="4.3039in">
            <draw:object draw:notify-on-update-of-ranges="'Недела 3'.K48:'Недела 3'.K52 'Недела 3'.O48:'Недела 3'.O52 'Недела 3'.K48:'Недела 3'.K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.8921in" svg:height="2.5504in" svg:x="8.7193in" svg:y="0.2524in">
            <draw:object draw:notify-on-update-of-ranges="'Недела 3'.I8:'Недела 3'.I12 'Недела 3'.J8:'Недела 3'.J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7.4386in" svg:height="3.8303in" svg:x="13.6185in" svg:y="0.1453in">
            <draw:object draw:notify-on-update-of-ranges="'Недела 3'.B31:'Недела 3'.H31 'Недела 3'.A34:'Недела 3'.A34 'Недела 3'.B34:'Недела 3'.H34 'Недела 3'.A35:'Недела 3'.A35 'Недела 3'.B35:'Недела 3'.H35 'Недела 3'.A36:'Недела 3'.A36 'Недела 3'.B36:'Недела 3'.H36 'Недела 3'.A37:'Недела 3'.A37 'Недела 3'.B37:'Недела 3'.H37 'Недела 3'.A38:'Недела 3'.A38 'Недела 3'.B38:'Недела 3'.H38 'Недела 3'.A39:'Недела 3'.A39 'Недела 3'.B39:'Недела 3'.H39 'Недела 3'.A40:'Недела 3'.A40 'Недела 3'.B40:'Недела 3'.H4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Досие за вежбање</text:p>
          </table:table-cell>
          <table:table-cell table:style-name="ce4" office:value-type="string" calcext:value-type="string">
            <text:p>ОД</text:p>
          </table:table-cell>
          <table:table-cell/>
          <table:table-cell table:style-name="ce4" office:value-type="string" calcext:value-type="string">
            <text:p>ДО</text:p>
          </table:table-cell>
          <table:table-cell table:number-columns-repeated="4"/>
          <table:table-cell office:value-type="string" calcext:value-type="string">
            <text:p>Се пополнува на крај од 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секоа недела. 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Калистеника</text:p>
          </table:table-cell>
          <table:table-cell table:style-name="ce5" office:value-type="string" calcext:value-type="string">
            <text:p>Пон</text:p>
          </table:table-cell>
          <table:table-cell table:style-name="ce5" office:value-type="string" calcext:value-type="string">
            <text:p>Вто</text:p>
          </table:table-cell>
          <table:table-cell table:style-name="ce5" office:value-type="string" calcext:value-type="string">
            <text:p>Сре</text:p>
          </table:table-cell>
          <table:table-cell table:style-name="ce5" office:value-type="string" calcext:value-type="string">
            <text:p>Чет</text:p>
          </table:table-cell>
          <table:table-cell table:style-name="ce5" office:value-type="string" calcext:value-type="string">
            <text:p>Пет</text:p>
          </table:table-cell>
          <table:table-cell table:style-name="ce5" office:value-type="string" calcext:value-type="string">
            <text:p>Саб</text:p>
          </table:table-cell>
          <table:table-cell table:style-name="ce5" office:value-type="string" calcext:value-type="string">
            <text:p>Нед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Број на серии</text:p>
          </table:table-cell>
          <table:table-cell table:style-name="ce5" table:number-columns-repeated="7"/>
          <table:table-cell office:value-type="string" calcext:value-type="string">
            <text:p>Вкупно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table:number-columns-repeated="7"/>
          <table:table-cell office:value-type="string" calcext:value-type="string">
            <text:p>Серии</text:p>
          </table:table-cell>
          <table:table-cell table:formula="of:=SUM([.B4:.H4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Повторувања</text:p>
          </table:table-cell>
          <table:table-cell table:style-name="ce3" table:number-columns-repeated="7"/>
          <table:table-cell office:value-type="string" calcext:value-type="string">
            <text:p>Повторувања</text:p>
          </table:table-cell>
          <table:table-cell table:formula="of:=SUM([.I20:.I29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Склекови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Поткревања на нозе</text:p>
          </table:table-cell>
          <table:table-cell table:style-name="ce5" table:number-columns-repeated="7"/>
          <table:table-cell office:value-type="string" calcext:value-type="string">
            <text:p>Грб</text:p>
          </table:table-cell>
          <table:table-cell table:formula="of:=SUM([.I22];[.I23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Згибови (предни)</text:p>
          </table:table-cell>
          <table:table-cell table:style-name="ce5" table:number-columns-repeated="7"/>
          <table:table-cell office:value-type="string" calcext:value-type="string">
            <text:p>Гради</text:p>
          </table:table-cell>
          <table:table-cell table:formula="of:=SUM([.I27];[.I20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Згибови (задни)</text:p>
          </table:table-cell>
          <table:table-cell table:style-name="ce5" table:number-columns-repeated="7"/>
          <table:table-cell office:value-type="string" calcext:value-type="string">
            <text:p>Рамо</text:p>
          </table:table-cell>
          <table:table-cell table:formula="of:=SUM([.I25];[.I26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Даски</text:p>
          </table:table-cell>
          <table:table-cell table:style-name="ce5" table:number-columns-repeated="7"/>
          <table:table-cell office:value-type="string" calcext:value-type="string">
            <text:p>Нозе и Половина</text:p>
          </table:table-cell>
          <table:table-cell table:formula="of:=SUM([.I29];[.I28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Ридести склекови</text:p>
          </table:table-cell>
          <table:table-cell table:style-name="ce5" table:number-columns-repeated="7"/>
          <table:table-cell office:value-type="string" calcext:value-type="string">
            <text:p>Стомачни</text:p>
          </table:table-cell>
          <table:table-cell table:formula="of:=SUM([.I21];[.I24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Кревања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Спуштања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Грбни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Чучневи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Шпринт (просек)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Вкупно за деновите</text:p>
          </table:table-cell>
          <table:table-cell table:number-columns-repeated="7"/>
          <table:table-cell table:style-name="ce4" office:value-type="string" calcext:value-type="string">
            <text:p>Вкупно за цела недела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клекови</text:p>
          </table:table-cell>
          <table:table-cell table:formula="of:=SUM([.B7]*[.B4])" office:value-type="float" office:value="0" calcext:value-type="float">
            <text:p>0</text:p>
          </table:table-cell>
          <table:table-cell table:formula="of:=SUM([.C7]*[.C4])" office:value-type="float" office:value="0" calcext:value-type="float">
            <text:p>0</text:p>
          </table:table-cell>
          <table:table-cell table:formula="of:=SUM([.D7]*[.D4])" office:value-type="float" office:value="0" calcext:value-type="float">
            <text:p>0</text:p>
          </table:table-cell>
          <table:table-cell table:formula="of:=SUM([.E7]*[.E4])" office:value-type="float" office:value="0" calcext:value-type="float">
            <text:p>0</text:p>
          </table:table-cell>
          <table:table-cell table:formula="of:=SUM([.F7]*[.F4])" office:value-type="float" office:value="0" calcext:value-type="float">
            <text:p>0</text:p>
          </table:table-cell>
          <table:table-cell table:formula="of:=SUM([.G7]*[.G4])" office:value-type="float" office:value="0" calcext:value-type="float">
            <text:p>0</text:p>
          </table:table-cell>
          <table:table-cell table:formula="of:=SUM([.H7]*[.H4])" office:value-type="float" office:value="0" calcext:value-type="float">
            <text:p>0</text:p>
          </table:table-cell>
          <table:table-cell table:style-name="ce11" table:formula="of:=SUM([.B20:.H2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Поткревања на нозе</text:p>
          </table:table-cell>
          <table:table-cell table:formula="of:=SUM([.B8]*[.B4])" office:value-type="float" office:value="0" calcext:value-type="float">
            <text:p>0</text:p>
          </table:table-cell>
          <table:table-cell table:formula="of:=SUM([.C8]*[.C4])" office:value-type="float" office:value="0" calcext:value-type="float">
            <text:p>0</text:p>
          </table:table-cell>
          <table:table-cell table:formula="of:=SUM([.D8]*[.D4])" office:value-type="float" office:value="0" calcext:value-type="float">
            <text:p>0</text:p>
          </table:table-cell>
          <table:table-cell table:formula="of:=SUM([.E8]*[.E4])" office:value-type="float" office:value="0" calcext:value-type="float">
            <text:p>0</text:p>
          </table:table-cell>
          <table:table-cell table:formula="of:=SUM([.F8]*[.F4])" office:value-type="float" office:value="0" calcext:value-type="float">
            <text:p>0</text:p>
          </table:table-cell>
          <table:table-cell table:formula="of:=SUM([.G8]*[.G4])" office:value-type="float" office:value="0" calcext:value-type="float">
            <text:p>0</text:p>
          </table:table-cell>
          <table:table-cell table:formula="of:=SUM([.H8]*[.H4])" office:value-type="float" office:value="0" calcext:value-type="float">
            <text:p>0</text:p>
          </table:table-cell>
          <table:table-cell table:style-name="ce11" table:formula="of:=SUM([.B21:.H2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Згибови (предни)</text:p>
          </table:table-cell>
          <table:table-cell table:formula="of:=SUM([.B9]*[.B4])" office:value-type="float" office:value="0" calcext:value-type="float">
            <text:p>0</text:p>
          </table:table-cell>
          <table:table-cell table:formula="of:=SUM([.C9]*[.C4])" office:value-type="float" office:value="0" calcext:value-type="float">
            <text:p>0</text:p>
          </table:table-cell>
          <table:table-cell table:formula="of:=SUM([.D9]*[.D4])" office:value-type="float" office:value="0" calcext:value-type="float">
            <text:p>0</text:p>
          </table:table-cell>
          <table:table-cell table:formula="of:=SUM([.E9]*[.E4])" office:value-type="float" office:value="0" calcext:value-type="float">
            <text:p>0</text:p>
          </table:table-cell>
          <table:table-cell table:formula="of:=SUM([.F9]*[.F4])" office:value-type="float" office:value="0" calcext:value-type="float">
            <text:p>0</text:p>
          </table:table-cell>
          <table:table-cell table:formula="of:=SUM([.G9]*[.G4])" office:value-type="float" office:value="0" calcext:value-type="float">
            <text:p>0</text:p>
          </table:table-cell>
          <table:table-cell table:formula="of:=SUM([.H9]*[.H4])" office:value-type="float" office:value="0" calcext:value-type="float">
            <text:p>0</text:p>
          </table:table-cell>
          <table:table-cell table:style-name="ce11" table:formula="of:=SUM([.B22:.H2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Згибови (задни)</text:p>
          </table:table-cell>
          <table:table-cell table:formula="of:=SUM([.B10]*[.B4])" office:value-type="float" office:value="0" calcext:value-type="float">
            <text:p>0</text:p>
          </table:table-cell>
          <table:table-cell table:formula="of:=SUM([.C10]*[.C4])" office:value-type="float" office:value="0" calcext:value-type="float">
            <text:p>0</text:p>
          </table:table-cell>
          <table:table-cell table:formula="of:=SUM([.D10]*[.D4])" office:value-type="float" office:value="0" calcext:value-type="float">
            <text:p>0</text:p>
          </table:table-cell>
          <table:table-cell table:formula="of:=SUM([.E10]*[.E4])" office:value-type="float" office:value="0" calcext:value-type="float">
            <text:p>0</text:p>
          </table:table-cell>
          <table:table-cell table:formula="of:=SUM([.F10]*[.F4])" office:value-type="float" office:value="0" calcext:value-type="float">
            <text:p>0</text:p>
          </table:table-cell>
          <table:table-cell table:formula="of:=SUM([.G10]*[.G4])" office:value-type="float" office:value="0" calcext:value-type="float">
            <text:p>0</text:p>
          </table:table-cell>
          <table:table-cell table:formula="of:=SUM([.H10]*[.H4])" office:value-type="float" office:value="0" calcext:value-type="float">
            <text:p>0</text:p>
          </table:table-cell>
          <table:table-cell table:style-name="ce11" table:formula="of:=SUM([.B23:.H2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Даски</text:p>
          </table:table-cell>
          <table:table-cell table:formula="of:=SUM([.B11]*[.B4])" office:value-type="float" office:value="0" calcext:value-type="float">
            <text:p>0</text:p>
          </table:table-cell>
          <table:table-cell table:formula="of:=SUM([.C11]*[.C4])" office:value-type="float" office:value="0" calcext:value-type="float">
            <text:p>0</text:p>
          </table:table-cell>
          <table:table-cell table:formula="of:=SUM([.D11]*[.D4])" office:value-type="float" office:value="0" calcext:value-type="float">
            <text:p>0</text:p>
          </table:table-cell>
          <table:table-cell table:formula="of:=SUM([.E11]*[.E4])" office:value-type="float" office:value="0" calcext:value-type="float">
            <text:p>0</text:p>
          </table:table-cell>
          <table:table-cell table:formula="of:=SUM([.F11]*[.F4])" office:value-type="float" office:value="0" calcext:value-type="float">
            <text:p>0</text:p>
          </table:table-cell>
          <table:table-cell table:formula="of:=SUM([.G11]*[.G4])" office:value-type="float" office:value="0" calcext:value-type="float">
            <text:p>0</text:p>
          </table:table-cell>
          <table:table-cell table:formula="of:=SUM([.H11]*[.H4])" office:value-type="float" office:value="0" calcext:value-type="float">
            <text:p>0</text:p>
          </table:table-cell>
          <table:table-cell table:style-name="ce11" table:formula="of:=SUM([.B24:.H2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Ридести склекови</text:p>
          </table:table-cell>
          <table:table-cell table:formula="of:=SUM([.B12]*[.B4])" office:value-type="float" office:value="0" calcext:value-type="float">
            <text:p>0</text:p>
          </table:table-cell>
          <table:table-cell table:formula="of:=SUM([.C12]*[.C4])" office:value-type="float" office:value="0" calcext:value-type="float">
            <text:p>0</text:p>
          </table:table-cell>
          <table:table-cell table:formula="of:=SUM([.D12]*[.D4])" office:value-type="float" office:value="0" calcext:value-type="float">
            <text:p>0</text:p>
          </table:table-cell>
          <table:table-cell table:formula="of:=SUM([.E12]*[.E4])" office:value-type="float" office:value="0" calcext:value-type="float">
            <text:p>0</text:p>
          </table:table-cell>
          <table:table-cell table:formula="of:=SUM([.F12]*[.F4])" office:value-type="float" office:value="0" calcext:value-type="float">
            <text:p>0</text:p>
          </table:table-cell>
          <table:table-cell table:formula="of:=SUM([.G12]*[.G4])" office:value-type="float" office:value="0" calcext:value-type="float">
            <text:p>0</text:p>
          </table:table-cell>
          <table:table-cell table:formula="of:=SUM([.H12]*[.H4])" office:value-type="float" office:value="0" calcext:value-type="float">
            <text:p>0</text:p>
          </table:table-cell>
          <table:table-cell table:style-name="ce11" table:formula="of:=SUM([.B25:.H2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Кревања</text:p>
          </table:table-cell>
          <table:table-cell table:formula="of:=SUM([.B13]*[.B4])" office:value-type="float" office:value="0" calcext:value-type="float">
            <text:p>0</text:p>
          </table:table-cell>
          <table:table-cell table:formula="of:=SUM([.C13]*[.C4])" office:value-type="float" office:value="0" calcext:value-type="float">
            <text:p>0</text:p>
          </table:table-cell>
          <table:table-cell table:formula="of:=SUM([.D13]*[.D4])" office:value-type="float" office:value="0" calcext:value-type="float">
            <text:p>0</text:p>
          </table:table-cell>
          <table:table-cell table:formula="of:=SUM([.E13]*[.E4])" office:value-type="float" office:value="0" calcext:value-type="float">
            <text:p>0</text:p>
          </table:table-cell>
          <table:table-cell table:formula="of:=SUM([.F13]*[.F4])" office:value-type="float" office:value="0" calcext:value-type="float">
            <text:p>0</text:p>
          </table:table-cell>
          <table:table-cell table:formula="of:=SUM([.G13]*[.G4])" office:value-type="float" office:value="0" calcext:value-type="float">
            <text:p>0</text:p>
          </table:table-cell>
          <table:table-cell table:formula="of:=SUM([.H13]*[.H4])" office:value-type="float" office:value="0" calcext:value-type="float">
            <text:p>0</text:p>
          </table:table-cell>
          <table:table-cell table:style-name="ce11" table:formula="of:=SUM([.B26:.H2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пуштања</text:p>
          </table:table-cell>
          <table:table-cell table:formula="of:=SUM([.B14]*[.B4])" office:value-type="float" office:value="0" calcext:value-type="float">
            <text:p>0</text:p>
          </table:table-cell>
          <table:table-cell table:formula="of:=SUM([.C14]*[.C4])" office:value-type="float" office:value="0" calcext:value-type="float">
            <text:p>0</text:p>
          </table:table-cell>
          <table:table-cell table:formula="of:=SUM([.D14]*[.D4])" office:value-type="float" office:value="0" calcext:value-type="float">
            <text:p>0</text:p>
          </table:table-cell>
          <table:table-cell table:formula="of:=SUM([.E14]*[.E4])" office:value-type="float" office:value="0" calcext:value-type="float">
            <text:p>0</text:p>
          </table:table-cell>
          <table:table-cell table:formula="of:=SUM([.F14]*[.F4])" office:value-type="float" office:value="0" calcext:value-type="float">
            <text:p>0</text:p>
          </table:table-cell>
          <table:table-cell table:formula="of:=SUM([.G14]*[.G4])" office:value-type="float" office:value="0" calcext:value-type="float">
            <text:p>0</text:p>
          </table:table-cell>
          <table:table-cell table:formula="of:=SUM([.H14]*[.H4])" office:value-type="float" office:value="0" calcext:value-type="float">
            <text:p>0</text:p>
          </table:table-cell>
          <table:table-cell table:style-name="ce11" table:formula="of:=SUM([.B27:.H2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Грбни</text:p>
          </table:table-cell>
          <table:table-cell table:formula="of:=SUM([.B15]*[.B4])" office:value-type="float" office:value="0" calcext:value-type="float">
            <text:p>0</text:p>
          </table:table-cell>
          <table:table-cell table:formula="of:=SUM([.C15]*[.C4])" office:value-type="float" office:value="0" calcext:value-type="float">
            <text:p>0</text:p>
          </table:table-cell>
          <table:table-cell table:formula="of:=SUM([.D15]*[.D4])" office:value-type="float" office:value="0" calcext:value-type="float">
            <text:p>0</text:p>
          </table:table-cell>
          <table:table-cell table:formula="of:=SUM([.E15]*[.E4])" office:value-type="float" office:value="0" calcext:value-type="float">
            <text:p>0</text:p>
          </table:table-cell>
          <table:table-cell table:formula="of:=SUM([.F15]*[.F4])" office:value-type="float" office:value="0" calcext:value-type="float">
            <text:p>0</text:p>
          </table:table-cell>
          <table:table-cell table:formula="of:=SUM([.G15]*[.G4])" office:value-type="float" office:value="0" calcext:value-type="float">
            <text:p>0</text:p>
          </table:table-cell>
          <table:table-cell table:formula="of:=SUM([.H15]*[.H4])" office:value-type="float" office:value="0" calcext:value-type="float">
            <text:p>0</text:p>
          </table:table-cell>
          <table:table-cell table:style-name="ce11" table:formula="of:=SUM([.B28:.H2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Чучневи</text:p>
          </table:table-cell>
          <table:table-cell table:formula="of:=SUM([.B16]*[.B4])" office:value-type="float" office:value="0" calcext:value-type="float">
            <text:p>0</text:p>
          </table:table-cell>
          <table:table-cell table:formula="of:=SUM([.C16]*[.C4])" office:value-type="float" office:value="0" calcext:value-type="float">
            <text:p>0</text:p>
          </table:table-cell>
          <table:table-cell table:formula="of:=SUM([.D16]*[.D4])" office:value-type="float" office:value="0" calcext:value-type="float">
            <text:p>0</text:p>
          </table:table-cell>
          <table:table-cell table:formula="of:=SUM([.E16]*[.E4])" office:value-type="float" office:value="0" calcext:value-type="float">
            <text:p>0</text:p>
          </table:table-cell>
          <table:table-cell table:formula="of:=SUM([.F16]*[.F4])" office:value-type="float" office:value="0" calcext:value-type="float">
            <text:p>0</text:p>
          </table:table-cell>
          <table:table-cell table:formula="of:=SUM([.G16]*[.G4])" office:value-type="float" office:value="0" calcext:value-type="float">
            <text:p>0</text:p>
          </table:table-cell>
          <table:table-cell table:formula="of:=SUM([.H16]*[.H4])" office:value-type="float" office:value="0" calcext:value-type="float">
            <text:p>0</text:p>
          </table:table-cell>
          <table:table-cell table:style-name="ce11" table:formula="of:=SUM([.B29:.H2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office:value-type="string" calcext:value-type="string">
            <text:p>Трчање</text:p>
          </table:table-cell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Вкупно/просек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Почеток</text:p>
          </table:table-cell>
          <table:table-cell table:style-name="ce6" table:number-columns-repeated="7"/>
          <table:table-cell table:style-name="ce3"/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Крај</text:p>
          </table:table-cell>
          <table:table-cell table:style-name="ce7" table:number-columns-repeated="7"/>
          <table:table-cell table:style-name="ce3"/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Времетраење (мин)</text:p>
          </table:table-cell>
          <table:table-cell table:style-name="ce7" table:number-columns-repeated="7"/>
          <table:table-cell table:style-name="ce11" table:formula="of:=SUM([.B34:.H34])" office:value-type="float" office:value="0" calcext:value-type="float">
            <text:p>0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Дистанца (милји)</text:p>
          </table:table-cell>
          <table:table-cell table:style-name="ce7" table:number-columns-repeated="7"/>
          <table:table-cell table:style-name="ce11" table:formula="of:=SUM([.B35:.H35])" office:value-type="float" office:value="0" calcext:value-type="float">
            <text:p>0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Над. Разлика</text:p>
          </table:table-cell>
          <table:table-cell table:style-name="ce7" table:number-columns-repeated="7"/>
          <table:table-cell table:style-name="ce11" table:formula="of:=SUM([.B36:.H3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Брзина на милја</text:p>
          </table:table-cell>
          <table:table-cell table:style-name="ce7" table:number-columns-repeated="7"/>
          <table:table-cell table:style-name="ce11" table:formula="of:=AVERAGE([.B37:.H37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5км </text:p>
          </table:table-cell>
          <table:table-cell table:style-name="ce7" table:number-columns-repeated="7"/>
          <table:table-cell table:style-name="ce11" table:formula="of:=AVERAGE([.B38:.H38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10км</text:p>
          </table:table-cell>
          <table:table-cell table:style-name="ce7" table:number-columns-repeated="7"/>
          <table:table-cell table:style-name="ce11" table:formula="of:=AVERAGE([.B39:.H39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Полу маратон</text:p>
          </table:table-cell>
          <table:table-cell table:style-name="ce8" table:number-columns-repeated="7"/>
          <table:table-cell table:style-name="ce11" table:formula="of:=AVERAGE([.B40:.H40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table:style-name="ce3" office:value-type="string" calcext:value-type="string">
            <text:p>Џиу Џитсу</text:p>
          </table:table-cell>
          <table:table-cell table:style-name="ce5" office:value-type="string" calcext:value-type="string">
            <text:p>Потег 1</text:p>
          </table:table-cell>
          <table:table-cell table:style-name="ce5" office:value-type="string" calcext:value-type="string">
            <text:p>Потег 2</text:p>
          </table:table-cell>
          <table:table-cell table:style-name="ce5" office:value-type="string" calcext:value-type="string">
            <text:p>Потег 3</text:p>
          </table:table-cell>
          <table:table-cell table:style-name="ce5" office:value-type="string" calcext:value-type="string">
            <text:p>Спаринг</text:p>
          </table:table-cell>
          <table:table-cell/>
          <table:table-cell table:style-name="ce3" office:value-type="string" calcext:value-type="string">
            <text:p>Отворен душек</text:p>
          </table:table-cell>
          <table:table-cell table:style-name="ce5" office:value-type="string" calcext:value-type="string">
            <text:p>Сенсеи</text:p>
          </table:table-cell>
          <table:table-cell table:style-name="ce5" office:value-type="string" calcext:value-type="string">
            <text:p>Појак појас</text:p>
          </table:table-cell>
          <table:table-cell table:style-name="ce5" office:value-type="string" calcext:value-type="string">
            <text:p>Ист појас</text:p>
          </table:table-cell>
          <table:table-cell table:style-name="ce5" office:value-type="string" calcext:value-type="string">
            <text:p>Послаб поја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Просек</text:p>
          </table:table-cell>
          <table:table-cell/>
          <table:table-cell table:style-name="ce5" office:value-type="string" calcext:value-type="string">
            <text:p>Прв тренинг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Понашање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Висина</text:p>
          </table:table-cell>
          <table:table-cell table:style-name="ce5" table:number-columns-repeated="7"/>
          <table:table-cell table:formula="of:=AVERAGE([.B44:.H44])" office:value-type="string" office:string-value="" calcext:value-type="error">
            <text:p>#DIV/0!</text:p>
          </table:table-cell>
          <table:table-cell/>
          <table:table-cell table:style-name="ce5" office:value-type="string" calcext:value-type="string">
            <text:p>Втор Тренинг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Оцена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Тежина</text:p>
          </table:table-cell>
          <table:table-cell table:style-name="ce5" table:number-columns-repeated="7"/>
          <table:table-cell table:formula="of:=AVERAGE([.B45:.H45])" office:value-type="string" office:string-value="" calcext:value-type="error">
            <text:p>#DIV/0!</text:p>
          </table:table-cell>
          <table:table-cell/>
          <table:table-cell table:style-name="ce3" table:number-columns-repeated="5"/>
          <table:table-cell/>
          <table:table-cell table:style-name="ce5" office:value-type="string" calcext:value-type="string">
            <text:p>Забелешка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Врат</text:p>
          </table:table-cell>
          <table:table-cell table:style-name="ce5" table:number-columns-repeated="7"/>
          <table:table-cell table:formula="of:=AVERAGE([.B46:.H46])" office:value-type="string" office:string-value="" calcext:value-type="error">
            <text:p>#DIV/0!</text:p>
          </table:table-cell>
          <table:table-cell/>
          <table:table-cell table:style-name="ce3" table:number-columns-repeated="5"/>
          <table:table-cell/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Рака</text:p>
          </table:table-cell>
          <table:table-cell table:style-name="ce5" table:number-columns-repeated="7"/>
          <table:table-cell table:formula="of:=AVERAGE([.B47:.H4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Бокс (серии – 6мин)</text:p>
          </table:table-cell>
          <table:table-cell table:style-name="ce5" office:value-type="string" calcext:value-type="string">
            <text:p>Прв тренинг</text:p>
          </table:table-cell>
          <table:table-cell table:style-name="ce5" office:value-type="string" calcext:value-type="string">
            <text:p>Втор тренинг</text:p>
          </table:table-cell>
          <table:table-cell table:style-name="ce5" office:value-type="string" calcext:value-type="string">
            <text:p>Трет тренинг</text:p>
          </table:table-cell>
          <table:table-cell office:value-type="string" calcext:value-type="string">
            <text:p>Вкупно </text:p>
          </table:table-cell>
          <table:table-cell/>
          <table:table-cell office:value-type="string" calcext:value-type="string">
            <text:p>Комбо (серии)</text:p>
          </table:table-cell>
          <table:table-cell table:style-name="ce5" office:value-type="string" calcext:value-type="string">
            <text:p><text:s/>Прв тренинг</text:p>
          </table:table-cell>
          <table:table-cell table:style-name="ce5" office:value-type="string" calcext:value-type="string">
            <text:p>Втор </text:p>
          </table:table-cell>
          <table:table-cell table:style-name="ce5" office:value-type="string" calcext:value-type="string">
            <text:p>Трет</text:p>
          </table:table-cell>
          <table:table-cell table:style-name="ce5" office:value-type="string" calcext:value-type="string">
            <text:p>Вкупно за цела недела</text:p>
          </table:table-cell>
          <table:table-cell/>
        </table:table-row>
        <table:table-row table:style-name="ro1">
          <table:table-cell office:value-type="string" calcext:value-type="string">
            <text:p>Подлактица</text:p>
          </table:table-cell>
          <table:table-cell table:style-name="ce5" table:number-columns-repeated="7"/>
          <table:table-cell table:formula="of:=AVERAGE([.B48:.H4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Вреќа</text:p>
          </table:table-cell>
          <table:table-cell table:style-name="ce5" table:number-columns-repeated="3"/>
          <table:table-cell table:formula="of:=SUM([.L48:.N48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48:.T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оловина</text:p>
          </table:table-cell>
          <table:table-cell table:style-name="ce5" table:number-columns-repeated="7"/>
          <table:table-cell table:formula="of:=AVERAGE([.B49:.H4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Крушка</text:p>
          </table:table-cell>
          <table:table-cell table:style-name="ce5" table:number-columns-repeated="3"/>
          <table:table-cell table:formula="of:=SUM([.L49:.N49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49:.T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Граден кош</text:p>
          </table:table-cell>
          <table:table-cell table:style-name="ce5" table:number-columns-repeated="7"/>
          <table:table-cell table:formula="of:=AVERAGE([.B50:.H5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Топка</text:p>
          </table:table-cell>
          <table:table-cell table:style-name="ce5" table:number-columns-repeated="3"/>
          <table:table-cell table:formula="of:=SUM([.L50:.N50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0:.T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Колк</text:p>
          </table:table-cell>
          <table:table-cell table:style-name="ce5" table:number-columns-repeated="7"/>
          <table:table-cell table:formula="of:=AVERAGE([.B51:.H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Јаже</text:p>
          </table:table-cell>
          <table:table-cell table:style-name="ce5" table:number-columns-repeated="3"/>
          <table:table-cell table:formula="of:=SUM([.L51:.N51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1:.T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Бут</text:p>
          </table:table-cell>
          <table:table-cell table:style-name="ce5" table:number-columns-repeated="7"/>
          <table:table-cell table:formula="of:=AVERAGE([.B52:.H5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Спаринг</text:p>
          </table:table-cell>
          <table:table-cell table:style-name="ce5" table:number-columns-repeated="3"/>
          <table:table-cell table:formula="of:=SUM([.L52:.N52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2:.T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Лист</text:p>
          </table:table-cell>
          <table:table-cell table:style-name="ce5" table:number-columns-repeated="7"/>
          <table:table-cell table:formula="of:=AVERAGE([.B53:.H53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Рамо – рамо</text:p>
          </table:table-cell>
          <table:table-cell table:style-name="ce5" table:number-columns-repeated="7"/>
          <table:table-cell table:formula="of:=AVERAGE([.B54:.H54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Дисциплина</text:p>
          </table:table-cell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Вкупно</text:p>
          </table:table-cell>
          <table:table-cell office:value-type="string" calcext:value-type="string">
            <text:p>Да (1), Не (0)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алистеника</text:p>
          </table:table-cell>
          <table:table-cell table:number-columns-repeated="7"/>
          <table:table-cell table:formula="of:=SUM([.B57:.H5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Џиу џитсу</text:p>
          </table:table-cell>
          <table:table-cell table:number-columns-repeated="7"/>
          <table:table-cell table:formula="of:=SUM([.B58:.H5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Бокс</text:p>
          </table:table-cell>
          <table:table-cell table:number-columns-repeated="7"/>
          <table:table-cell table:formula="of:=SUM([.B59:.H5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Трчање</text:p>
          </table:table-cell>
          <table:table-cell table:number-columns-repeated="7"/>
          <table:table-cell table:formula="of:=SUM([.B60:.H6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тегнување</text:p>
          </table:table-cell>
          <table:table-cell table:number-columns-repeated="7"/>
          <table:table-cell table:formula="of:=SUM([.B61:.H6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ланинарење</text:p>
          </table:table-cell>
          <table:table-cell table:number-columns-repeated="7"/>
          <table:table-cell table:formula="of:=SUM([.B62:.H6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Недела 4" table:style-name="ta1">
        <table:shapes>
          <draw:frame draw:z-index="0" draw:style-name="gr1" draw:text-style-name="P1" svg:width="5.0791in" svg:height="2.8854in" svg:x="15.9811in" svg:y="4.1248in">
            <draw:object draw:notify-on-update-of-ranges="'Недела 4'.A57:'Недела 4'.A62 'Недела 4'.I56:'Недела 4'.I56 'Недела 4'.I57:'Недела 4'.I6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4.7236in" svg:height="2.7492in" svg:x="8.8717in" svg:y="4.3039in">
            <draw:object draw:notify-on-update-of-ranges="'Недела 4'.K48:'Недела 4'.K52 'Недела 4'.O48:'Недела 4'.O52 'Недела 4'.K48:'Недела 4'.K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7.4386in" svg:height="3.8303in" svg:x="13.7492in" svg:y="0.1461in">
            <draw:object draw:notify-on-update-of-ranges="'Недела 4'.B31:'Недела 4'.H31 'Недела 4'.A34:'Недела 4'.A34 'Недела 4'.B34:'Недела 4'.H34 'Недела 4'.A35:'Недела 4'.A35 'Недела 4'.B35:'Недела 4'.H35 'Недела 4'.A36:'Недела 4'.A36 'Недела 4'.B36:'Недела 4'.H36 'Недела 4'.A37:'Недела 4'.A37 'Недела 4'.B37:'Недела 4'.H37 'Недела 4'.A38:'Недела 4'.A38 'Недела 4'.B38:'Недела 4'.H38 'Недела 4'.A39:'Недела 4'.A39 'Недела 4'.B39:'Недела 4'.H39 'Недела 4'.A40:'Недела 4'.A40 'Недела 4'.B40:'Недела 4'.H4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4.8921in" svg:height="2.5504in" svg:x="8.6366in" svg:y="0.4201in">
            <draw:object draw:notify-on-update-of-ranges="'Недела 4'.I8:'Недела 4'.I12 'Недела 4'.J8:'Недела 4'.J1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Досие за вежбање</text:p>
          </table:table-cell>
          <table:table-cell table:style-name="ce4" office:value-type="string" calcext:value-type="string">
            <text:p>ОД</text:p>
          </table:table-cell>
          <table:table-cell/>
          <table:table-cell table:style-name="ce4" office:value-type="string" calcext:value-type="string">
            <text:p>ДО</text:p>
          </table:table-cell>
          <table:table-cell table:number-columns-repeated="4"/>
          <table:table-cell office:value-type="string" calcext:value-type="string">
            <text:p>Се пополнува на крај од 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секоа недела. 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Калистеника</text:p>
          </table:table-cell>
          <table:table-cell table:style-name="ce5" office:value-type="string" calcext:value-type="string">
            <text:p>Пон</text:p>
          </table:table-cell>
          <table:table-cell table:style-name="ce5" office:value-type="string" calcext:value-type="string">
            <text:p>Вто</text:p>
          </table:table-cell>
          <table:table-cell table:style-name="ce5" office:value-type="string" calcext:value-type="string">
            <text:p>Сре</text:p>
          </table:table-cell>
          <table:table-cell table:style-name="ce5" office:value-type="string" calcext:value-type="string">
            <text:p>Чет</text:p>
          </table:table-cell>
          <table:table-cell table:style-name="ce5" office:value-type="string" calcext:value-type="string">
            <text:p>Пет</text:p>
          </table:table-cell>
          <table:table-cell table:style-name="ce5" office:value-type="string" calcext:value-type="string">
            <text:p>Саб</text:p>
          </table:table-cell>
          <table:table-cell table:style-name="ce5" office:value-type="string" calcext:value-type="string">
            <text:p>Нед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Број на серии</text:p>
          </table:table-cell>
          <table:table-cell table:style-name="ce5" table:number-columns-repeated="7"/>
          <table:table-cell office:value-type="string" calcext:value-type="string">
            <text:p>Вкупно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table:number-columns-repeated="7"/>
          <table:table-cell office:value-type="string" calcext:value-type="string">
            <text:p>Серии</text:p>
          </table:table-cell>
          <table:table-cell table:formula="of:=SUM([.B4:.H4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Повторувања</text:p>
          </table:table-cell>
          <table:table-cell table:style-name="ce3" table:number-columns-repeated="7"/>
          <table:table-cell office:value-type="string" calcext:value-type="string">
            <text:p>Повторувања</text:p>
          </table:table-cell>
          <table:table-cell table:formula="of:=SUM([.I20:.I29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Склекови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Поткревања на нозе</text:p>
          </table:table-cell>
          <table:table-cell table:style-name="ce5" table:number-columns-repeated="7"/>
          <table:table-cell office:value-type="string" calcext:value-type="string">
            <text:p>Грб</text:p>
          </table:table-cell>
          <table:table-cell table:formula="of:=SUM([.I22];[.I23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Згибови (предни)</text:p>
          </table:table-cell>
          <table:table-cell table:style-name="ce5" table:number-columns-repeated="7"/>
          <table:table-cell office:value-type="string" calcext:value-type="string">
            <text:p>Гради</text:p>
          </table:table-cell>
          <table:table-cell table:formula="of:=SUM([.I27];[.I20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Згибови (задни)</text:p>
          </table:table-cell>
          <table:table-cell table:style-name="ce5" table:number-columns-repeated="7"/>
          <table:table-cell office:value-type="string" calcext:value-type="string">
            <text:p>Рамо</text:p>
          </table:table-cell>
          <table:table-cell table:formula="of:=SUM([.I25];[.I26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Даски</text:p>
          </table:table-cell>
          <table:table-cell table:style-name="ce5" table:number-columns-repeated="7"/>
          <table:table-cell office:value-type="string" calcext:value-type="string">
            <text:p>Нозе и Половина</text:p>
          </table:table-cell>
          <table:table-cell table:formula="of:=SUM([.I29];[.I28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Ридести склекови</text:p>
          </table:table-cell>
          <table:table-cell table:style-name="ce5" table:number-columns-repeated="7"/>
          <table:table-cell office:value-type="string" calcext:value-type="string">
            <text:p>Стомачни</text:p>
          </table:table-cell>
          <table:table-cell table:formula="of:=SUM([.I21];[.I24])/10000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Кревања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Спуштања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Грбни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Чучневи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>
            <text:p>Шпринт (просек)</text:p>
          </table:table-cell>
          <table:table-cell table:style-name="ce5" table:number-columns-repeated="7"/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Вкупно за деновите</text:p>
          </table:table-cell>
          <table:table-cell table:number-columns-repeated="7"/>
          <table:table-cell table:style-name="ce4" office:value-type="string" calcext:value-type="string">
            <text:p>Вкупно за цела недела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клекови</text:p>
          </table:table-cell>
          <table:table-cell table:formula="of:=SUM([.B7]*[.B4])" office:value-type="float" office:value="0" calcext:value-type="float">
            <text:p>0</text:p>
          </table:table-cell>
          <table:table-cell table:formula="of:=SUM([.C7]*[.C4])" office:value-type="float" office:value="0" calcext:value-type="float">
            <text:p>0</text:p>
          </table:table-cell>
          <table:table-cell table:formula="of:=SUM([.D7]*[.D4])" office:value-type="float" office:value="0" calcext:value-type="float">
            <text:p>0</text:p>
          </table:table-cell>
          <table:table-cell table:formula="of:=SUM([.E7]*[.E4])" office:value-type="float" office:value="0" calcext:value-type="float">
            <text:p>0</text:p>
          </table:table-cell>
          <table:table-cell table:formula="of:=SUM([.F7]*[.F4])" office:value-type="float" office:value="0" calcext:value-type="float">
            <text:p>0</text:p>
          </table:table-cell>
          <table:table-cell table:formula="of:=SUM([.G7]*[.G4])" office:value-type="float" office:value="0" calcext:value-type="float">
            <text:p>0</text:p>
          </table:table-cell>
          <table:table-cell table:formula="of:=SUM([.H7]*[.H4])" office:value-type="float" office:value="0" calcext:value-type="float">
            <text:p>0</text:p>
          </table:table-cell>
          <table:table-cell table:style-name="ce11" table:formula="of:=SUM([.B20:.H2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Поткревања на нозе</text:p>
          </table:table-cell>
          <table:table-cell table:formula="of:=SUM([.B8]*[.B4])" office:value-type="float" office:value="0" calcext:value-type="float">
            <text:p>0</text:p>
          </table:table-cell>
          <table:table-cell table:formula="of:=SUM([.C8]*[.C4])" office:value-type="float" office:value="0" calcext:value-type="float">
            <text:p>0</text:p>
          </table:table-cell>
          <table:table-cell table:formula="of:=SUM([.D8]*[.D4])" office:value-type="float" office:value="0" calcext:value-type="float">
            <text:p>0</text:p>
          </table:table-cell>
          <table:table-cell table:formula="of:=SUM([.E8]*[.E4])" office:value-type="float" office:value="0" calcext:value-type="float">
            <text:p>0</text:p>
          </table:table-cell>
          <table:table-cell table:formula="of:=SUM([.F8]*[.F4])" office:value-type="float" office:value="0" calcext:value-type="float">
            <text:p>0</text:p>
          </table:table-cell>
          <table:table-cell table:formula="of:=SUM([.G8]*[.G4])" office:value-type="float" office:value="0" calcext:value-type="float">
            <text:p>0</text:p>
          </table:table-cell>
          <table:table-cell table:formula="of:=SUM([.H8]*[.H4])" office:value-type="float" office:value="0" calcext:value-type="float">
            <text:p>0</text:p>
          </table:table-cell>
          <table:table-cell table:style-name="ce11" table:formula="of:=SUM([.B21:.H2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Згибови (предни)</text:p>
          </table:table-cell>
          <table:table-cell table:formula="of:=SUM([.B9]*[.B4])" office:value-type="float" office:value="0" calcext:value-type="float">
            <text:p>0</text:p>
          </table:table-cell>
          <table:table-cell table:formula="of:=SUM([.C9]*[.C4])" office:value-type="float" office:value="0" calcext:value-type="float">
            <text:p>0</text:p>
          </table:table-cell>
          <table:table-cell table:formula="of:=SUM([.D9]*[.D4])" office:value-type="float" office:value="0" calcext:value-type="float">
            <text:p>0</text:p>
          </table:table-cell>
          <table:table-cell table:formula="of:=SUM([.E9]*[.E4])" office:value-type="float" office:value="0" calcext:value-type="float">
            <text:p>0</text:p>
          </table:table-cell>
          <table:table-cell table:formula="of:=SUM([.F9]*[.F4])" office:value-type="float" office:value="0" calcext:value-type="float">
            <text:p>0</text:p>
          </table:table-cell>
          <table:table-cell table:formula="of:=SUM([.G9]*[.G4])" office:value-type="float" office:value="0" calcext:value-type="float">
            <text:p>0</text:p>
          </table:table-cell>
          <table:table-cell table:formula="of:=SUM([.H9]*[.H4])" office:value-type="float" office:value="0" calcext:value-type="float">
            <text:p>0</text:p>
          </table:table-cell>
          <table:table-cell table:style-name="ce11" table:formula="of:=SUM([.B22:.H2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Згибови (задни)</text:p>
          </table:table-cell>
          <table:table-cell table:formula="of:=SUM([.B10]*[.B4])" office:value-type="float" office:value="0" calcext:value-type="float">
            <text:p>0</text:p>
          </table:table-cell>
          <table:table-cell table:formula="of:=SUM([.C10]*[.C4])" office:value-type="float" office:value="0" calcext:value-type="float">
            <text:p>0</text:p>
          </table:table-cell>
          <table:table-cell table:formula="of:=SUM([.D10]*[.D4])" office:value-type="float" office:value="0" calcext:value-type="float">
            <text:p>0</text:p>
          </table:table-cell>
          <table:table-cell table:formula="of:=SUM([.E10]*[.E4])" office:value-type="float" office:value="0" calcext:value-type="float">
            <text:p>0</text:p>
          </table:table-cell>
          <table:table-cell table:formula="of:=SUM([.F10]*[.F4])" office:value-type="float" office:value="0" calcext:value-type="float">
            <text:p>0</text:p>
          </table:table-cell>
          <table:table-cell table:formula="of:=SUM([.G10]*[.G4])" office:value-type="float" office:value="0" calcext:value-type="float">
            <text:p>0</text:p>
          </table:table-cell>
          <table:table-cell table:formula="of:=SUM([.H10]*[.H4])" office:value-type="float" office:value="0" calcext:value-type="float">
            <text:p>0</text:p>
          </table:table-cell>
          <table:table-cell table:style-name="ce11" table:formula="of:=SUM([.B23:.H2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Даски</text:p>
          </table:table-cell>
          <table:table-cell table:formula="of:=SUM([.B11]*[.B4])" office:value-type="float" office:value="0" calcext:value-type="float">
            <text:p>0</text:p>
          </table:table-cell>
          <table:table-cell table:formula="of:=SUM([.C11]*[.C4])" office:value-type="float" office:value="0" calcext:value-type="float">
            <text:p>0</text:p>
          </table:table-cell>
          <table:table-cell table:formula="of:=SUM([.D11]*[.D4])" office:value-type="float" office:value="0" calcext:value-type="float">
            <text:p>0</text:p>
          </table:table-cell>
          <table:table-cell table:formula="of:=SUM([.E11]*[.E4])" office:value-type="float" office:value="0" calcext:value-type="float">
            <text:p>0</text:p>
          </table:table-cell>
          <table:table-cell table:formula="of:=SUM([.F11]*[.F4])" office:value-type="float" office:value="0" calcext:value-type="float">
            <text:p>0</text:p>
          </table:table-cell>
          <table:table-cell table:formula="of:=SUM([.G11]*[.G4])" office:value-type="float" office:value="0" calcext:value-type="float">
            <text:p>0</text:p>
          </table:table-cell>
          <table:table-cell table:formula="of:=SUM([.H11]*[.H4])" office:value-type="float" office:value="0" calcext:value-type="float">
            <text:p>0</text:p>
          </table:table-cell>
          <table:table-cell table:style-name="ce11" table:formula="of:=SUM([.B24:.H2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Ридести склекови</text:p>
          </table:table-cell>
          <table:table-cell table:formula="of:=SUM([.B12]*[.B4])" office:value-type="float" office:value="0" calcext:value-type="float">
            <text:p>0</text:p>
          </table:table-cell>
          <table:table-cell table:formula="of:=SUM([.C12]*[.C4])" office:value-type="float" office:value="0" calcext:value-type="float">
            <text:p>0</text:p>
          </table:table-cell>
          <table:table-cell table:formula="of:=SUM([.D12]*[.D4])" office:value-type="float" office:value="0" calcext:value-type="float">
            <text:p>0</text:p>
          </table:table-cell>
          <table:table-cell table:formula="of:=SUM([.E12]*[.E4])" office:value-type="float" office:value="0" calcext:value-type="float">
            <text:p>0</text:p>
          </table:table-cell>
          <table:table-cell table:formula="of:=SUM([.F12]*[.F4])" office:value-type="float" office:value="0" calcext:value-type="float">
            <text:p>0</text:p>
          </table:table-cell>
          <table:table-cell table:formula="of:=SUM([.G12]*[.G4])" office:value-type="float" office:value="0" calcext:value-type="float">
            <text:p>0</text:p>
          </table:table-cell>
          <table:table-cell table:formula="of:=SUM([.H12]*[.H4])" office:value-type="float" office:value="0" calcext:value-type="float">
            <text:p>0</text:p>
          </table:table-cell>
          <table:table-cell table:style-name="ce11" table:formula="of:=SUM([.B25:.H2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Кревања</text:p>
          </table:table-cell>
          <table:table-cell table:formula="of:=SUM([.B13]*[.B4])" office:value-type="float" office:value="0" calcext:value-type="float">
            <text:p>0</text:p>
          </table:table-cell>
          <table:table-cell table:formula="of:=SUM([.C13]*[.C4])" office:value-type="float" office:value="0" calcext:value-type="float">
            <text:p>0</text:p>
          </table:table-cell>
          <table:table-cell table:formula="of:=SUM([.D13]*[.D4])" office:value-type="float" office:value="0" calcext:value-type="float">
            <text:p>0</text:p>
          </table:table-cell>
          <table:table-cell table:formula="of:=SUM([.E13]*[.E4])" office:value-type="float" office:value="0" calcext:value-type="float">
            <text:p>0</text:p>
          </table:table-cell>
          <table:table-cell table:formula="of:=SUM([.F13]*[.F4])" office:value-type="float" office:value="0" calcext:value-type="float">
            <text:p>0</text:p>
          </table:table-cell>
          <table:table-cell table:formula="of:=SUM([.G13]*[.G4])" office:value-type="float" office:value="0" calcext:value-type="float">
            <text:p>0</text:p>
          </table:table-cell>
          <table:table-cell table:formula="of:=SUM([.H13]*[.H4])" office:value-type="float" office:value="0" calcext:value-type="float">
            <text:p>0</text:p>
          </table:table-cell>
          <table:table-cell table:style-name="ce11" table:formula="of:=SUM([.B26:.H2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пуштања</text:p>
          </table:table-cell>
          <table:table-cell table:formula="of:=SUM([.B14]*[.B4])" office:value-type="float" office:value="0" calcext:value-type="float">
            <text:p>0</text:p>
          </table:table-cell>
          <table:table-cell table:formula="of:=SUM([.C14]*[.C4])" office:value-type="float" office:value="0" calcext:value-type="float">
            <text:p>0</text:p>
          </table:table-cell>
          <table:table-cell table:formula="of:=SUM([.D14]*[.D4])" office:value-type="float" office:value="0" calcext:value-type="float">
            <text:p>0</text:p>
          </table:table-cell>
          <table:table-cell table:formula="of:=SUM([.E14]*[.E4])" office:value-type="float" office:value="0" calcext:value-type="float">
            <text:p>0</text:p>
          </table:table-cell>
          <table:table-cell table:formula="of:=SUM([.F14]*[.F4])" office:value-type="float" office:value="0" calcext:value-type="float">
            <text:p>0</text:p>
          </table:table-cell>
          <table:table-cell table:formula="of:=SUM([.G14]*[.G4])" office:value-type="float" office:value="0" calcext:value-type="float">
            <text:p>0</text:p>
          </table:table-cell>
          <table:table-cell table:formula="of:=SUM([.H14]*[.H4])" office:value-type="float" office:value="0" calcext:value-type="float">
            <text:p>0</text:p>
          </table:table-cell>
          <table:table-cell table:style-name="ce11" table:formula="of:=SUM([.B27:.H2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Грбни</text:p>
          </table:table-cell>
          <table:table-cell table:formula="of:=SUM([.B15]*[.B4])" office:value-type="float" office:value="0" calcext:value-type="float">
            <text:p>0</text:p>
          </table:table-cell>
          <table:table-cell table:formula="of:=SUM([.C15]*[.C4])" office:value-type="float" office:value="0" calcext:value-type="float">
            <text:p>0</text:p>
          </table:table-cell>
          <table:table-cell table:formula="of:=SUM([.D15]*[.D4])" office:value-type="float" office:value="0" calcext:value-type="float">
            <text:p>0</text:p>
          </table:table-cell>
          <table:table-cell table:formula="of:=SUM([.E15]*[.E4])" office:value-type="float" office:value="0" calcext:value-type="float">
            <text:p>0</text:p>
          </table:table-cell>
          <table:table-cell table:formula="of:=SUM([.F15]*[.F4])" office:value-type="float" office:value="0" calcext:value-type="float">
            <text:p>0</text:p>
          </table:table-cell>
          <table:table-cell table:formula="of:=SUM([.G15]*[.G4])" office:value-type="float" office:value="0" calcext:value-type="float">
            <text:p>0</text:p>
          </table:table-cell>
          <table:table-cell table:formula="of:=SUM([.H15]*[.H4])" office:value-type="float" office:value="0" calcext:value-type="float">
            <text:p>0</text:p>
          </table:table-cell>
          <table:table-cell table:style-name="ce11" table:formula="of:=SUM([.B28:.H2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Чучневи</text:p>
          </table:table-cell>
          <table:table-cell table:formula="of:=SUM([.B16]*[.B4])" office:value-type="float" office:value="0" calcext:value-type="float">
            <text:p>0</text:p>
          </table:table-cell>
          <table:table-cell table:formula="of:=SUM([.C16]*[.C4])" office:value-type="float" office:value="0" calcext:value-type="float">
            <text:p>0</text:p>
          </table:table-cell>
          <table:table-cell table:formula="of:=SUM([.D16]*[.D4])" office:value-type="float" office:value="0" calcext:value-type="float">
            <text:p>0</text:p>
          </table:table-cell>
          <table:table-cell table:formula="of:=SUM([.E16]*[.E4])" office:value-type="float" office:value="0" calcext:value-type="float">
            <text:p>0</text:p>
          </table:table-cell>
          <table:table-cell table:formula="of:=SUM([.F16]*[.F4])" office:value-type="float" office:value="0" calcext:value-type="float">
            <text:p>0</text:p>
          </table:table-cell>
          <table:table-cell table:formula="of:=SUM([.G16]*[.G4])" office:value-type="float" office:value="0" calcext:value-type="float">
            <text:p>0</text:p>
          </table:table-cell>
          <table:table-cell table:formula="of:=SUM([.H16]*[.H4])" office:value-type="float" office:value="0" calcext:value-type="float">
            <text:p>0</text:p>
          </table:table-cell>
          <table:table-cell table:style-name="ce11" table:formula="of:=SUM([.B29:.H2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office:value-type="string" calcext:value-type="string">
            <text:p>Трчање</text:p>
          </table:table-cell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Вкупно/просек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Почеток</text:p>
          </table:table-cell>
          <table:table-cell table:style-name="ce6" table:number-columns-repeated="7"/>
          <table:table-cell table:style-name="ce3"/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Крај</text:p>
          </table:table-cell>
          <table:table-cell table:style-name="ce7" table:number-columns-repeated="7"/>
          <table:table-cell table:style-name="ce3"/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Времетраење (мин)</text:p>
          </table:table-cell>
          <table:table-cell table:style-name="ce7" table:number-columns-repeated="7"/>
          <table:table-cell table:style-name="ce11" table:formula="of:=SUM([.B34:.H34])" office:value-type="float" office:value="0" calcext:value-type="float">
            <text:p>0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Дистанца (милји)</text:p>
          </table:table-cell>
          <table:table-cell table:style-name="ce7" table:number-columns-repeated="7"/>
          <table:table-cell table:style-name="ce11" table:formula="of:=SUM([.B35:.H35])" office:value-type="float" office:value="0" calcext:value-type="float">
            <text:p>0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Над. Разлика</text:p>
          </table:table-cell>
          <table:table-cell table:style-name="ce7" table:number-columns-repeated="7"/>
          <table:table-cell table:style-name="ce11" table:formula="of:=SUM([.B36:.H3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Брзина на милја</text:p>
          </table:table-cell>
          <table:table-cell table:style-name="ce7" table:number-columns-repeated="7"/>
          <table:table-cell table:style-name="ce11" table:formula="of:=AVERAGE([.B37:.H37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5км </text:p>
          </table:table-cell>
          <table:table-cell table:style-name="ce7" table:number-columns-repeated="7"/>
          <table:table-cell table:style-name="ce11" table:formula="of:=AVERAGE([.B38:.H38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10км</text:p>
          </table:table-cell>
          <table:table-cell table:style-name="ce7" table:number-columns-repeated="7"/>
          <table:table-cell table:style-name="ce11" table:formula="of:=AVERAGE([.B39:.H39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Полу маратон</text:p>
          </table:table-cell>
          <table:table-cell table:style-name="ce8" table:number-columns-repeated="7"/>
          <table:table-cell table:style-name="ce11" table:formula="of:=AVERAGE([.B40:.H40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table:style-name="ce3" office:value-type="string" calcext:value-type="string">
            <text:p>Џиу Џитсу</text:p>
          </table:table-cell>
          <table:table-cell table:style-name="ce5" office:value-type="string" calcext:value-type="string">
            <text:p>Потег 1</text:p>
          </table:table-cell>
          <table:table-cell table:style-name="ce5" office:value-type="string" calcext:value-type="string">
            <text:p>Потег 2</text:p>
          </table:table-cell>
          <table:table-cell table:style-name="ce5" office:value-type="string" calcext:value-type="string">
            <text:p>Потег 3</text:p>
          </table:table-cell>
          <table:table-cell table:style-name="ce5" office:value-type="string" calcext:value-type="string">
            <text:p>Спаринг</text:p>
          </table:table-cell>
          <table:table-cell/>
          <table:table-cell table:style-name="ce3" office:value-type="string" calcext:value-type="string">
            <text:p>Отворен душек</text:p>
          </table:table-cell>
          <table:table-cell table:style-name="ce5" office:value-type="string" calcext:value-type="string">
            <text:p>Сенсеи</text:p>
          </table:table-cell>
          <table:table-cell table:style-name="ce5" office:value-type="string" calcext:value-type="string">
            <text:p>Појак појас</text:p>
          </table:table-cell>
          <table:table-cell table:style-name="ce5" office:value-type="string" calcext:value-type="string">
            <text:p>Ист појас</text:p>
          </table:table-cell>
          <table:table-cell table:style-name="ce5" office:value-type="string" calcext:value-type="string">
            <text:p>Послаб поја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Просек</text:p>
          </table:table-cell>
          <table:table-cell/>
          <table:table-cell table:style-name="ce5" office:value-type="string" calcext:value-type="string">
            <text:p>Прв тренинг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Понашање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Висина</text:p>
          </table:table-cell>
          <table:table-cell table:style-name="ce5" table:number-columns-repeated="7"/>
          <table:table-cell table:formula="of:=AVERAGE([.B44:.H44])" office:value-type="string" office:string-value="" calcext:value-type="error">
            <text:p>#DIV/0!</text:p>
          </table:table-cell>
          <table:table-cell/>
          <table:table-cell table:style-name="ce5" office:value-type="string" calcext:value-type="string">
            <text:p>Втор Тренинг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Оцена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Тежина</text:p>
          </table:table-cell>
          <table:table-cell table:style-name="ce5" table:number-columns-repeated="7"/>
          <table:table-cell table:formula="of:=AVERAGE([.B45:.H45])" office:value-type="string" office:string-value="" calcext:value-type="error">
            <text:p>#DIV/0!</text:p>
          </table:table-cell>
          <table:table-cell/>
          <table:table-cell table:style-name="ce3" table:number-columns-repeated="5"/>
          <table:table-cell/>
          <table:table-cell table:style-name="ce5" office:value-type="string" calcext:value-type="string">
            <text:p>Забелешка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Врат</text:p>
          </table:table-cell>
          <table:table-cell table:style-name="ce5" table:number-columns-repeated="7"/>
          <table:table-cell table:formula="of:=AVERAGE([.B46:.H46])" office:value-type="string" office:string-value="" calcext:value-type="error">
            <text:p>#DIV/0!</text:p>
          </table:table-cell>
          <table:table-cell/>
          <table:table-cell table:style-name="ce3" table:number-columns-repeated="5"/>
          <table:table-cell/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Рака</text:p>
          </table:table-cell>
          <table:table-cell table:style-name="ce5" table:number-columns-repeated="7"/>
          <table:table-cell table:formula="of:=AVERAGE([.B47:.H4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Бокс (серии – 6мин)</text:p>
          </table:table-cell>
          <table:table-cell table:style-name="ce5" office:value-type="string" calcext:value-type="string">
            <text:p>Прв тренинг</text:p>
          </table:table-cell>
          <table:table-cell table:style-name="ce5" office:value-type="string" calcext:value-type="string">
            <text:p>Втор тренинг</text:p>
          </table:table-cell>
          <table:table-cell table:style-name="ce5" office:value-type="string" calcext:value-type="string">
            <text:p>Трет тренинг</text:p>
          </table:table-cell>
          <table:table-cell office:value-type="string" calcext:value-type="string">
            <text:p>Вкупно </text:p>
          </table:table-cell>
          <table:table-cell/>
          <table:table-cell office:value-type="string" calcext:value-type="string">
            <text:p>Комбо (серии)</text:p>
          </table:table-cell>
          <table:table-cell table:style-name="ce5" office:value-type="string" calcext:value-type="string">
            <text:p><text:s/>Прв тренинг</text:p>
          </table:table-cell>
          <table:table-cell table:style-name="ce5" office:value-type="string" calcext:value-type="string">
            <text:p>Втор </text:p>
          </table:table-cell>
          <table:table-cell table:style-name="ce5" office:value-type="string" calcext:value-type="string">
            <text:p>Трет</text:p>
          </table:table-cell>
          <table:table-cell table:style-name="ce5" office:value-type="string" calcext:value-type="string">
            <text:p>Вкупно за цела недела</text:p>
          </table:table-cell>
          <table:table-cell/>
        </table:table-row>
        <table:table-row table:style-name="ro1">
          <table:table-cell office:value-type="string" calcext:value-type="string">
            <text:p>Подлактица</text:p>
          </table:table-cell>
          <table:table-cell table:style-name="ce5" table:number-columns-repeated="7"/>
          <table:table-cell table:formula="of:=AVERAGE([.B48:.H4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Вреќа</text:p>
          </table:table-cell>
          <table:table-cell table:style-name="ce5" table:number-columns-repeated="3"/>
          <table:table-cell table:formula="of:=SUM([.L48:.N48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48:.T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оловина</text:p>
          </table:table-cell>
          <table:table-cell table:style-name="ce5" table:number-columns-repeated="7"/>
          <table:table-cell table:formula="of:=AVERAGE([.B49:.H4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Крушка</text:p>
          </table:table-cell>
          <table:table-cell table:style-name="ce5" table:number-columns-repeated="3"/>
          <table:table-cell table:formula="of:=SUM([.L49:.N49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49:.T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Граден кош</text:p>
          </table:table-cell>
          <table:table-cell table:style-name="ce5" table:number-columns-repeated="7"/>
          <table:table-cell table:formula="of:=AVERAGE([.B50:.H5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Топка</text:p>
          </table:table-cell>
          <table:table-cell table:style-name="ce5" table:number-columns-repeated="3"/>
          <table:table-cell table:formula="of:=SUM([.L50:.N50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0:.T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Колк</text:p>
          </table:table-cell>
          <table:table-cell table:style-name="ce5" table:number-columns-repeated="7"/>
          <table:table-cell table:formula="of:=AVERAGE([.B51:.H5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Јаже</text:p>
          </table:table-cell>
          <table:table-cell table:style-name="ce5" table:number-columns-repeated="3"/>
          <table:table-cell table:formula="of:=SUM([.L51:.N51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1:.T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Бут</text:p>
          </table:table-cell>
          <table:table-cell table:style-name="ce5" table:number-columns-repeated="7"/>
          <table:table-cell table:formula="of:=AVERAGE([.B52:.H5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Спаринг</text:p>
          </table:table-cell>
          <table:table-cell table:style-name="ce5" table:number-columns-repeated="3"/>
          <table:table-cell table:formula="of:=SUM([.L52:.N52])" office:value-type="float" office:value="0" calcext:value-type="float">
            <text:p>0</text:p>
          </table:table-cell>
          <table:table-cell/>
          <table:table-cell table:style-name="ce5" table:number-columns-repeated="4"/>
          <table:table-cell table:formula="of:=SUM([.R52:.T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Лист</text:p>
          </table:table-cell>
          <table:table-cell table:style-name="ce5" table:number-columns-repeated="7"/>
          <table:table-cell table:formula="of:=AVERAGE([.B53:.H53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Рамо – рамо</text:p>
          </table:table-cell>
          <table:table-cell table:style-name="ce5" table:number-columns-repeated="7"/>
          <table:table-cell table:formula="of:=AVERAGE([.B54:.H54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Дисциплина</text:p>
          </table:table-cell>
          <table:table-cell office:value-type="string" calcext:value-type="string">
            <text:p>Пон</text:p>
          </table:table-cell>
          <table:table-cell office:value-type="string" calcext:value-type="string">
            <text:p>Вто</text:p>
          </table:table-cell>
          <table:table-cell office:value-type="string" calcext:value-type="string">
            <text:p>Сре</text:p>
          </table:table-cell>
          <table:table-cell office:value-type="string" calcext:value-type="string">
            <text:p>Чет</text:p>
          </table:table-cell>
          <table:table-cell office:value-type="string" calcext:value-type="string">
            <text:p>Пет</text:p>
          </table:table-cell>
          <table:table-cell office:value-type="string" calcext:value-type="string">
            <text:p>Саб</text:p>
          </table:table-cell>
          <table:table-cell office:value-type="string" calcext:value-type="string">
            <text:p>Нед</text:p>
          </table:table-cell>
          <table:table-cell table:style-name="ce12" office:value-type="string" calcext:value-type="string">
            <text:p>Вкупно</text:p>
          </table:table-cell>
          <table:table-cell office:value-type="string" calcext:value-type="string">
            <text:p>Да (1), Не (0)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алистеника</text:p>
          </table:table-cell>
          <table:table-cell table:number-columns-repeated="7"/>
          <table:table-cell table:formula="of:=SUM([.B57:.H5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Џиу џитсу</text:p>
          </table:table-cell>
          <table:table-cell table:number-columns-repeated="7"/>
          <table:table-cell table:formula="of:=SUM([.B58:.H5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Бокс</text:p>
          </table:table-cell>
          <table:table-cell table:number-columns-repeated="7"/>
          <table:table-cell table:formula="of:=SUM([.B59:.H5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Трчање</text:p>
          </table:table-cell>
          <table:table-cell table:number-columns-repeated="7"/>
          <table:table-cell table:formula="of:=SUM([.B60:.H6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тегнување</text:p>
          </table:table-cell>
          <table:table-cell table:number-columns-repeated="7"/>
          <table:table-cell table:formula="of:=SUM([.B61:.H6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ланинарење</text:p>
          </table:table-cell>
          <table:table-cell table:number-columns-repeated="7"/>
          <table:table-cell table:formula="of:=SUM([.B62:.H62])" office:value-type="float" office:value="0" calcext:value-type="float">
            <text:p>0</text:p>
          </table:table-cell>
          <table:table-cell table:number-columns-repeated="13"/>
        </table:table-row>
      </table:table>
      <table:table table:name="Месечен просек" table:style-name="ta1">
        <table:shapes>
          <draw:frame draw:z-index="0" draw:style-name="gr1" draw:text-style-name="P1" svg:width="5.3551in" svg:height="2.1543in" svg:x="6.7374in" svg:y="2.102in">
            <draw:object draw:notify-on-update-of-ranges="'Месечен просек'.B3:'Месечен просек'.E3 'Месечен просек'.A18:'Месечен просек'.A18 'Месечен просек'.B18:'Месечен просек'.E18 'Месечен просек'.A19:'Месечен просек'.A19 'Месечен просек'.B19:'Месечен просек'.E19 'Месечен просек'.A20:'Месечен просек'.A20 'Месечен просек'.B20:'Месечен просек'.E20 'Месечен просек'.A21:'Месечен просек'.A21 'Месечен просек'.B21:'Месечен просек'.E21 'Месечен просек'.A22:'Месечен просек'.A22 'Месечен просек'.B22:'Месечен просек'.E2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5.2669in" svg:height="1.6in" svg:x="6.7622in" svg:y="0.1988in">
            <draw:object draw:notify-on-update-of-ranges="'Месечен просек'.B3:'Месечен просек'.E3 'Месечен просек'.A5:'Месечен просек'.A5 'Месечен просек'.B5:'Месечен просек'.E5 'Месечен просек'.A4:'Месечен просек'.A4 'Месечен просек'.B4:'Месечен просек'.E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5.2756in" svg:height="1.8697in" svg:x="6.7732in" svg:y="6.2665in">
            <draw:object draw:notify-on-update-of-ranges="'Месечен просек'.A52:'Месечен просек'.A57 'Месечен просек'.F51:'Месечен просек'.F51 'Месечен просек'.F52:'Месечен просек'.F5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5.1776in" svg:height="2.1181in" svg:x="6.7949in" svg:y="8.2406in">
            <draw:object draw:notify-on-update-of-ranges="'Месечен просек'.A52:'Месечен просек'.A57 'Месечен просек'.B51:'Месечен просек'.B51 'Месечен просек'.B52:'Месечен просек'.B57 'Месечен просек'.C51:'Месечен просек'.C51 'Месечен просек'.C52:'Месечен просек'.C57 'Месечен просек'.D51:'Месечен просек'.D51 'Месечен просек'.D52:'Месечен просек'.D57 'Месечен просек'.E51:'Месечен просек'.E51 'Месечен просек'.E52:'Месечен просек'.E5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2" table:default-cell-style-name="Default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Досие</text:p>
          </table:table-cell>
          <table:table-cell/>
          <table:table-cell office:value-type="string" calcext:value-type="string">
            <text:p>Месец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Калистеника</text:p>
          </table:table-cell>
          <table:table-cell office:value-type="string" calcext:value-type="string">
            <text:p>Недела 1</text:p>
          </table:table-cell>
          <table:table-cell office:value-type="string" calcext:value-type="string">
            <text:p>Недела 2</text:p>
          </table:table-cell>
          <table:table-cell office:value-type="string" calcext:value-type="string">
            <text:p>Недела 3</text:p>
          </table:table-cell>
          <table:table-cell office:value-type="string" calcext:value-type="string">
            <text:p>Недела 4</text:p>
          </table:table-cell>
          <table:table-cell table:style-name="ce12" office:value-type="string" calcext:value-type="string">
            <text:p>Вкупн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ерии</text:p>
          </table:table-cell>
          <table:table-cell table:formula="of:=[$'Недела 1'.J5]" office:value-type="float" office:value="0" calcext:value-type="float">
            <text:p>0</text:p>
          </table:table-cell>
          <table:table-cell table:formula="of:=[$'Недела 2'.J5]" office:value-type="float" office:value="0" calcext:value-type="float">
            <text:p>0</text:p>
          </table:table-cell>
          <table:table-cell table:formula="of:=[$'Недела 3'.J5]" office:value-type="float" office:value="0" calcext:value-type="float">
            <text:p>0</text:p>
          </table:table-cell>
          <table:table-cell table:formula="of:=[$'Недела 2'.J5]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овторувања</text:p>
          </table:table-cell>
          <table:table-cell table:formula="of:=[$'Недела 1'.J6]" office:value-type="float" office:value="0" calcext:value-type="float">
            <text:p>0</text:p>
          </table:table-cell>
          <table:table-cell table:formula="of:=[$'Недела 2'.J6]" office:value-type="float" office:value="0" calcext:value-type="float">
            <text:p>0</text:p>
          </table:table-cell>
          <table:table-cell table:formula="of:=[$'Недела 3'.J6]" office:value-type="float" office:value="0" calcext:value-type="float">
            <text:p>0</text:p>
          </table:table-cell>
          <table:table-cell table:formula="of:=[$'Недела 2'.J6]" office:value-type="float" office:value="0" calcext:value-type="float">
            <text:p>0</text:p>
          </table:table-cell>
          <table:table-cell table:formula="of:=SUM([.B5:.E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Склекови</text:p>
          </table:table-cell>
          <table:table-cell table:formula="of:=[$'Недела 1'.I20]" office:value-type="float" office:value="0" calcext:value-type="float">
            <text:p>0</text:p>
          </table:table-cell>
          <table:table-cell table:formula="of:=[$'Недела 2'.I20]" office:value-type="float" office:value="0" calcext:value-type="float">
            <text:p>0</text:p>
          </table:table-cell>
          <table:table-cell table:formula="of:=[$'Недела 3'.I20]" office:value-type="float" office:value="0" calcext:value-type="float">
            <text:p>0</text:p>
          </table:table-cell>
          <table:table-cell table:formula="of:=[$'Недела 4'.I20]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Поткревања на нозе</text:p>
          </table:table-cell>
          <table:table-cell table:formula="of:=[$'Недела 1'.I21]" office:value-type="float" office:value="0" calcext:value-type="float">
            <text:p>0</text:p>
          </table:table-cell>
          <table:table-cell table:formula="of:=[$'Недела 2'.I21]" office:value-type="float" office:value="0" calcext:value-type="float">
            <text:p>0</text:p>
          </table:table-cell>
          <table:table-cell table:formula="of:=[$'Недела 3'.I21]" office:value-type="float" office:value="0" calcext:value-type="float">
            <text:p>0</text:p>
          </table:table-cell>
          <table:table-cell table:formula="of:=[$'Недела 4'.I21]" office:value-type="float" office:value="0" calcext:value-type="float">
            <text:p>0</text:p>
          </table:table-cell>
          <table:table-cell table:formula="of:=SUM([.B8:.E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Згибови (предни)</text:p>
          </table:table-cell>
          <table:table-cell table:formula="of:=[$'Недела 1'.I22]" office:value-type="float" office:value="0" calcext:value-type="float">
            <text:p>0</text:p>
          </table:table-cell>
          <table:table-cell table:formula="of:=[$'Недела 2'.I22]" office:value-type="float" office:value="0" calcext:value-type="float">
            <text:p>0</text:p>
          </table:table-cell>
          <table:table-cell table:formula="of:=[$'Недела 3'.I22]" office:value-type="float" office:value="0" calcext:value-type="float">
            <text:p>0</text:p>
          </table:table-cell>
          <table:table-cell table:formula="of:=[$'Недела 4'.I22]" office:value-type="float" office:value="0" calcext:value-type="float">
            <text:p>0</text:p>
          </table:table-cell>
          <table:table-cell table:formula="of:=SUM([.B9:.E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Згибови (задни)</text:p>
          </table:table-cell>
          <table:table-cell table:formula="of:=[$'Недела 1'.I23]" office:value-type="float" office:value="0" calcext:value-type="float">
            <text:p>0</text:p>
          </table:table-cell>
          <table:table-cell table:formula="of:=[$'Недела 2'.I23]" office:value-type="float" office:value="0" calcext:value-type="float">
            <text:p>0</text:p>
          </table:table-cell>
          <table:table-cell table:formula="of:=[$'Недела 3'.I23]" office:value-type="float" office:value="0" calcext:value-type="float">
            <text:p>0</text:p>
          </table:table-cell>
          <table:table-cell table:formula="of:=[$'Недела 4'.I23]" office:value-type="float" office:value="0" calcext:value-type="float">
            <text:p>0</text:p>
          </table:table-cell>
          <table:table-cell table:formula="of:=SUM([.B10:.E1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Даски</text:p>
          </table:table-cell>
          <table:table-cell table:formula="of:=[$'Недела 1'.I24]" office:value-type="float" office:value="0" calcext:value-type="float">
            <text:p>0</text:p>
          </table:table-cell>
          <table:table-cell table:formula="of:=[$'Недела 2'.I24]" office:value-type="float" office:value="0" calcext:value-type="float">
            <text:p>0</text:p>
          </table:table-cell>
          <table:table-cell table:formula="of:=[$'Недела 3'.I24]" office:value-type="float" office:value="0" calcext:value-type="float">
            <text:p>0</text:p>
          </table:table-cell>
          <table:table-cell table:formula="of:=[$'Недела 4'.I24]" office:value-type="float" office:value="0" calcext:value-type="float">
            <text:p>0</text:p>
          </table:table-cell>
          <table:table-cell table:formula="of:=SUM([.B11:.E1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Ридести склекови</text:p>
          </table:table-cell>
          <table:table-cell table:formula="of:=[$'Недела 1'.I25]" office:value-type="float" office:value="0" calcext:value-type="float">
            <text:p>0</text:p>
          </table:table-cell>
          <table:table-cell table:formula="of:=[$'Недела 2'.I25]" office:value-type="float" office:value="0" calcext:value-type="float">
            <text:p>0</text:p>
          </table:table-cell>
          <table:table-cell table:formula="of:=[$'Недела 3'.I25]" office:value-type="float" office:value="0" calcext:value-type="float">
            <text:p>0</text:p>
          </table:table-cell>
          <table:table-cell table:formula="of:=[$'Недела 4'.I25]" office:value-type="float" office:value="0" calcext:value-type="float">
            <text:p>0</text:p>
          </table:table-cell>
          <table:table-cell table:formula="of:=SUM([.B12:.E1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Кревања</text:p>
          </table:table-cell>
          <table:table-cell table:formula="of:=[$'Недела 1'.I26]" office:value-type="float" office:value="0" calcext:value-type="float">
            <text:p>0</text:p>
          </table:table-cell>
          <table:table-cell table:formula="of:=[$'Недела 2'.I26]" office:value-type="float" office:value="0" calcext:value-type="float">
            <text:p>0</text:p>
          </table:table-cell>
          <table:table-cell table:formula="of:=[$'Недела 3'.I26]" office:value-type="float" office:value="0" calcext:value-type="float">
            <text:p>0</text:p>
          </table:table-cell>
          <table:table-cell table:formula="of:=[$'Недела 4'.I26]" office:value-type="float" office:value="0" calcext:value-type="float">
            <text:p>0</text:p>
          </table:table-cell>
          <table:table-cell table:formula="of:=SUM([.B13:.E1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Спуштања</text:p>
          </table:table-cell>
          <table:table-cell table:formula="of:=[$'Недела 1'.I27]" office:value-type="float" office:value="0" calcext:value-type="float">
            <text:p>0</text:p>
          </table:table-cell>
          <table:table-cell table:formula="of:=[$'Недела 2'.I27]" office:value-type="float" office:value="0" calcext:value-type="float">
            <text:p>0</text:p>
          </table:table-cell>
          <table:table-cell table:formula="of:=[$'Недела 3'.I27]" office:value-type="float" office:value="0" calcext:value-type="float">
            <text:p>0</text:p>
          </table:table-cell>
          <table:table-cell table:formula="of:=[$'Недела 4'.I27]" office:value-type="float" office:value="0" calcext:value-type="float">
            <text:p>0</text:p>
          </table:table-cell>
          <table:table-cell table:formula="of:=SUM([.B14:.E14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Грбни</text:p>
          </table:table-cell>
          <table:table-cell table:formula="of:=[$'Недела 1'.I28]" office:value-type="float" office:value="0" calcext:value-type="float">
            <text:p>0</text:p>
          </table:table-cell>
          <table:table-cell table:formula="of:=[$'Недела 2'.I28]" office:value-type="float" office:value="0" calcext:value-type="float">
            <text:p>0</text:p>
          </table:table-cell>
          <table:table-cell table:formula="of:=[$'Недела 3'.I28]" office:value-type="float" office:value="0" calcext:value-type="float">
            <text:p>0</text:p>
          </table:table-cell>
          <table:table-cell table:formula="of:=[$'Недела 4'.I28]" office:value-type="float" office:value="0" calcext:value-type="float">
            <text:p>0</text:p>
          </table:table-cell>
          <table:table-cell table:formula="of:=SUM([.B15:.E1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Чучневи</text:p>
          </table:table-cell>
          <table:table-cell table:formula="of:=[$'Недела 1'.I29]" office:value-type="float" office:value="0" calcext:value-type="float">
            <text:p>0</text:p>
          </table:table-cell>
          <table:table-cell table:formula="of:=[$'Недела 2'.I29]" office:value-type="float" office:value="0" calcext:value-type="float">
            <text:p>0</text:p>
          </table:table-cell>
          <table:table-cell table:formula="of:=[$'Недела 3'.I29]" office:value-type="float" office:value="0" calcext:value-type="float">
            <text:p>0</text:p>
          </table:table-cell>
          <table:table-cell table:formula="of:=[$'Недела 4'.I29]" office:value-type="float" office:value="0" calcext:value-type="float">
            <text:p>0</text:p>
          </table:table-cell>
          <table:table-cell table:formula="of:=SUM([.B16:.E1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Грб</text:p>
          </table:table-cell>
          <table:table-cell table:formula="of:=[$'Недела 1'.J8]" office:value-type="float" office:value="0" calcext:value-type="float">
            <text:p>0</text:p>
          </table:table-cell>
          <table:table-cell table:formula="of:=[$'Недела 2'.J8]" office:value-type="float" office:value="0" calcext:value-type="float">
            <text:p>0</text:p>
          </table:table-cell>
          <table:table-cell table:formula="of:=[$'Недела 3'.J8]" office:value-type="float" office:value="0" calcext:value-type="float">
            <text:p>0</text:p>
          </table:table-cell>
          <table:table-cell table:formula="of:=[$'Недела 4'.J8]" office:value-type="float" office:value="0" calcext:value-type="float">
            <text:p>0</text:p>
          </table:table-cell>
          <table:table-cell table:style-name="ce10" table:formula="of:=SUM([.B18:.E1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Гради</text:p>
          </table:table-cell>
          <table:table-cell table:formula="of:=[$'Недела 1'.J9]" office:value-type="float" office:value="0" calcext:value-type="float">
            <text:p>0</text:p>
          </table:table-cell>
          <table:table-cell table:formula="of:=[$'Недела 2'.J9]" office:value-type="float" office:value="0" calcext:value-type="float">
            <text:p>0</text:p>
          </table:table-cell>
          <table:table-cell table:formula="of:=[$'Недела 3'.J9]" office:value-type="float" office:value="0" calcext:value-type="float">
            <text:p>0</text:p>
          </table:table-cell>
          <table:table-cell table:formula="of:=[$'Недела 4'.J9]" office:value-type="float" office:value="0" calcext:value-type="float">
            <text:p>0</text:p>
          </table:table-cell>
          <table:table-cell table:style-name="ce10" table:formula="of:=SUM([.B19:.E1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амо</text:p>
          </table:table-cell>
          <table:table-cell table:formula="of:=[$'Недела 1'.J10]" office:value-type="float" office:value="0" calcext:value-type="float">
            <text:p>0</text:p>
          </table:table-cell>
          <table:table-cell table:formula="of:=[$'Недела 2'.J10]" office:value-type="float" office:value="0" calcext:value-type="float">
            <text:p>0</text:p>
          </table:table-cell>
          <table:table-cell table:formula="of:=[$'Недела 3'.J10]" office:value-type="float" office:value="0" calcext:value-type="float">
            <text:p>0</text:p>
          </table:table-cell>
          <table:table-cell table:formula="of:=[$'Недела 4'.J10]" office:value-type="float" office:value="0" calcext:value-type="float">
            <text:p>0</text:p>
          </table:table-cell>
          <table:table-cell table:style-name="ce10" table:formula="of:=SUM([.B20:.E2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озе и Половина</text:p>
          </table:table-cell>
          <table:table-cell table:formula="of:=[$'Недела 1'.J11]" office:value-type="float" office:value="0" calcext:value-type="float">
            <text:p>0</text:p>
          </table:table-cell>
          <table:table-cell table:formula="of:=[$'Недела 2'.J11]" office:value-type="float" office:value="0" calcext:value-type="float">
            <text:p>0</text:p>
          </table:table-cell>
          <table:table-cell table:formula="of:=[$'Недела 3'.J11]" office:value-type="float" office:value="0" calcext:value-type="float">
            <text:p>0</text:p>
          </table:table-cell>
          <table:table-cell table:formula="of:=[$'Недела 4'.J11]" office:value-type="float" office:value="0" calcext:value-type="float">
            <text:p>0</text:p>
          </table:table-cell>
          <table:table-cell table:style-name="ce10" table:formula="of:=SUM([.B21:.E2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томачни</text:p>
          </table:table-cell>
          <table:table-cell table:formula="of:=[$'Недела 1'.J12]" office:value-type="float" office:value="0" calcext:value-type="float">
            <text:p>0</text:p>
          </table:table-cell>
          <table:table-cell table:formula="of:=[$'Недела 2'.J12]" office:value-type="float" office:value="0" calcext:value-type="float">
            <text:p>0</text:p>
          </table:table-cell>
          <table:table-cell table:formula="of:=[$'Недела 3'.J12]" office:value-type="float" office:value="0" calcext:value-type="float">
            <text:p>0</text:p>
          </table:table-cell>
          <table:table-cell table:formula="of:=[$'Недела 4'.J12]" office:value-type="float" office:value="0" calcext:value-type="float">
            <text:p>0</text:p>
          </table:table-cell>
          <table:table-cell table:style-name="ce3" table:formula="of:=SUM([.B22:.E22]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Трчање</text:p>
          </table:table-cell>
          <table:table-cell office:value-type="string" calcext:value-type="string">
            <text:p>Недела 1</text:p>
          </table:table-cell>
          <table:table-cell office:value-type="string" calcext:value-type="string">
            <text:p>Недела 2</text:p>
          </table:table-cell>
          <table:table-cell office:value-type="string" calcext:value-type="string">
            <text:p>Недела 3</text:p>
          </table:table-cell>
          <table:table-cell office:value-type="string" calcext:value-type="string">
            <text:p>Недела 4</text:p>
          </table:table-cell>
          <table:table-cell table:style-name="ce12" office:value-type="string" calcext:value-type="string">
            <text:p>Вкупно</text:p>
          </table:table-cell>
          <table:table-cell/>
          <table:table-cell office:value-type="string" calcext:value-type="string">
            <text:p>Бокс</text:p>
          </table:table-cell>
          <table:table-cell office:value-type="string" calcext:value-type="string">
            <text:p>Недела 1</text:p>
          </table:table-cell>
          <table:table-cell office:value-type="string" calcext:value-type="string">
            <text:p>Недела 2</text:p>
          </table:table-cell>
          <table:table-cell office:value-type="string" calcext:value-type="string">
            <text:p>Недела 3</text:p>
          </table:table-cell>
          <table:table-cell office:value-type="string" calcext:value-type="string">
            <text:p>Недела 4</text:p>
          </table:table-cell>
          <table:table-cell table:style-name="ce12" office:value-type="string" calcext:value-type="string">
            <text:p>Вкупно</text:p>
          </table:table-cell>
        </table:table-row>
        <table:table-row table:style-name="ro1">
          <table:table-cell table:style-name="ce3" office:value-type="string" calcext:value-type="string">
            <text:p>Времетраење (мин)</text:p>
          </table:table-cell>
          <table:table-cell table:style-name="ce6" table:formula="of:=[$'Недела 1'.I34]" office:value-type="float" office:value="0" calcext:value-type="float">
            <text:p>0</text:p>
          </table:table-cell>
          <table:table-cell table:style-name="ce6" table:formula="of:=[$'Недела 2'.I34]" office:value-type="float" office:value="0" calcext:value-type="float">
            <text:p>0</text:p>
          </table:table-cell>
          <table:table-cell table:style-name="ce6" table:formula="of:=[$'Недела 3'.I34]" office:value-type="float" office:value="0" calcext:value-type="float">
            <text:p>0</text:p>
          </table:table-cell>
          <table:table-cell table:style-name="ce6" table:formula="of:=[$'Недела 4'.I34]" office:value-type="float" office:value="0" calcext:value-type="float">
            <text:p>0</text:p>
          </table:table-cell>
          <table:table-cell table:style-name="ce3" table:formula="of:=SUM([.B29:.E2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Дистанца (милји)</text:p>
          </table:table-cell>
          <table:table-cell table:style-name="ce6" table:formula="of:=[$'Недела 1'.I35]" office:value-type="float" office:value="0" calcext:value-type="float">
            <text:p>0</text:p>
          </table:table-cell>
          <table:table-cell table:style-name="ce6" table:formula="of:=[$'Недела 2'.I35]" office:value-type="float" office:value="0" calcext:value-type="float">
            <text:p>0</text:p>
          </table:table-cell>
          <table:table-cell table:style-name="ce6" table:formula="of:=[$'Недела 3'.I35]" office:value-type="float" office:value="0" calcext:value-type="float">
            <text:p>0</text:p>
          </table:table-cell>
          <table:table-cell table:style-name="ce6" table:formula="of:=[$'Недела 4'.I35]" office:value-type="float" office:value="0" calcext:value-type="float">
            <text:p>0</text:p>
          </table:table-cell>
          <table:table-cell table:style-name="ce3" table:formula="of:=SUM([.B30:.E30])" office:value-type="float" office:value="0" calcext:value-type="float">
            <text:p>0</text:p>
          </table:table-cell>
          <table:table-cell/>
          <table:table-cell office:value-type="string" calcext:value-type="string">
            <text:p>Вреќа</text:p>
          </table:table-cell>
          <table:table-cell table:formula="of:=[$'Недела 1'.O48]" office:value-type="float" office:value="0" calcext:value-type="float">
            <text:p>0</text:p>
          </table:table-cell>
          <table:table-cell table:formula="of:=[$'Недела 2'.O48]" office:value-type="float" office:value="0" calcext:value-type="float">
            <text:p>0</text:p>
          </table:table-cell>
          <table:table-cell table:formula="of:=[$'Недела 3'.O48]" office:value-type="float" office:value="0" calcext:value-type="float">
            <text:p>0</text:p>
          </table:table-cell>
          <table:table-cell table:formula="of:=[$'Недела 4'.O48]" office:value-type="float" office:value="0" calcext:value-type="float">
            <text:p>0</text:p>
          </table:table-cell>
          <table:table-cell table:formula="of:=SUM([.I30:.L3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Над. Разлика</text:p>
          </table:table-cell>
          <table:table-cell table:style-name="ce6" table:formula="of:=[$'Недела 1'.I36]" office:value-type="float" office:value="0" calcext:value-type="float">
            <text:p>0</text:p>
          </table:table-cell>
          <table:table-cell table:style-name="ce6" table:formula="of:=[$'Недела 2'.I36]" office:value-type="float" office:value="0" calcext:value-type="float">
            <text:p>0</text:p>
          </table:table-cell>
          <table:table-cell table:style-name="ce6" table:formula="of:=[$'Недела 3'.I36]" office:value-type="float" office:value="0" calcext:value-type="float">
            <text:p>0</text:p>
          </table:table-cell>
          <table:table-cell table:style-name="ce6" table:formula="of:=[$'Недела 4'.I36]" office:value-type="float" office:value="0" calcext:value-type="float">
            <text:p>0</text:p>
          </table:table-cell>
          <table:table-cell table:style-name="ce3" table:formula="of:=SUM([.B31:.E31])" office:value-type="float" office:value="0" calcext:value-type="float">
            <text:p>0</text:p>
          </table:table-cell>
          <table:table-cell/>
          <table:table-cell office:value-type="string" calcext:value-type="string">
            <text:p>Крушка</text:p>
          </table:table-cell>
          <table:table-cell table:formula="of:=[$'Недела 1'.O49]" office:value-type="float" office:value="0" calcext:value-type="float">
            <text:p>0</text:p>
          </table:table-cell>
          <table:table-cell table:formula="of:=[$'Недела 2'.O49]" office:value-type="float" office:value="0" calcext:value-type="float">
            <text:p>0</text:p>
          </table:table-cell>
          <table:table-cell table:formula="of:=[$'Недела 3'.O49]" office:value-type="float" office:value="0" calcext:value-type="float">
            <text:p>0</text:p>
          </table:table-cell>
          <table:table-cell table:formula="of:=[$'Недела 4'.O49]" office:value-type="float" office:value="0" calcext:value-type="float">
            <text:p>0</text:p>
          </table:table-cell>
          <table:table-cell table:formula="of:=SUM([.I31:.L31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Брзина на милја</text:p>
          </table:table-cell>
          <table:table-cell table:style-name="ce6" table:formula="of:=[$'Недела 1'.I37]" office:value-type="string" office:string-value="" calcext:value-type="error">
            <text:p>#DIV/0!</text:p>
          </table:table-cell>
          <table:table-cell table:style-name="ce6" table:formula="of:=[$'Недела 2'.I37]" office:value-type="string" office:string-value="" calcext:value-type="error">
            <text:p>#DIV/0!</text:p>
          </table:table-cell>
          <table:table-cell table:style-name="ce6" table:formula="of:=[$'Недела 3'.I37]" office:value-type="string" office:string-value="" calcext:value-type="error">
            <text:p>#DIV/0!</text:p>
          </table:table-cell>
          <table:table-cell table:style-name="ce6" table:formula="of:=[$'Недела 4'.I37]" office:value-type="string" office:string-value="" calcext:value-type="error">
            <text:p>#DIV/0!</text:p>
          </table:table-cell>
          <table:table-cell table:style-name="ce3" table:formula="of:=SUM([.B32:.E3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Топка</text:p>
          </table:table-cell>
          <table:table-cell table:formula="of:=[$'Недела 1'.O50]" office:value-type="float" office:value="0" calcext:value-type="float">
            <text:p>0</text:p>
          </table:table-cell>
          <table:table-cell table:formula="of:=[$'Недела 2'.O50]" office:value-type="float" office:value="0" calcext:value-type="float">
            <text:p>0</text:p>
          </table:table-cell>
          <table:table-cell table:formula="of:=[$'Недела 3'.O50]" office:value-type="float" office:value="0" calcext:value-type="float">
            <text:p>0</text:p>
          </table:table-cell>
          <table:table-cell table:formula="of:=[$'Недела 4'.O50]" office:value-type="float" office:value="0" calcext:value-type="float">
            <text:p>0</text:p>
          </table:table-cell>
          <table:table-cell table:formula="of:=SUM([.I32:.L32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5км </text:p>
          </table:table-cell>
          <table:table-cell table:style-name="ce6" table:formula="of:=[$'Недела 1'.I38]" office:value-type="string" office:string-value="" calcext:value-type="error">
            <text:p>#DIV/0!</text:p>
          </table:table-cell>
          <table:table-cell table:style-name="ce6" table:formula="of:=[$'Недела 2'.I38]" office:value-type="string" office:string-value="" calcext:value-type="error">
            <text:p>#DIV/0!</text:p>
          </table:table-cell>
          <table:table-cell table:style-name="ce6" table:formula="of:=[$'Недела 3'.I38]" office:value-type="string" office:string-value="" calcext:value-type="error">
            <text:p>#DIV/0!</text:p>
          </table:table-cell>
          <table:table-cell table:style-name="ce6" table:formula="of:=[$'Недела 4'.I38]" office:value-type="string" office:string-value="" calcext:value-type="error">
            <text:p>#DIV/0!</text:p>
          </table:table-cell>
          <table:table-cell table:style-name="ce3" table:formula="of:=SUM([.B33:.E3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Јаже</text:p>
          </table:table-cell>
          <table:table-cell table:formula="of:=[$'Недела 1'.O51]" office:value-type="float" office:value="0" calcext:value-type="float">
            <text:p>0</text:p>
          </table:table-cell>
          <table:table-cell table:formula="of:=[$'Недела 2'.O51]" office:value-type="float" office:value="0" calcext:value-type="float">
            <text:p>0</text:p>
          </table:table-cell>
          <table:table-cell table:formula="of:=[$'Недела 3'.O51]" office:value-type="float" office:value="0" calcext:value-type="float">
            <text:p>0</text:p>
          </table:table-cell>
          <table:table-cell table:formula="of:=[$'Недела 4'.O51]" office:value-type="float" office:value="0" calcext:value-type="float">
            <text:p>0</text:p>
          </table:table-cell>
          <table:table-cell table:formula="of:=SUM([.I33:.L33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10км</text:p>
          </table:table-cell>
          <table:table-cell table:style-name="ce6" table:formula="of:=[$'Недела 1'.I39]" office:value-type="string" office:string-value="" calcext:value-type="error">
            <text:p>#DIV/0!</text:p>
          </table:table-cell>
          <table:table-cell table:style-name="ce6" table:formula="of:=[$'Недела 2'.I39]" office:value-type="string" office:string-value="" calcext:value-type="error">
            <text:p>#DIV/0!</text:p>
          </table:table-cell>
          <table:table-cell table:style-name="ce6" table:formula="of:=[$'Недела 3'.I39]" office:value-type="string" office:string-value="" calcext:value-type="error">
            <text:p>#DIV/0!</text:p>
          </table:table-cell>
          <table:table-cell table:style-name="ce6" table:formula="of:=[$'Недела 4'.I39]" office:value-type="string" office:string-value="" calcext:value-type="error">
            <text:p>#DIV/0!</text:p>
          </table:table-cell>
          <table:table-cell table:style-name="ce3" table:formula="of:=SUM([.B34:.E3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Спаринг</text:p>
          </table:table-cell>
          <table:table-cell table:formula="of:=[$'Недела 1'.O52]" office:value-type="float" office:value="0" calcext:value-type="float">
            <text:p>0</text:p>
          </table:table-cell>
          <table:table-cell table:formula="of:=[$'Недела 2'.O52]" office:value-type="float" office:value="0" calcext:value-type="float">
            <text:p>0</text:p>
          </table:table-cell>
          <table:table-cell table:formula="of:=[$'Недела 3'.O52]" office:value-type="float" office:value="0" calcext:value-type="float">
            <text:p>0</text:p>
          </table:table-cell>
          <table:table-cell table:formula="of:=[$'Недела 4'.O52]" office:value-type="float" office:value="0" calcext:value-type="float">
            <text:p>0</text:p>
          </table:table-cell>
          <table:table-cell table:formula="of:=SUM([.I34:.L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Полу маратон</text:p>
          </table:table-cell>
          <table:table-cell table:style-name="ce5" table:formula="of:=[$'Недела 1'.I40]" office:value-type="string" office:string-value="" calcext:value-type="error">
            <text:p>#DIV/0!</text:p>
          </table:table-cell>
          <table:table-cell table:style-name="ce5" table:formula="of:=[$'Недела 2'.I40]" office:value-type="string" office:string-value="" calcext:value-type="error">
            <text:p>#DIV/0!</text:p>
          </table:table-cell>
          <table:table-cell table:style-name="ce5" table:formula="of:=[$'Недела 3'.I40]" office:value-type="string" office:string-value="" calcext:value-type="error">
            <text:p>#DIV/0!</text:p>
          </table:table-cell>
          <table:table-cell table:style-name="ce5" table:formula="of:=[$'Недела 4'.I40]" office:value-type="string" office:string-value="" calcext:value-type="error">
            <text:p>#DIV/0!</text:p>
          </table:table-cell>
          <table:table-cell table:style-name="ce3" table:formula="of:=SUM([.B35:.E35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3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Облини</text:p>
          </table:table-cell>
          <table:table-cell office:value-type="string" calcext:value-type="string">
            <text:p>Недела 1</text:p>
          </table:table-cell>
          <table:table-cell office:value-type="string" calcext:value-type="string">
            <text:p>Недела 2</text:p>
          </table:table-cell>
          <table:table-cell office:value-type="string" calcext:value-type="string">
            <text:p>Недела 3</text:p>
          </table:table-cell>
          <table:table-cell office:value-type="string" calcext:value-type="string">
            <text:p>Недела 4</text:p>
          </table:table-cell>
          <table:table-cell table:style-name="ce12" office:value-type="string" calcext:value-type="string">
            <text:p>Просек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Висина</text:p>
          </table:table-cell>
          <table:table-cell table:formula="of:=[$'Недела 1'.I44]" office:value-type="string" office:string-value="" calcext:value-type="error">
            <text:p>#DIV/0!</text:p>
          </table:table-cell>
          <table:table-cell table:formula="of:=[$'Недела 2'.I44]" office:value-type="string" office:string-value="" calcext:value-type="error">
            <text:p>#DIV/0!</text:p>
          </table:table-cell>
          <table:table-cell table:formula="of:=[$'Недела 3'.I44]" office:value-type="string" office:string-value="" calcext:value-type="error">
            <text:p>#DIV/0!</text:p>
          </table:table-cell>
          <table:table-cell table:formula="of:=[$'Недела 4'.I44]" office:value-type="string" office:string-value="" calcext:value-type="error">
            <text:p>#DIV/0!</text:p>
          </table:table-cell>
          <table:table-cell table:formula="of:=AVERAGE([.B39:.E39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ежина</text:p>
          </table:table-cell>
          <table:table-cell table:formula="of:=[$'Недела 1'.I45]" office:value-type="string" office:string-value="" calcext:value-type="error">
            <text:p>#DIV/0!</text:p>
          </table:table-cell>
          <table:table-cell table:formula="of:=[$'Недела 2'.I45]" office:value-type="string" office:string-value="" calcext:value-type="error">
            <text:p>#DIV/0!</text:p>
          </table:table-cell>
          <table:table-cell table:formula="of:=[$'Недела 3'.I45]" office:value-type="string" office:string-value="" calcext:value-type="error">
            <text:p>#DIV/0!</text:p>
          </table:table-cell>
          <table:table-cell table:formula="of:=[$'Недела 4'.I45]" office:value-type="string" office:string-value="" calcext:value-type="error">
            <text:p>#DIV/0!</text:p>
          </table:table-cell>
          <table:table-cell table:formula="of:=AVERAGE([.B40:.E40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Врат</text:p>
          </table:table-cell>
          <table:table-cell table:formula="of:=[$'Недела 1'.I46]" office:value-type="string" office:string-value="" calcext:value-type="error">
            <text:p>#DIV/0!</text:p>
          </table:table-cell>
          <table:table-cell table:formula="of:=[$'Недела 2'.I46]" office:value-type="string" office:string-value="" calcext:value-type="error">
            <text:p>#DIV/0!</text:p>
          </table:table-cell>
          <table:table-cell table:formula="of:=[$'Недела 3'.I46]" office:value-type="string" office:string-value="" calcext:value-type="error">
            <text:p>#DIV/0!</text:p>
          </table:table-cell>
          <table:table-cell table:formula="of:=[$'Недела 4'.I46]" office:value-type="string" office:string-value="" calcext:value-type="error">
            <text:p>#DIV/0!</text:p>
          </table:table-cell>
          <table:table-cell table:formula="of:=AVERAGE([.B41:.E41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ака</text:p>
          </table:table-cell>
          <table:table-cell table:formula="of:=[$'Недела 1'.I47]" office:value-type="string" office:string-value="" calcext:value-type="error">
            <text:p>#DIV/0!</text:p>
          </table:table-cell>
          <table:table-cell table:formula="of:=[$'Недела 2'.I47]" office:value-type="string" office:string-value="" calcext:value-type="error">
            <text:p>#DIV/0!</text:p>
          </table:table-cell>
          <table:table-cell table:formula="of:=[$'Недела 3'.I47]" office:value-type="string" office:string-value="" calcext:value-type="error">
            <text:p>#DIV/0!</text:p>
          </table:table-cell>
          <table:table-cell table:formula="of:=[$'Недела 4'.I47]" office:value-type="string" office:string-value="" calcext:value-type="error">
            <text:p>#DIV/0!</text:p>
          </table:table-cell>
          <table:table-cell table:formula="of:=AVERAGE([.B42:.E4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одлактица</text:p>
          </table:table-cell>
          <table:table-cell table:formula="of:=[$'Недела 1'.I48]" office:value-type="string" office:string-value="" calcext:value-type="error">
            <text:p>#DIV/0!</text:p>
          </table:table-cell>
          <table:table-cell table:formula="of:=[$'Недела 2'.I48]" office:value-type="string" office:string-value="" calcext:value-type="error">
            <text:p>#DIV/0!</text:p>
          </table:table-cell>
          <table:table-cell table:formula="of:=[$'Недела 3'.I48]" office:value-type="string" office:string-value="" calcext:value-type="error">
            <text:p>#DIV/0!</text:p>
          </table:table-cell>
          <table:table-cell table:formula="of:=[$'Недела 4'.I48]" office:value-type="string" office:string-value="" calcext:value-type="error">
            <text:p>#DIV/0!</text:p>
          </table:table-cell>
          <table:table-cell table:formula="of:=AVERAGE([.B43:.E4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оловина</text:p>
          </table:table-cell>
          <table:table-cell table:formula="of:=[$'Недела 1'.I49]" office:value-type="string" office:string-value="" calcext:value-type="error">
            <text:p>#DIV/0!</text:p>
          </table:table-cell>
          <table:table-cell table:formula="of:=[$'Недела 2'.I49]" office:value-type="string" office:string-value="" calcext:value-type="error">
            <text:p>#DIV/0!</text:p>
          </table:table-cell>
          <table:table-cell table:formula="of:=[$'Недела 3'.I49]" office:value-type="string" office:string-value="" calcext:value-type="error">
            <text:p>#DIV/0!</text:p>
          </table:table-cell>
          <table:table-cell table:formula="of:=[$'Недела 4'.I49]" office:value-type="string" office:string-value="" calcext:value-type="error">
            <text:p>#DIV/0!</text:p>
          </table:table-cell>
          <table:table-cell table:formula="of:=AVERAGE([.B44:.E44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Граден кош</text:p>
          </table:table-cell>
          <table:table-cell table:formula="of:=[$'Недела 1'.I50]" office:value-type="string" office:string-value="" calcext:value-type="error">
            <text:p>#DIV/0!</text:p>
          </table:table-cell>
          <table:table-cell table:formula="of:=[$'Недела 2'.I50]" office:value-type="string" office:string-value="" calcext:value-type="error">
            <text:p>#DIV/0!</text:p>
          </table:table-cell>
          <table:table-cell table:formula="of:=[$'Недела 3'.I50]" office:value-type="string" office:string-value="" calcext:value-type="error">
            <text:p>#DIV/0!</text:p>
          </table:table-cell>
          <table:table-cell table:formula="of:=[$'Недела 4'.I50]" office:value-type="string" office:string-value="" calcext:value-type="error">
            <text:p>#DIV/0!</text:p>
          </table:table-cell>
          <table:table-cell table:formula="of:=AVERAGE([.B45:.E45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лк</text:p>
          </table:table-cell>
          <table:table-cell table:formula="of:=[$'Недела 1'.I51]" office:value-type="string" office:string-value="" calcext:value-type="error">
            <text:p>#DIV/0!</text:p>
          </table:table-cell>
          <table:table-cell table:formula="of:=[$'Недела 2'.I51]" office:value-type="string" office:string-value="" calcext:value-type="error">
            <text:p>#DIV/0!</text:p>
          </table:table-cell>
          <table:table-cell table:formula="of:=[$'Недела 3'.I51]" office:value-type="string" office:string-value="" calcext:value-type="error">
            <text:p>#DIV/0!</text:p>
          </table:table-cell>
          <table:table-cell table:formula="of:=[$'Недела 4'.I51]" office:value-type="string" office:string-value="" calcext:value-type="error">
            <text:p>#DIV/0!</text:p>
          </table:table-cell>
          <table:table-cell table:formula="of:=AVERAGE([.B46:.E4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ут</text:p>
          </table:table-cell>
          <table:table-cell table:formula="of:=[$'Недела 1'.I52]" office:value-type="string" office:string-value="" calcext:value-type="error">
            <text:p>#DIV/0!</text:p>
          </table:table-cell>
          <table:table-cell table:formula="of:=[$'Недела 2'.I52]" office:value-type="string" office:string-value="" calcext:value-type="error">
            <text:p>#DIV/0!</text:p>
          </table:table-cell>
          <table:table-cell table:formula="of:=[$'Недела 3'.I52]" office:value-type="string" office:string-value="" calcext:value-type="error">
            <text:p>#DIV/0!</text:p>
          </table:table-cell>
          <table:table-cell table:formula="of:=[$'Недела 4'.I52]" office:value-type="string" office:string-value="" calcext:value-type="error">
            <text:p>#DIV/0!</text:p>
          </table:table-cell>
          <table:table-cell table:formula="of:=AVERAGE([.B47:.E4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Лист</text:p>
          </table:table-cell>
          <table:table-cell table:formula="of:=[$'Недела 1'.I53]" office:value-type="string" office:string-value="" calcext:value-type="error">
            <text:p>#DIV/0!</text:p>
          </table:table-cell>
          <table:table-cell table:formula="of:=[$'Недела 2'.I53]" office:value-type="string" office:string-value="" calcext:value-type="error">
            <text:p>#DIV/0!</text:p>
          </table:table-cell>
          <table:table-cell table:formula="of:=[$'Недела 3'.I53]" office:value-type="string" office:string-value="" calcext:value-type="error">
            <text:p>#DIV/0!</text:p>
          </table:table-cell>
          <table:table-cell table:formula="of:=[$'Недела 4'.I53]" office:value-type="string" office:string-value="" calcext:value-type="error">
            <text:p>#DIV/0!</text:p>
          </table:table-cell>
          <table:table-cell table:formula="of:=AVERAGE([.B48:.E48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амо – рамо</text:p>
          </table:table-cell>
          <table:table-cell table:formula="of:=[$'Недела 1'.I54]" office:value-type="string" office:string-value="" calcext:value-type="error">
            <text:p>#DIV/0!</text:p>
          </table:table-cell>
          <table:table-cell table:formula="of:=[$'Недела 2'.I54]" office:value-type="string" office:string-value="" calcext:value-type="error">
            <text:p>#DIV/0!</text:p>
          </table:table-cell>
          <table:table-cell table:formula="of:=[$'Недела 3'.I54]" office:value-type="string" office:string-value="" calcext:value-type="error">
            <text:p>#DIV/0!</text:p>
          </table:table-cell>
          <table:table-cell table:formula="of:=[$'Недела 4'.I54]" office:value-type="string" office:string-value="" calcext:value-type="error">
            <text:p>#DIV/0!</text:p>
          </table:table-cell>
          <table:table-cell table:formula="of:=AVERAGE([.B49:.E49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Дисциплина</text:p>
          </table:table-cell>
          <table:table-cell office:value-type="string" calcext:value-type="string">
            <text:p>Недела 1</text:p>
          </table:table-cell>
          <table:table-cell office:value-type="string" calcext:value-type="string">
            <text:p>Недела 2</text:p>
          </table:table-cell>
          <table:table-cell office:value-type="string" calcext:value-type="string">
            <text:p>Недела 3</text:p>
          </table:table-cell>
          <table:table-cell office:value-type="string" calcext:value-type="string">
            <text:p>Недела 4</text:p>
          </table:table-cell>
          <table:table-cell table:style-name="ce12" office:value-type="string" calcext:value-type="string">
            <text:p>Вкупн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алистеника</text:p>
          </table:table-cell>
          <table:table-cell table:formula="of:=[$'Недела 1'.I57]" office:value-type="float" office:value="0" calcext:value-type="float">
            <text:p>0</text:p>
          </table:table-cell>
          <table:table-cell table:formula="of:=[$'Недела 2'.I57]" office:value-type="float" office:value="0" calcext:value-type="float">
            <text:p>0</text:p>
          </table:table-cell>
          <table:table-cell table:formula="of:=[$'Недела 3'.I57]" office:value-type="float" office:value="0" calcext:value-type="float">
            <text:p>0</text:p>
          </table:table-cell>
          <table:table-cell table:formula="of:=[$'Недела 4'.I57]" office:value-type="float" office:value="0" calcext:value-type="float">
            <text:p>0</text:p>
          </table:table-cell>
          <table:table-cell table:formula="of:=SUM([.B52:.E5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Џиу џитсу</text:p>
          </table:table-cell>
          <table:table-cell table:formula="of:=[$'Недела 1'.I58]" office:value-type="float" office:value="0" calcext:value-type="float">
            <text:p>0</text:p>
          </table:table-cell>
          <table:table-cell table:formula="of:=[$'Недела 2'.I58]" office:value-type="float" office:value="0" calcext:value-type="float">
            <text:p>0</text:p>
          </table:table-cell>
          <table:table-cell table:formula="of:=[$'Недела 3'.I58]" office:value-type="float" office:value="0" calcext:value-type="float">
            <text:p>0</text:p>
          </table:table-cell>
          <table:table-cell table:formula="of:=[$'Недела 4'.I58]" office:value-type="float" office:value="0" calcext:value-type="float">
            <text:p>0</text:p>
          </table:table-cell>
          <table:table-cell table:formula="of:=SUM([.B53:.E5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окс</text:p>
          </table:table-cell>
          <table:table-cell table:formula="of:=[$'Недела 1'.I59]" office:value-type="float" office:value="0" calcext:value-type="float">
            <text:p>0</text:p>
          </table:table-cell>
          <table:table-cell table:formula="of:=[$'Недела 2'.I59]" office:value-type="float" office:value="0" calcext:value-type="float">
            <text:p>0</text:p>
          </table:table-cell>
          <table:table-cell table:formula="of:=[$'Недела 3'.I59]" office:value-type="float" office:value="0" calcext:value-type="float">
            <text:p>0</text:p>
          </table:table-cell>
          <table:table-cell table:formula="of:=[$'Недела 4'.I59]" office:value-type="float" office:value="0" calcext:value-type="float">
            <text:p>0</text:p>
          </table:table-cell>
          <table:table-cell table:formula="of:=SUM([.B54:.E54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рчање</text:p>
          </table:table-cell>
          <table:table-cell table:formula="of:=[$'Недела 1'.I60]" office:value-type="float" office:value="0" calcext:value-type="float">
            <text:p>0</text:p>
          </table:table-cell>
          <table:table-cell table:formula="of:=[$'Недела 2'.I60]" office:value-type="float" office:value="0" calcext:value-type="float">
            <text:p>0</text:p>
          </table:table-cell>
          <table:table-cell table:formula="of:=[$'Недела 3'.I60]" office:value-type="float" office:value="0" calcext:value-type="float">
            <text:p>0</text:p>
          </table:table-cell>
          <table:table-cell table:formula="of:=[$'Недела 4'.I60]" office:value-type="float" office:value="0" calcext:value-type="float">
            <text:p>0</text:p>
          </table:table-cell>
          <table:table-cell table:formula="of:=SUM([.B55:.E5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Истегнување</text:p>
          </table:table-cell>
          <table:table-cell table:formula="of:=[$'Недела 1'.I61]" office:value-type="float" office:value="0" calcext:value-type="float">
            <text:p>0</text:p>
          </table:table-cell>
          <table:table-cell table:formula="of:=[$'Недела 2'.I61]" office:value-type="float" office:value="0" calcext:value-type="float">
            <text:p>0</text:p>
          </table:table-cell>
          <table:table-cell table:formula="of:=[$'Недела 3'.I61]" office:value-type="float" office:value="0" calcext:value-type="float">
            <text:p>0</text:p>
          </table:table-cell>
          <table:table-cell table:formula="of:=[$'Недела 4'.I61]" office:value-type="float" office:value="0" calcext:value-type="float">
            <text:p>0</text:p>
          </table:table-cell>
          <table:table-cell table:formula="of:=SUM([.B56:.E5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ланинарење</text:p>
          </table:table-cell>
          <table:table-cell table:formula="of:=[$'Недела 1'.I62]" office:value-type="float" office:value="0" calcext:value-type="float">
            <text:p>0</text:p>
          </table:table-cell>
          <table:table-cell table:formula="of:=[$'Недела 2'.I62]" office:value-type="float" office:value="0" calcext:value-type="float">
            <text:p>0</text:p>
          </table:table-cell>
          <table:table-cell table:formula="of:=[$'Недела 3'.I62]" office:value-type="float" office:value="0" calcext:value-type="float">
            <text:p>0</text:p>
          </table:table-cell>
          <table:table-cell table:formula="of:=[$'Недела 4'.I62]" office:value-type="float" office:value="0" calcext:value-type="float">
            <text:p>0</text:p>
          </table:table-cell>
          <table:table-cell table:formula="of:=SUM([.B57:.E57])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3:57:43.510283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3:46:23.888776177</meta:creation-date>
    <dc:date>2022-01-23T14:03:13.281173505</dc:date>
    <meta:editing-duration>PT40M28S</meta:editing-duration>
    <meta:editing-cycles>3</meta:editing-cycles>
    <meta:generator>LibreOffice/6.4.7.2$Linux_X86_64 LibreOffice_project/40$Build-2</meta:generator>
    <meta:document-statistic meta:table-count="5" meta:cell-count="1327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02cm" svg:height="7.33cm" xlink:href=".." xlink:type="simple" chart:class="chart:circle" chart:style-name="ch1">
        <chart:legend chart:legend-position="end" svg:x="9.924cm" svg:y="2.121cm" style:legend-expansion="high" chart:style-name="ch2"/>
        <chart:plot-area chart:style-name="ch3" table:cell-range-address="'Недела 1'.A57:'Недела 1'.A62 'Недела 1'.I56:'Недела 1'.I62" chart:data-source-has-labels="both" svg:x="1.836cm" svg:y="0.144cm" svg:width="6.965cm" svg:height="6.965cm">
          <chartooo:coordinate-region svg:x="1.836cm" svg:y="0.109cm" svg:width="6.965cm" svg:height="7.036cm"/>
          <chart:axis chart:dimension="x" chart:name="primary-x" chart:style-name="ch4" chartooo:axis-type="auto">
            <chartooo:date-scale/>
            <chart:categories table:cell-range-address="'Недела 1'.A57:'Недела 1'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1'.I57:'Недела 1'.I62" chart:label-cell-address="'Недела 1'.I56:'Недела 1'.I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рој на Денови</text:p>
                <draw:g>
                  <svg:desc>'Недела 1'.I56:'Недела 1'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Калистеника</text:p>
                <draw:g>
                  <svg:desc>'Недела 1'.A57:'Недела 1'.A62</svg:desc>
                </draw:g>
              </table:table-cell>
              <table:table-cell office:value-type="float" office:value="0">
                <text:p>0</text:p>
                <draw:g>
                  <svg:desc>'Недела 1'.I57:'Недела 1'.I62</svg:desc>
                </draw:g>
              </table:table-cell>
            </table:table-row>
            <table:table-row>
              <table:table-cell office:value-type="string">
                <text:p>Џиу џитсу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Бокс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Трч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Истегнув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ланинарење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99cm" svg:height="6.984cm" xlink:href=".." xlink:type="simple" chart:class="chart:circle" chart:column-mapping="0" chart:style-name="ch1">
        <chart:legend chart:legend-position="end" svg:x="9.948cm" svg:y="2.197cm" style:legend-expansion="high" chart:style-name="ch2"/>
        <chart:plot-area chart:style-name="ch3" table:cell-range-address="'Недела 3'.K48:'Недела 3'.K52 'Недела 3'.O48:'Недела 3'.O52" chart:data-source-has-labels="column" svg:x="1.707cm" svg:y="0.217cm" svg:width="6.478cm" svg:height="6.478cm">
          <chartooo:coordinate-region svg:x="1.707cm" svg:y="0.104cm" svg:width="6.478cm" svg:height="6.704cm"/>
          <chart:axis chart:dimension="x" chart:name="primary-x" chart:style-name="ch4" chartooo:axis-type="auto">
            <chartooo:date-scale/>
            <chart:categories table:cell-range-address="'Недела 3'.K48:'Недела 3'.K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3'.O48:'Недела 3'.O5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loext:propertry-mapping loext:property="BorderColor" loext:cell-range-address="'Недела 3'.K48:'Недела 3'.K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Вреќа</text:p>
                <draw:g>
                  <svg:desc>'Недела 3'.K48:'Недела 3'.K52</svg:desc>
                </draw:g>
              </table:table-cell>
              <table:table-cell office:value-type="float" office:value="0">
                <text:p>0</text:p>
                <draw:g>
                  <svg:desc>'Недела 3'.O48:'Недела 3'.O52</svg:desc>
                </draw:g>
              </table:table-cell>
              <table:table-cell office:value-type="float" office:value="NaN">
                <text:p>NaN</text:p>
                <draw:g>
                  <svg:desc>'Недела 3'.K48:'Недела 3'.K52</svg:desc>
                </draw:g>
              </table:table-cell>
            </table:table-row>
            <table:table-row>
              <table:table-cell office:value-type="string">
                <text:p>Крушка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Топка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Јаже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паринг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27cm" svg:height="6.479cm" xlink:href=".." xlink:type="simple" chart:class="chart:circle" chart:style-name="ch1">
        <chart:legend chart:legend-position="end" svg:x="8.947cm" svg:y="1.944cm" style:legend-expansion="high" chart:style-name="ch2"/>
        <chart:plot-area chart:style-name="ch3" table:cell-range-address="'Недела 3'.I8:'Недела 3'.J12" chart:data-source-has-labels="column" svg:x="2.01cm" svg:y="0.096cm" svg:width="6.219cm" svg:height="6.219cm">
          <chartooo:coordinate-region svg:x="1.766cm" svg:y="0.096cm" svg:width="6.708cm" svg:height="6.219cm"/>
          <chart:axis chart:dimension="x" chart:name="primary-x" chart:style-name="ch4" chartooo:axis-type="auto">
            <chartooo:date-scale/>
            <chart:categories table:cell-range-address="'Недела 3'.I8:'Недела 3'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3'.J8:'Недела 3'.J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Грб</text:p>
                <draw:g>
                  <svg:desc>'Недела 3'.I8:'Недела 3'.I12</svg:desc>
                </draw:g>
              </table:table-cell>
              <table:table-cell office:value-type="float" office:value="0">
                <text:p>0</text:p>
                <draw:g>
                  <svg:desc>'Недела 3'.J8:'Недела 3'.J12</svg:desc>
                </draw:g>
              </table:table-cell>
            </table:table-row>
            <table:table-row>
              <table:table-cell office:value-type="string">
                <text:p>Гради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амо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Нозе и Половина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омачни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95cm" svg:height="9.73cm" xlink:href=".." xlink:type="simple" chart:class="chart:line" chart:style-name="ch1">
        <chart:legend chart:legend-position="end" svg:x="15.922cm" svg:y="1.845cm" style:legend-expansion="custom" chartooo:width="2.559cm" chartooo:height="7.599cm" style:legend-expansion-aspect-ratio="0.336754836162653" chart:style-name="ch2"/>
        <chart:plot-area chart:style-name="ch3" table:cell-range-address="'Недела 3'.B31:'Недела 3'.H31 'Недела 3'.A34:'Недела 3'.H40" chart:data-source-has-labels="both" svg:x="0.23cm" svg:y="0.277cm" svg:width="16.008cm" svg:height="9.322cm">
          <chartooo:coordinate-region svg:x="0.851cm" svg:y="0.476cm" svg:width="15.068cm" svg:height="8.476cm"/>
          <chart:axis chart:dimension="x" chart:name="primary-x" chart:style-name="ch4" chartooo:axis-type="auto">
            <chartooo:date-scale/>
            <chart:categories table:cell-range-address="'Недела 3'.B31:'Недела 3'.H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Недела 3'.B34:'Недела 3'.H34" chart:label-cell-address="'Недела 3'.A34:'Недела 3'.A34" chart:class="chart:line">
            <chart:data-point chart:repeated="7"/>
          </chart:series>
          <chart:series chart:style-name="ch7" chart:values-cell-range-address="'Недела 3'.B35:'Недела 3'.H35" chart:label-cell-address="'Недела 3'.A35:'Недела 3'.A35" chart:class="chart:line">
            <chart:data-point chart:repeated="7"/>
          </chart:series>
          <chart:series chart:style-name="ch8" chart:values-cell-range-address="'Недела 3'.B36:'Недела 3'.H36" chart:label-cell-address="'Недела 3'.A36:'Недела 3'.A36" chart:class="chart:line">
            <chart:data-point chart:repeated="7"/>
          </chart:series>
          <chart:series chart:style-name="ch9" chart:values-cell-range-address="'Недела 3'.B37:'Недела 3'.H37" chart:label-cell-address="'Недела 3'.A37:'Недела 3'.A37" chart:class="chart:line">
            <chart:data-point chart:repeated="7"/>
          </chart:series>
          <chart:series chart:style-name="ch10" chart:values-cell-range-address="'Недела 3'.B38:'Недела 3'.H38" chart:label-cell-address="'Недела 3'.A38:'Недела 3'.A38" chart:class="chart:line">
            <chart:data-point chart:repeated="7"/>
          </chart:series>
          <chart:series chart:style-name="ch11" chart:values-cell-range-address="'Недела 3'.B39:'Недела 3'.H39" chart:label-cell-address="'Недела 3'.A39:'Недела 3'.A39" chart:class="chart:line">
            <chart:data-point chart:repeated="7"/>
          </chart:series>
          <chart:series chart:style-name="ch12" chart:values-cell-range-address="'Недела 3'.B40:'Недела 3'.H40" chart:label-cell-address="'Недела 3'.A40:'Недела 3'.A40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3'.B31:'Недела 3'.H31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реметраење (мин)</text:p>
                <draw:g>
                  <svg:desc>'Недела 3'.A34:'Недела 3'.A34</svg:desc>
                </draw:g>
              </table:table-cell>
              <table:table-cell office:value-type="float" office:value="NaN">
                <text:p>NaN</text:p>
                <draw:g>
                  <svg:desc>'Недела 3'.B34:'Недела 3'.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Дистанца (милји)</text:p>
                <draw:g>
                  <svg:desc>'Недела 3'.A35:'Недела 3'.A35</svg:desc>
                </draw:g>
              </table:table-cell>
              <table:table-cell office:value-type="float" office:value="NaN">
                <text:p>NaN</text:p>
                <draw:g>
                  <svg:desc>'Недела 3'.B35:'Недела 3'.H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Над. Разлика</text:p>
                <draw:g>
                  <svg:desc>'Недела 3'.A36:'Недела 3'.A36</svg:desc>
                </draw:g>
              </table:table-cell>
              <table:table-cell office:value-type="float" office:value="NaN">
                <text:p>NaN</text:p>
                <draw:g>
                  <svg:desc>'Недела 3'.B36:'Недела 3'.H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Брзина на милја</text:p>
                <draw:g>
                  <svg:desc>'Недела 3'.A37:'Недела 3'.A37</svg:desc>
                </draw:g>
              </table:table-cell>
              <table:table-cell office:value-type="float" office:value="NaN">
                <text:p>NaN</text:p>
                <draw:g>
                  <svg:desc>'Недела 3'.B37:'Недела 3'.H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км </text:p>
                <draw:g>
                  <svg:desc>'Недела 3'.A38:'Недела 3'.A38</svg:desc>
                </draw:g>
              </table:table-cell>
              <table:table-cell office:value-type="float" office:value="NaN">
                <text:p>NaN</text:p>
                <draw:g>
                  <svg:desc>'Недела 3'.B38:'Недела 3'.H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км</text:p>
                <draw:g>
                  <svg:desc>'Недела 3'.A39:'Недела 3'.A39</svg:desc>
                </draw:g>
              </table:table-cell>
              <table:table-cell office:value-type="float" office:value="NaN">
                <text:p>NaN</text:p>
                <draw:g>
                  <svg:desc>'Недела 3'.B39:'Недела 3'.H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Полу маратон</text:p>
                <draw:g>
                  <svg:desc>'Недела 3'.A40:'Недела 3'.A40</svg:desc>
                </draw:g>
              </table:table-cell>
              <table:table-cell office:value-type="float" office:value="NaN">
                <text:p>NaN</text:p>
                <draw:g>
                  <svg:desc>'Недела 3'.B40:'Недела 3'.H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02cm" svg:height="7.33cm" xlink:href=".." xlink:type="simple" chart:class="chart:circle" chart:style-name="ch1">
        <chart:legend chart:legend-position="end" svg:x="9.924cm" svg:y="2.121cm" style:legend-expansion="high" chart:style-name="ch2"/>
        <chart:plot-area chart:style-name="ch3" table:cell-range-address="'Недела 4'.A57:'Недела 4'.A62 'Недела 4'.I56:'Недела 4'.I62" chart:data-source-has-labels="both" svg:x="1.836cm" svg:y="0.144cm" svg:width="6.965cm" svg:height="6.965cm">
          <chartooo:coordinate-region svg:x="1.836cm" svg:y="0.109cm" svg:width="6.965cm" svg:height="7.036cm"/>
          <chart:axis chart:dimension="x" chart:name="primary-x" chart:style-name="ch4" chartooo:axis-type="auto">
            <chartooo:date-scale/>
            <chart:categories table:cell-range-address="'Недела 4'.A57:'Недела 4'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4'.I57:'Недела 4'.I62" chart:label-cell-address="'Недела 4'.I56:'Недела 4'.I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упно</text:p>
                <draw:g>
                  <svg:desc>'Недела 4'.I56:'Недела 4'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Калистеника</text:p>
                <draw:g>
                  <svg:desc>'Недела 4'.A57:'Недела 4'.A62</svg:desc>
                </draw:g>
              </table:table-cell>
              <table:table-cell office:value-type="float" office:value="0">
                <text:p>0</text:p>
                <draw:g>
                  <svg:desc>'Недела 4'.I57:'Недела 4'.I62</svg:desc>
                </draw:g>
              </table:table-cell>
            </table:table-row>
            <table:table-row>
              <table:table-cell office:value-type="string">
                <text:p>Џиу џитсу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Бокс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Трч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Истегнув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ланинарење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99cm" svg:height="6.984cm" xlink:href=".." xlink:type="simple" chart:class="chart:circle" chart:column-mapping="0" chart:style-name="ch1">
        <chart:legend chart:legend-position="end" svg:x="9.948cm" svg:y="2.197cm" style:legend-expansion="high" chart:style-name="ch2"/>
        <chart:plot-area chart:style-name="ch3" table:cell-range-address="'Недела 4'.K48:'Недела 4'.K52 'Недела 4'.O48:'Недела 4'.O52" chart:data-source-has-labels="column" svg:x="1.707cm" svg:y="0.217cm" svg:width="6.478cm" svg:height="6.478cm">
          <chartooo:coordinate-region svg:x="1.707cm" svg:y="0.104cm" svg:width="6.478cm" svg:height="6.704cm"/>
          <chart:axis chart:dimension="x" chart:name="primary-x" chart:style-name="ch4" chartooo:axis-type="auto">
            <chartooo:date-scale/>
            <chart:categories table:cell-range-address="'Недела 4'.K48:'Недела 4'.K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4'.O48:'Недела 4'.O5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loext:propertry-mapping loext:property="BorderColor" loext:cell-range-address="'Недела 4'.K48:'Недела 4'.K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Вреќа</text:p>
                <draw:g>
                  <svg:desc>'Недела 4'.K48:'Недела 4'.K52</svg:desc>
                </draw:g>
              </table:table-cell>
              <table:table-cell office:value-type="float" office:value="0">
                <text:p>0</text:p>
                <draw:g>
                  <svg:desc>'Недела 4'.O48:'Недела 4'.O52</svg:desc>
                </draw:g>
              </table:table-cell>
              <table:table-cell office:value-type="float" office:value="NaN">
                <text:p>NaN</text:p>
                <draw:g>
                  <svg:desc>'Недела 4'.K48:'Недела 4'.K52</svg:desc>
                </draw:g>
              </table:table-cell>
            </table:table-row>
            <table:table-row>
              <table:table-cell office:value-type="string">
                <text:p>Крушка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Топка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Јаже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паринг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27cm" svg:height="6.479cm" xlink:href=".." xlink:type="simple" chart:class="chart:circle" chart:style-name="ch1">
        <chart:legend chart:legend-position="end" svg:x="8.947cm" svg:y="1.944cm" style:legend-expansion="high" chart:style-name="ch2"/>
        <chart:plot-area chart:style-name="ch3" table:cell-range-address="'Недела 4'.I8:'Недела 4'.J12" chart:data-source-has-labels="column" svg:x="2.01cm" svg:y="0.096cm" svg:width="6.219cm" svg:height="6.219cm">
          <chartooo:coordinate-region svg:x="1.766cm" svg:y="0.096cm" svg:width="6.708cm" svg:height="6.219cm"/>
          <chart:axis chart:dimension="x" chart:name="primary-x" chart:style-name="ch4" chartooo:axis-type="auto">
            <chartooo:date-scale/>
            <chart:categories table:cell-range-address="'Недела 4'.I8:'Недела 4'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4'.J8:'Недела 4'.J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Грб</text:p>
                <draw:g>
                  <svg:desc>'Недела 4'.I8:'Недела 4'.I12</svg:desc>
                </draw:g>
              </table:table-cell>
              <table:table-cell office:value-type="float" office:value="0">
                <text:p>0</text:p>
                <draw:g>
                  <svg:desc>'Недела 4'.J8:'Недела 4'.J12</svg:desc>
                </draw:g>
              </table:table-cell>
            </table:table-row>
            <table:table-row>
              <table:table-cell office:value-type="string">
                <text:p>Гради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амо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Нозе и Половина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омачни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03cm" svg:height="5.473cm" xlink:href=".." xlink:type="simple" chart:class="chart:bar" chart:row-mapping="0 1 2 3 4" chart:style-name="ch1">
        <chart:legend chart:legend-position="end" svg:x="9.722cm" svg:y="0.871cm" style:legend-expansion="custom" chartooo:width="3.88cm" chartooo:height="3.568cm" style:legend-expansion-aspect-ratio="1.08744394618834" chart:style-name="ch2"/>
        <chart:plot-area chart:style-name="ch3" table:cell-range-address="'Месечен просек'.B3:'Месечен просек'.E3 'Месечен просек'.A18:'Месечен просек'.E22" chart:data-source-has-labels="both" svg:x="0.272cm" svg:y="0.109cm" svg:width="9.579cm" svg:height="5.255cm">
          <chartooo:coordinate-region svg:x="0.999cm" svg:y="0.308cm" svg:width="8.852cm" svg:height="4.409cm"/>
          <chart:axis chart:dimension="x" chart:name="primary-x" chart:style-name="ch4" chartooo:axis-type="auto">
            <chartooo:date-scale/>
            <chart:categories table:cell-range-address="'Месечен просек'.B3:'Месечен просек'.E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series chart:style-name="ch8" chart:values-cell-range-address="'Месечен просек'.B18:'Месечен просек'.E18" chart:label-cell-address="'Месечен просек'.A18:'Месечен просек'.A18" chart:class="chart:bar">
            <chart:data-point chart:repeated="4"/>
          </chart:series>
          <chart:series chart:style-name="ch9" chart:values-cell-range-address="'Месечен просек'.B19:'Месечен просек'.E19" chart:label-cell-address="'Месечен просек'.A19:'Месечен просек'.A19" chart:class="chart:bar">
            <chart:data-point chart:repeated="4"/>
          </chart:series>
          <chart:series chart:style-name="ch10" chart:values-cell-range-address="'Месечен просек'.B20:'Месечен просек'.E20" chart:label-cell-address="'Месечен просек'.A20:'Месечен просек'.A20" chart:class="chart:bar">
            <chart:data-point chart:repeated="4"/>
          </chart:series>
          <chart:series chart:style-name="ch11" chart:values-cell-range-address="'Месечен просек'.B21:'Месечен просек'.E21" chart:label-cell-address="'Месечен просек'.A21:'Месечен просек'.A21" chart:class="chart:bar">
            <chart:data-point chart:repeated="4"/>
          </chart:series>
          <chart:series chart:style-name="ch12" chart:values-cell-range-address="'Месечен просек'.B22:'Месечен просек'.E22" chart:label-cell-address="'Месечен просек'.A22:'Месечен просек'.A2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дела 1</text:p>
                <draw:g>
                  <svg:desc>'Месечен просек'.B3:'Месечен просек'.E3</svg:desc>
                </draw:g>
              </table:table-cell>
              <table:table-cell office:value-type="string">
                <text:p>Недела 2</text:p>
              </table:table-cell>
              <table:table-cell office:value-type="string">
                <text:p>Недела 3</text:p>
              </table:table-cell>
              <table:table-cell office:value-type="string">
                <text:p>Недела 4</text:p>
              </table:table-cell>
            </table:table-row>
          </table:table-header-rows>
          <table:table-rows>
            <table:table-row>
              <table:table-cell office:value-type="string">
                <text:p>Грб</text:p>
                <draw:g>
                  <svg:desc>'Месечен просек'.A18:'Месечен просек'.A18</svg:desc>
                </draw:g>
              </table:table-cell>
              <table:table-cell office:value-type="float" office:value="0">
                <text:p>0</text:p>
                <draw:g>
                  <svg:desc>'Месечен просек'.B18:'Месечен просек'.E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Гради</text:p>
                <draw:g>
                  <svg:desc>'Месечен просек'.A19:'Месечен просек'.A19</svg:desc>
                </draw:g>
              </table:table-cell>
              <table:table-cell office:value-type="float" office:value="0">
                <text:p>0</text:p>
                <draw:g>
                  <svg:desc>'Месечен просек'.B19:'Месечен просек'.E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амо</text:p>
                <draw:g>
                  <svg:desc>'Месечен просек'.A20:'Месечен просек'.A20</svg:desc>
                </draw:g>
              </table:table-cell>
              <table:table-cell office:value-type="float" office:value="0">
                <text:p>0</text:p>
                <draw:g>
                  <svg:desc>'Месечен просек'.B20:'Месечен просек'.E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Нозе и Половина</text:p>
                <draw:g>
                  <svg:desc>'Месечен просек'.A21:'Месечен просек'.A21</svg:desc>
                </draw:g>
              </table:table-cell>
              <table:table-cell office:value-type="float" office:value="0">
                <text:p>0</text:p>
                <draw:g>
                  <svg:desc>'Месечен просек'.B21:'Месечен просек'.E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омачни</text:p>
                <draw:g>
                  <svg:desc>'Месечен просек'.A22:'Месечен просек'.A22</svg:desc>
                </draw:g>
              </table:table-cell>
              <table:table-cell office:value-type="float" office:value="0">
                <text:p>0</text:p>
                <draw:g>
                  <svg:desc>'Месечен просек'.B22:'Месечен просек'.E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79cm" svg:height="4.065cm" xlink:href=".." xlink:type="simple" chart:class="chart:line" chart:row-mapping="1 0" chart:style-name="ch1">
        <chart:legend chart:legend-position="end" svg:x="9.858cm" svg:y="1.426cm" style:legend-expansion="custom" chartooo:width="3.52cm" chartooo:height="0.818cm" style:legend-expansion-aspect-ratio="4.30317848410758" chart:style-name="ch2"/>
        <chart:plot-area chart:style-name="ch3" table:cell-range-address="'Месечен просек'.A3:'Месечен просек'.E5" chart:data-source-has-labels="both" svg:x="0.409cm" svg:y="0.08cm" svg:width="10.015cm" svg:height="3.902cm">
          <chartooo:coordinate-region svg:x="1.163cm" svg:y="0.279cm" svg:width="8.505cm" svg:height="3.056cm"/>
          <chart:axis chart:dimension="x" chart:name="primary-x" chart:style-name="ch4" chartooo:axis-type="auto">
            <chartooo:date-scale/>
            <chart:categories table:cell-range-address="'Месечен просек'.B3:'Месечен просек'.E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Месечен просек'.B5:'Месечен просек'.E5" chart:label-cell-address="'Месечен просек'.A5:'Месечен просек'.A5" chart:class="chart:line">
            <chart:data-point chart:repeated="4"/>
          </chart:series>
          <chart:series chart:style-name="ch7" chart:values-cell-range-address="'Месечен просек'.B4:'Месечен просек'.E4" chart:label-cell-address="'Месечен просек'.A4:'Месечен просек'.A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дела 1</text:p>
                <draw:g>
                  <svg:desc>'Месечен просек'.B3:'Месечен просек'.E3</svg:desc>
                </draw:g>
              </table:table-cell>
              <table:table-cell office:value-type="string">
                <text:p>Недела 2</text:p>
              </table:table-cell>
              <table:table-cell office:value-type="string">
                <text:p>Недела 3</text:p>
              </table:table-cell>
              <table:table-cell office:value-type="string">
                <text:p>Недела 4</text:p>
              </table:table-cell>
            </table:table-row>
          </table:table-header-rows>
          <table:table-rows>
            <table:table-row>
              <table:table-cell office:value-type="string">
                <text:p>Повторувања</text:p>
                <draw:g>
                  <svg:desc>'Месечен просек'.A5:'Месечен просек'.A5</svg:desc>
                </draw:g>
              </table:table-cell>
              <table:table-cell office:value-type="float" office:value="0">
                <text:p>0</text:p>
                <draw:g>
                  <svg:desc>'Месечен просек'.B5:'Месечен просек'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ерии</text:p>
                <draw:g>
                  <svg:desc>'Месечен просек'.A4:'Месечен просек'.A4</svg:desc>
                </draw:g>
              </table:table-cell>
              <table:table-cell office:value-type="float" office:value="0">
                <text:p>0</text:p>
                <draw:g>
                  <svg:desc>'Месечен просек'.B4:'Месечен просек'.E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149cm" svg:height="4.41cm" xlink:href=".." xlink:type="simple" chart:class="chart:circle" chart:style-name="ch1">
        <chart:legend chart:legend-position="end" svg:x="5.171cm" svg:y="0.661cm" style:legend-expansion="high" chart:style-name="ch2"/>
        <chart:plot-area chart:style-name="ch3" table:cell-range-address="'Месечен просек'.A52:'Месечен просек'.A57 'Месечен просек'.F51:'Месечен просек'.F57" chart:data-source-has-labels="both" svg:x="0.259cm" svg:y="0cm" svg:width="4.232cm" svg:height="4.232cm">
          <chartooo:coordinate-region svg:x="0.259cm" svg:y="0cm" svg:width="4.232cm" svg:height="4.232cm"/>
          <chart:axis chart:dimension="x" chart:name="primary-x" chart:style-name="ch4" chartooo:axis-type="auto">
            <chartooo:date-scale/>
            <chart:categories table:cell-range-address="'Месечен просек'.A52:'Месечен просек'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Месечен просек'.F52:'Месечен просек'.F57" chart:label-cell-address="'Месечен просек'.F51:'Месечен просек'.F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упно</text:p>
                <draw:g>
                  <svg:desc>'Месечен просек'.F51:'Месечен просек'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Калистеника</text:p>
                <draw:g>
                  <svg:desc>'Месечен просек'.A52:'Месечен просек'.A57</svg:desc>
                </draw:g>
              </table:table-cell>
              <table:table-cell office:value-type="float" office:value="0">
                <text:p>0</text:p>
                <draw:g>
                  <svg:desc>'Месечен просек'.F52:'Месечен просек'.F57</svg:desc>
                </draw:g>
              </table:table-cell>
            </table:table-row>
            <table:table-row>
              <table:table-cell office:value-type="string">
                <text:p>Џиу џитсу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Бокс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Трч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Истегнув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ланинарење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99cm" svg:height="6.984cm" xlink:href=".." xlink:type="simple" chart:class="chart:circle" chart:column-mapping="0" chart:style-name="ch1">
        <chart:legend chart:legend-position="end" svg:x="9.948cm" svg:y="2.197cm" style:legend-expansion="high" chart:style-name="ch2"/>
        <chart:plot-area chart:style-name="ch3" table:cell-range-address="'Недела 1'.K48:'Недела 1'.K52 'Недела 1'.O48:'Недела 1'.O52" chart:data-source-has-labels="column" svg:x="1.707cm" svg:y="0.217cm" svg:width="6.478cm" svg:height="6.478cm">
          <chartooo:coordinate-region svg:x="1.707cm" svg:y="0.104cm" svg:width="6.478cm" svg:height="6.704cm"/>
          <chart:axis chart:dimension="x" chart:name="primary-x" chart:style-name="ch4" chartooo:axis-type="auto">
            <chartooo:date-scale/>
            <chart:categories table:cell-range-address="'Недела 1'.K48:'Недела 1'.K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1'.O48:'Недела 1'.O5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loext:propertry-mapping loext:property="BorderColor" loext:cell-range-address="'Недела 1'.K48:'Недела 1'.K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Вреќа</text:p>
                <draw:g>
                  <svg:desc>'Недела 1'.K48:'Недела 1'.K52</svg:desc>
                </draw:g>
              </table:table-cell>
              <table:table-cell office:value-type="float" office:value="0">
                <text:p>0</text:p>
                <draw:g>
                  <svg:desc>'Недела 1'.O48:'Недела 1'.O52</svg:desc>
                </draw:g>
              </table:table-cell>
              <table:table-cell office:value-type="float" office:value="NaN">
                <text:p>NaN</text:p>
                <draw:g>
                  <svg:desc>'Недела 1'.K48:'Недела 1'.K52</svg:desc>
                </draw:g>
              </table:table-cell>
            </table:table-row>
            <table:table-row>
              <table:table-cell office:value-type="string">
                <text:p>Крушка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Топка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Јаже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паринг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52cm" svg:height="5.381cm" xlink:href=".." xlink:type="simple" chart:class="chart:bar" chart:style-name="ch1">
        <chart:legend chart:legend-position="end" svg:x="10.889cm" svg:y="1.644cm" style:legend-expansion="high" chart:style-name="ch2"/>
        <chart:plot-area chart:style-name="ch3" table:cell-range-address="'Месечен просек'.A51:'Месечен просек'.E57" chart:data-source-has-labels="both" svg:x="0.263cm" svg:y="0.107cm" svg:width="10.363cm" svg:height="5.167cm">
          <chartooo:coordinate-region svg:x="1.044cm" svg:y="0.107cm" svg:width="9.582cm" svg:height="2.866cm"/>
          <chart:axis chart:dimension="x" chart:name="primary-x" chart:style-name="ch4" chartooo:axis-type="auto">
            <chartooo:date-scale/>
            <chart:categories table:cell-range-address="'Месечен просек'.A52:'Месечен просек'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Месечен просек'.B52:'Месечен просек'.B57" chart:label-cell-address="'Месечен просек'.B51:'Месечен просек'.B51" chart:class="chart:bar">
            <chart:data-point chart:repeated="6"/>
          </chart:series>
          <chart:series chart:style-name="ch8" chart:values-cell-range-address="'Месечен просек'.C52:'Месечен просек'.C57" chart:label-cell-address="'Месечен просек'.C51:'Месечен просек'.C51" chart:class="chart:bar">
            <chart:data-point chart:repeated="6"/>
          </chart:series>
          <chart:series chart:style-name="ch9" chart:values-cell-range-address="'Месечен просек'.D52:'Месечен просек'.D57" chart:label-cell-address="'Месечен просек'.D51:'Месечен просек'.D51" chart:class="chart:bar">
            <chart:data-point chart:repeated="6"/>
          </chart:series>
          <chart:series chart:style-name="ch10" chart:values-cell-range-address="'Месечен просек'.E52:'Месечен просек'.E57" chart:label-cell-address="'Месечен просек'.E51:'Месечен просек'.E5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дела 1</text:p>
                <draw:g>
                  <svg:desc>'Месечен просек'.B51:'Месечен просек'.B51</svg:desc>
                </draw:g>
              </table:table-cell>
              <table:table-cell office:value-type="string">
                <text:p>Недела 2</text:p>
                <draw:g>
                  <svg:desc>'Месечен просек'.C51:'Месечен просек'.C51</svg:desc>
                </draw:g>
              </table:table-cell>
              <table:table-cell office:value-type="string">
                <text:p>Недела 3</text:p>
                <draw:g>
                  <svg:desc>'Месечен просек'.D51:'Месечен просек'.D51</svg:desc>
                </draw:g>
              </table:table-cell>
              <table:table-cell office:value-type="string">
                <text:p>Недела 4</text:p>
                <draw:g>
                  <svg:desc>'Месечен просек'.E51:'Месечен просек'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Калистеника</text:p>
                <draw:g>
                  <svg:desc>'Месечен просек'.A52:'Месечен просек'.A57</svg:desc>
                </draw:g>
              </table:table-cell>
              <table:table-cell office:value-type="float" office:value="0">
                <text:p>0</text:p>
                <draw:g>
                  <svg:desc>'Месечен просек'.B52:'Месечен просек'.B57</svg:desc>
                </draw:g>
              </table:table-cell>
              <table:table-cell office:value-type="float" office:value="0">
                <text:p>0</text:p>
                <draw:g>
                  <svg:desc>'Месечен просек'.C52:'Месечен просек'.C57</svg:desc>
                </draw:g>
              </table:table-cell>
              <table:table-cell office:value-type="float" office:value="0">
                <text:p>0</text:p>
                <draw:g>
                  <svg:desc>'Месечен просек'.D52:'Месечен просек'.D57</svg:desc>
                </draw:g>
              </table:table-cell>
              <table:table-cell office:value-type="float" office:value="0">
                <text:p>0</text:p>
                <draw:g>
                  <svg:desc>'Месечен просек'.E52:'Месечен просек'.E57</svg:desc>
                </draw:g>
              </table:table-cell>
            </table:table-row>
            <table:table-row>
              <table:table-cell office:value-type="string">
                <text:p>Џиу џитсу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Бокс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Трчање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Истегнување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ланинарење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95cm" svg:height="9.73cm" xlink:href=".." xlink:type="simple" chart:class="chart:line" chart:style-name="ch1">
        <chart:legend chart:legend-position="end" svg:x="15.922cm" svg:y="1.845cm" style:legend-expansion="custom" chartooo:width="2.559cm" chartooo:height="7.599cm" style:legend-expansion-aspect-ratio="0.336754836162653" chart:style-name="ch2"/>
        <chart:plot-area chart:style-name="ch3" table:cell-range-address="'Недела 2'.B31:'Недела 2'.H31 'Недела 2'.A34:'Недела 2'.H40" chart:data-source-has-labels="both" svg:x="0.23cm" svg:y="0.277cm" svg:width="16.008cm" svg:height="9.322cm">
          <chartooo:coordinate-region svg:x="0.851cm" svg:y="0.476cm" svg:width="15.068cm" svg:height="8.476cm"/>
          <chart:axis chart:dimension="x" chart:name="primary-x" chart:style-name="ch4" chartooo:axis-type="auto">
            <chartooo:date-scale/>
            <chart:categories table:cell-range-address="'Недела 2'.B31:'Недела 2'.H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Недела 2'.B34:'Недела 2'.H34" chart:label-cell-address="'Недела 2'.A34:'Недела 2'.A34" chart:class="chart:line">
            <chart:data-point chart:repeated="7"/>
          </chart:series>
          <chart:series chart:style-name="ch7" chart:values-cell-range-address="'Недела 2'.B35:'Недела 2'.H35" chart:label-cell-address="'Недела 2'.A35:'Недела 2'.A35" chart:class="chart:line">
            <chart:data-point chart:repeated="7"/>
          </chart:series>
          <chart:series chart:style-name="ch8" chart:values-cell-range-address="'Недела 2'.B36:'Недела 2'.H36" chart:label-cell-address="'Недела 2'.A36:'Недела 2'.A36" chart:class="chart:line">
            <chart:data-point chart:repeated="7"/>
          </chart:series>
          <chart:series chart:style-name="ch9" chart:values-cell-range-address="'Недела 2'.B37:'Недела 2'.H37" chart:label-cell-address="'Недела 2'.A37:'Недела 2'.A37" chart:class="chart:line">
            <chart:data-point chart:repeated="7"/>
          </chart:series>
          <chart:series chart:style-name="ch10" chart:values-cell-range-address="'Недела 2'.B38:'Недела 2'.H38" chart:label-cell-address="'Недела 2'.A38:'Недела 2'.A38" chart:class="chart:line">
            <chart:data-point chart:repeated="7"/>
          </chart:series>
          <chart:series chart:style-name="ch11" chart:values-cell-range-address="'Недела 2'.B39:'Недела 2'.H39" chart:label-cell-address="'Недела 2'.A39:'Недела 2'.A39" chart:class="chart:line">
            <chart:data-point chart:repeated="7"/>
          </chart:series>
          <chart:series chart:style-name="ch12" chart:values-cell-range-address="'Недела 2'.B40:'Недела 2'.H40" chart:label-cell-address="'Недела 2'.A40:'Недела 2'.A40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2'.B31:'Недела 2'.H31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реметраење (мин)</text:p>
                <draw:g>
                  <svg:desc>'Недела 2'.A34:'Недела 2'.A34</svg:desc>
                </draw:g>
              </table:table-cell>
              <table:table-cell office:value-type="float" office:value="NaN">
                <text:p>NaN</text:p>
                <draw:g>
                  <svg:desc>'Недела 2'.B34:'Недела 2'.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Дистанца (милји)</text:p>
                <draw:g>
                  <svg:desc>'Недела 2'.A35:'Недела 2'.A35</svg:desc>
                </draw:g>
              </table:table-cell>
              <table:table-cell office:value-type="float" office:value="NaN">
                <text:p>NaN</text:p>
                <draw:g>
                  <svg:desc>'Недела 2'.B35:'Недела 2'.H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Над. Разлика</text:p>
                <draw:g>
                  <svg:desc>'Недела 2'.A36:'Недела 2'.A36</svg:desc>
                </draw:g>
              </table:table-cell>
              <table:table-cell office:value-type="float" office:value="NaN">
                <text:p>NaN</text:p>
                <draw:g>
                  <svg:desc>'Недела 2'.B36:'Недела 2'.H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Брзина на милја</text:p>
                <draw:g>
                  <svg:desc>'Недела 2'.A37:'Недела 2'.A37</svg:desc>
                </draw:g>
              </table:table-cell>
              <table:table-cell office:value-type="float" office:value="NaN">
                <text:p>NaN</text:p>
                <draw:g>
                  <svg:desc>'Недела 2'.B37:'Недела 2'.H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км </text:p>
                <draw:g>
                  <svg:desc>'Недела 2'.A38:'Недела 2'.A38</svg:desc>
                </draw:g>
              </table:table-cell>
              <table:table-cell office:value-type="float" office:value="NaN">
                <text:p>NaN</text:p>
                <draw:g>
                  <svg:desc>'Недела 2'.B38:'Недела 2'.H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км</text:p>
                <draw:g>
                  <svg:desc>'Недела 2'.A39:'Недела 2'.A39</svg:desc>
                </draw:g>
              </table:table-cell>
              <table:table-cell office:value-type="float" office:value="NaN">
                <text:p>NaN</text:p>
                <draw:g>
                  <svg:desc>'Недела 2'.B39:'Недела 2'.H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Полу маратон</text:p>
                <draw:g>
                  <svg:desc>'Недела 2'.A40:'Недела 2'.A40</svg:desc>
                </draw:g>
              </table:table-cell>
              <table:table-cell office:value-type="float" office:value="NaN">
                <text:p>NaN</text:p>
                <draw:g>
                  <svg:desc>'Недела 2'.B40:'Недела 2'.H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95cm" svg:height="9.73cm" xlink:href=".." xlink:type="simple" chart:class="chart:line" chart:style-name="ch1">
        <chart:legend chart:legend-position="end" svg:x="15.922cm" svg:y="1.845cm" style:legend-expansion="custom" chartooo:width="2.559cm" chartooo:height="7.599cm" style:legend-expansion-aspect-ratio="0.336754836162653" chart:style-name="ch2"/>
        <chart:plot-area chart:style-name="ch3" table:cell-range-address="'Недела 4'.B31:'Недела 4'.H31 'Недела 4'.A34:'Недела 4'.H40" chart:data-source-has-labels="both" svg:x="0.23cm" svg:y="0.277cm" svg:width="16.008cm" svg:height="9.322cm">
          <chartooo:coordinate-region svg:x="0.851cm" svg:y="0.476cm" svg:width="15.068cm" svg:height="8.476cm"/>
          <chart:axis chart:dimension="x" chart:name="primary-x" chart:style-name="ch4" chartooo:axis-type="auto">
            <chartooo:date-scale/>
            <chart:categories table:cell-range-address="'Недела 4'.B31:'Недела 4'.H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Недела 4'.B34:'Недела 4'.H34" chart:label-cell-address="'Недела 4'.A34:'Недела 4'.A34" chart:class="chart:line">
            <chart:data-point chart:repeated="7"/>
          </chart:series>
          <chart:series chart:style-name="ch7" chart:values-cell-range-address="'Недела 4'.B35:'Недела 4'.H35" chart:label-cell-address="'Недела 4'.A35:'Недела 4'.A35" chart:class="chart:line">
            <chart:data-point chart:repeated="7"/>
          </chart:series>
          <chart:series chart:style-name="ch8" chart:values-cell-range-address="'Недела 4'.B36:'Недела 4'.H36" chart:label-cell-address="'Недела 4'.A36:'Недела 4'.A36" chart:class="chart:line">
            <chart:data-point chart:repeated="7"/>
          </chart:series>
          <chart:series chart:style-name="ch9" chart:values-cell-range-address="'Недела 4'.B37:'Недела 4'.H37" chart:label-cell-address="'Недела 4'.A37:'Недела 4'.A37" chart:class="chart:line">
            <chart:data-point chart:repeated="7"/>
          </chart:series>
          <chart:series chart:style-name="ch10" chart:values-cell-range-address="'Недела 4'.B38:'Недела 4'.H38" chart:label-cell-address="'Недела 4'.A38:'Недела 4'.A38" chart:class="chart:line">
            <chart:data-point chart:repeated="7"/>
          </chart:series>
          <chart:series chart:style-name="ch11" chart:values-cell-range-address="'Недела 4'.B39:'Недела 4'.H39" chart:label-cell-address="'Недела 4'.A39:'Недела 4'.A39" chart:class="chart:line">
            <chart:data-point chart:repeated="7"/>
          </chart:series>
          <chart:series chart:style-name="ch12" chart:values-cell-range-address="'Недела 4'.B40:'Недела 4'.H40" chart:label-cell-address="'Недела 4'.A40:'Недела 4'.A40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4'.B31:'Недела 4'.H31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реметраење (мин)</text:p>
                <draw:g>
                  <svg:desc>'Недела 4'.A34:'Недела 4'.A34</svg:desc>
                </draw:g>
              </table:table-cell>
              <table:table-cell office:value-type="float" office:value="NaN">
                <text:p>NaN</text:p>
                <draw:g>
                  <svg:desc>'Недела 4'.B34:'Недела 4'.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Дистанца (милји)</text:p>
                <draw:g>
                  <svg:desc>'Недела 4'.A35:'Недела 4'.A35</svg:desc>
                </draw:g>
              </table:table-cell>
              <table:table-cell office:value-type="float" office:value="NaN">
                <text:p>NaN</text:p>
                <draw:g>
                  <svg:desc>'Недела 4'.B35:'Недела 4'.H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Над. Разлика</text:p>
                <draw:g>
                  <svg:desc>'Недела 4'.A36:'Недела 4'.A36</svg:desc>
                </draw:g>
              </table:table-cell>
              <table:table-cell office:value-type="float" office:value="NaN">
                <text:p>NaN</text:p>
                <draw:g>
                  <svg:desc>'Недела 4'.B36:'Недела 4'.H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Брзина на милја</text:p>
                <draw:g>
                  <svg:desc>'Недела 4'.A37:'Недела 4'.A37</svg:desc>
                </draw:g>
              </table:table-cell>
              <table:table-cell office:value-type="float" office:value="NaN">
                <text:p>NaN</text:p>
                <draw:g>
                  <svg:desc>'Недела 4'.B37:'Недела 4'.H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км </text:p>
                <draw:g>
                  <svg:desc>'Недела 4'.A38:'Недела 4'.A38</svg:desc>
                </draw:g>
              </table:table-cell>
              <table:table-cell office:value-type="float" office:value="NaN">
                <text:p>NaN</text:p>
                <draw:g>
                  <svg:desc>'Недела 4'.B38:'Недела 4'.H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км</text:p>
                <draw:g>
                  <svg:desc>'Недела 4'.A39:'Недела 4'.A39</svg:desc>
                </draw:g>
              </table:table-cell>
              <table:table-cell office:value-type="float" office:value="NaN">
                <text:p>NaN</text:p>
                <draw:g>
                  <svg:desc>'Недела 4'.B39:'Недела 4'.H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Полу маратон</text:p>
                <draw:g>
                  <svg:desc>'Недела 4'.A40:'Недела 4'.A40</svg:desc>
                </draw:g>
              </table:table-cell>
              <table:table-cell office:value-type="float" office:value="NaN">
                <text:p>NaN</text:p>
                <draw:g>
                  <svg:desc>'Недела 4'.B40:'Недела 4'.H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84cm" svg:height="7.556cm" xlink:href=".." xlink:type="simple" chart:class="chart:circle" chart:style-name="ch1">
        <chart:legend chart:legend-position="end" svg:x="9.904cm" svg:y="2.483cm" style:legend-expansion="high" chart:style-name="ch2"/>
        <chart:plot-area chart:style-name="ch3" table:cell-range-address="'Недела 1'.I8:'Недела 1'.J12" chart:data-source-has-labels="column" svg:x="1.904cm" svg:y="0.125cm" svg:width="7.226cm" svg:height="7.226cm">
          <chartooo:coordinate-region svg:x="1.904cm" svg:y="0.112cm" svg:width="7.226cm" svg:height="7.253cm"/>
          <chart:axis chart:dimension="x" chart:name="primary-x" chart:style-name="ch4" chartooo:axis-type="auto">
            <chartooo:date-scale/>
            <chart:categories table:cell-range-address="'Недела 1'.I8:'Недела 1'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1'.J8:'Недела 1'.J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Грб</text:p>
                <draw:g>
                  <svg:desc>'Недела 1'.I8:'Недела 1'.I12</svg:desc>
                </draw:g>
              </table:table-cell>
              <table:table-cell office:value-type="float" office:value="0">
                <text:p>0</text:p>
                <draw:g>
                  <svg:desc>'Недела 1'.J8:'Недела 1'.J12</svg:desc>
                </draw:g>
              </table:table-cell>
            </table:table-row>
            <table:table-row>
              <table:table-cell office:value-type="string">
                <text:p>Гради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амо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Нозе и Половина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омачни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95cm" svg:height="9.73cm" xlink:href=".." xlink:type="simple" chart:class="chart:line" chart:style-name="ch1">
        <chart:legend chart:legend-position="end" svg:x="15.922cm" svg:y="1.845cm" style:legend-expansion="custom" chartooo:width="2.559cm" chartooo:height="7.599cm" style:legend-expansion-aspect-ratio="0.336754836162653" chart:style-name="ch2"/>
        <chart:plot-area chart:style-name="ch3" table:cell-range-address="'Недела 1'.B31:'Недела 1'.H31 'Недела 1'.A34:'Недела 1'.H40" chart:data-source-has-labels="both" svg:x="0.23cm" svg:y="0.277cm" svg:width="16.008cm" svg:height="9.322cm">
          <chartooo:coordinate-region svg:x="0.851cm" svg:y="0.476cm" svg:width="15.068cm" svg:height="8.476cm"/>
          <chart:axis chart:dimension="x" chart:name="primary-x" chart:style-name="ch4" chartooo:axis-type="auto">
            <chartooo:date-scale/>
            <chart:categories table:cell-range-address="'Недела 1'.B31:'Недела 1'.H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Недела 1'.B34:'Недела 1'.H34" chart:label-cell-address="'Недела 1'.A34:'Недела 1'.A34" chart:class="chart:line">
            <chart:data-point chart:repeated="7"/>
          </chart:series>
          <chart:series chart:style-name="ch7" chart:values-cell-range-address="'Недела 1'.B35:'Недела 1'.H35" chart:label-cell-address="'Недела 1'.A35:'Недела 1'.A35" chart:class="chart:line">
            <chart:data-point chart:repeated="7"/>
          </chart:series>
          <chart:series chart:style-name="ch8" chart:values-cell-range-address="'Недела 1'.B36:'Недела 1'.H36" chart:label-cell-address="'Недела 1'.A36:'Недела 1'.A36" chart:class="chart:line">
            <chart:data-point chart:repeated="7"/>
          </chart:series>
          <chart:series chart:style-name="ch9" chart:values-cell-range-address="'Недела 1'.B37:'Недела 1'.H37" chart:label-cell-address="'Недела 1'.A37:'Недела 1'.A37" chart:class="chart:line">
            <chart:data-point chart:repeated="7"/>
          </chart:series>
          <chart:series chart:style-name="ch10" chart:values-cell-range-address="'Недела 1'.B38:'Недела 1'.H38" chart:label-cell-address="'Недела 1'.A38:'Недела 1'.A38" chart:class="chart:line">
            <chart:data-point chart:repeated="7"/>
          </chart:series>
          <chart:series chart:style-name="ch11" chart:values-cell-range-address="'Недела 1'.B39:'Недела 1'.H39" chart:label-cell-address="'Недела 1'.A39:'Недела 1'.A39" chart:class="chart:line">
            <chart:data-point chart:repeated="7"/>
          </chart:series>
          <chart:series chart:style-name="ch12" chart:values-cell-range-address="'Недела 1'.B40:'Недела 1'.H40" chart:label-cell-address="'Недела 1'.A40:'Недела 1'.A40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1'.B31:'Недела 1'.H31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реметраење (мин)</text:p>
                <draw:g>
                  <svg:desc>'Недела 1'.A34:'Недела 1'.A34</svg:desc>
                </draw:g>
              </table:table-cell>
              <table:table-cell office:value-type="float" office:value="NaN">
                <text:p>NaN</text:p>
                <draw:g>
                  <svg:desc>'Недела 1'.B34:'Недела 1'.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Дистанца (милји)</text:p>
                <draw:g>
                  <svg:desc>'Недела 1'.A35:'Недела 1'.A35</svg:desc>
                </draw:g>
              </table:table-cell>
              <table:table-cell office:value-type="float" office:value="NaN">
                <text:p>NaN</text:p>
                <draw:g>
                  <svg:desc>'Недела 1'.B35:'Недела 1'.H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Над. Разлика</text:p>
                <draw:g>
                  <svg:desc>'Недела 1'.A36:'Недела 1'.A36</svg:desc>
                </draw:g>
              </table:table-cell>
              <table:table-cell office:value-type="float" office:value="NaN">
                <text:p>NaN</text:p>
                <draw:g>
                  <svg:desc>'Недела 1'.B36:'Недела 1'.H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Брзина на милја</text:p>
                <draw:g>
                  <svg:desc>'Недела 1'.A37:'Недела 1'.A37</svg:desc>
                </draw:g>
              </table:table-cell>
              <table:table-cell office:value-type="float" office:value="NaN">
                <text:p>NaN</text:p>
                <draw:g>
                  <svg:desc>'Недела 1'.B37:'Недела 1'.H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км </text:p>
                <draw:g>
                  <svg:desc>'Недела 1'.A38:'Недела 1'.A38</svg:desc>
                </draw:g>
              </table:table-cell>
              <table:table-cell office:value-type="float" office:value="NaN">
                <text:p>NaN</text:p>
                <draw:g>
                  <svg:desc>'Недела 1'.B38:'Недела 1'.H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км</text:p>
                <draw:g>
                  <svg:desc>'Недела 1'.A39:'Недела 1'.A39</svg:desc>
                </draw:g>
              </table:table-cell>
              <table:table-cell office:value-type="float" office:value="NaN">
                <text:p>NaN</text:p>
                <draw:g>
                  <svg:desc>'Недела 1'.B39:'Недела 1'.H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Полу маратон</text:p>
                <draw:g>
                  <svg:desc>'Недела 1'.A40:'Недела 1'.A40</svg:desc>
                </draw:g>
              </table:table-cell>
              <table:table-cell office:value-type="float" office:value="NaN">
                <text:p>NaN</text:p>
                <draw:g>
                  <svg:desc>'Недела 1'.B40:'Недела 1'.H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02cm" svg:height="7.33cm" xlink:href=".." xlink:type="simple" chart:class="chart:circle" chart:style-name="ch1">
        <chart:legend chart:legend-position="end" svg:x="9.924cm" svg:y="2.121cm" style:legend-expansion="high" chart:style-name="ch2"/>
        <chart:plot-area chart:style-name="ch3" table:cell-range-address="'Недела 2'.A57:'Недела 2'.A62 'Недела 2'.I56:'Недела 2'.I62" chart:data-source-has-labels="both" svg:x="1.836cm" svg:y="0.144cm" svg:width="6.965cm" svg:height="6.965cm">
          <chartooo:coordinate-region svg:x="1.836cm" svg:y="0.109cm" svg:width="6.965cm" svg:height="7.036cm"/>
          <chart:axis chart:dimension="x" chart:name="primary-x" chart:style-name="ch4" chartooo:axis-type="auto">
            <chartooo:date-scale/>
            <chart:categories table:cell-range-address="'Недела 2'.A57:'Недела 2'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I57:'Недела 2'.I62" chart:label-cell-address="'Недела 2'.I56:'Недела 2'.I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упно</text:p>
                <draw:g>
                  <svg:desc>'Недела 2'.I56:'Недела 2'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Калистеника</text:p>
                <draw:g>
                  <svg:desc>'Недела 2'.A57:'Недела 2'.A62</svg:desc>
                </draw:g>
              </table:table-cell>
              <table:table-cell office:value-type="float" office:value="0">
                <text:p>0</text:p>
                <draw:g>
                  <svg:desc>'Недела 2'.I57:'Недела 2'.I62</svg:desc>
                </draw:g>
              </table:table-cell>
            </table:table-row>
            <table:table-row>
              <table:table-cell office:value-type="string">
                <text:p>Џиу џитсу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Бокс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Трч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Истегнув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ланинарење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99cm" svg:height="6.984cm" xlink:href=".." xlink:type="simple" chart:class="chart:circle" chart:column-mapping="0" chart:style-name="ch1">
        <chart:legend chart:legend-position="end" svg:x="9.948cm" svg:y="2.197cm" style:legend-expansion="high" chart:style-name="ch2"/>
        <chart:plot-area chart:style-name="ch3" table:cell-range-address="'Недела 2'.K48:'Недела 2'.K52 'Недела 2'.O48:'Недела 2'.O52" chart:data-source-has-labels="column" svg:x="1.707cm" svg:y="0.217cm" svg:width="6.478cm" svg:height="6.478cm">
          <chartooo:coordinate-region svg:x="1.707cm" svg:y="0.104cm" svg:width="6.478cm" svg:height="6.704cm"/>
          <chart:axis chart:dimension="x" chart:name="primary-x" chart:style-name="ch4" chartooo:axis-type="auto">
            <chartooo:date-scale/>
            <chart:categories table:cell-range-address="'Недела 2'.K48:'Недела 2'.K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O48:'Недела 2'.O5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loext:propertry-mapping loext:property="BorderColor" loext:cell-range-address="'Недела 2'.K48:'Недела 2'.K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Вреќа</text:p>
                <draw:g>
                  <svg:desc>'Недела 2'.K48:'Недела 2'.K52</svg:desc>
                </draw:g>
              </table:table-cell>
              <table:table-cell office:value-type="float" office:value="0">
                <text:p>0</text:p>
                <draw:g>
                  <svg:desc>'Недела 2'.O48:'Недела 2'.O52</svg:desc>
                </draw:g>
              </table:table-cell>
              <table:table-cell office:value-type="float" office:value="NaN">
                <text:p>NaN</text:p>
                <draw:g>
                  <svg:desc>'Недела 2'.K48:'Недела 2'.K52</svg:desc>
                </draw:g>
              </table:table-cell>
            </table:table-row>
            <table:table-row>
              <table:table-cell office:value-type="string">
                <text:p>Крушка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Топка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Јаже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паринг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27cm" svg:height="6.479cm" xlink:href=".." xlink:type="simple" chart:class="chart:circle" chart:style-name="ch1">
        <chart:legend chart:legend-position="end" svg:x="8.947cm" svg:y="1.944cm" style:legend-expansion="high" chart:style-name="ch2"/>
        <chart:plot-area chart:style-name="ch3" table:cell-range-address="'Недела 2'.I8:'Недела 2'.J12" chart:data-source-has-labels="column" svg:x="2.01cm" svg:y="0.096cm" svg:width="6.219cm" svg:height="6.219cm">
          <chartooo:coordinate-region svg:x="1.766cm" svg:y="0.096cm" svg:width="6.708cm" svg:height="6.219cm"/>
          <chart:axis chart:dimension="x" chart:name="primary-x" chart:style-name="ch4" chartooo:axis-type="auto">
            <chartooo:date-scale/>
            <chart:categories table:cell-range-address="'Недела 2'.I8:'Недела 2'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J8:'Недела 2'.J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Грб</text:p>
                <draw:g>
                  <svg:desc>'Недела 2'.I8:'Недела 2'.I12</svg:desc>
                </draw:g>
              </table:table-cell>
              <table:table-cell office:value-type="float" office:value="0">
                <text:p>0</text:p>
                <draw:g>
                  <svg:desc>'Недела 2'.J8:'Недела 2'.J12</svg:desc>
                </draw:g>
              </table:table-cell>
            </table:table-row>
            <table:table-row>
              <table:table-cell office:value-type="string">
                <text:p>Гради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амо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Нозе и Половина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омачни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02cm" svg:height="7.33cm" xlink:href=".." xlink:type="simple" chart:class="chart:circle" chart:style-name="ch1">
        <chart:legend chart:legend-position="end" svg:x="9.924cm" svg:y="2.121cm" style:legend-expansion="high" chart:style-name="ch2"/>
        <chart:plot-area chart:style-name="ch3" table:cell-range-address="'Недела 3'.A57:'Недела 3'.A62 'Недела 3'.I56:'Недела 3'.I62" chart:data-source-has-labels="both" svg:x="1.836cm" svg:y="0.144cm" svg:width="6.965cm" svg:height="6.965cm">
          <chartooo:coordinate-region svg:x="1.836cm" svg:y="0.109cm" svg:width="6.965cm" svg:height="7.036cm"/>
          <chart:axis chart:dimension="x" chart:name="primary-x" chart:style-name="ch4" chartooo:axis-type="auto">
            <chartooo:date-scale/>
            <chart:categories table:cell-range-address="'Недела 3'.A57:'Недела 3'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3'.I57:'Недела 3'.I62" chart:label-cell-address="'Недела 3'.I56:'Недела 3'.I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упно</text:p>
                <draw:g>
                  <svg:desc>'Недела 3'.I56:'Недела 3'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Калистеника</text:p>
                <draw:g>
                  <svg:desc>'Недела 3'.A57:'Недела 3'.A62</svg:desc>
                </draw:g>
              </table:table-cell>
              <table:table-cell office:value-type="float" office:value="0">
                <text:p>0</text:p>
                <draw:g>
                  <svg:desc>'Недела 3'.I57:'Недела 3'.I62</svg:desc>
                </draw:g>
              </table:table-cell>
            </table:table-row>
            <table:table-row>
              <table:table-cell office:value-type="string">
                <text:p>Џиу џитсу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Бокс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Трч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Истегнувањ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ланинарење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